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shapes>
          <draw:frame draw:z-index="0" draw:style-name="gr1" draw:text-style-name="P1" svg:width="453.51pt" svg:height="255.09pt" svg:x="671.81pt" svg:y="51.22pt">
            <loext:p draw:notify-on-update-of-ranges="candidate_spawning_pool.B5:candidate_spawning_pool.B203 candidate_spawning_pool.F4:candidate_spawning_pool.F4 candidate_spawning_pool.F5:candidate_spawning_pool.F203 candidate_spawning_pool.B5:candidate_spawning_pool.B203 candidate_spawning_pool.G4:candidate_spawning_pool.G4 candidate_spawning_pool.G5:candidate_spawning_pool.G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ignored</text:p>
          </table:table-cell>
          <table:table-cell table:number-columns-repeated="2"/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4458313216" calcext:value-type="float">
            <text:p>0.4344583132</text:p>
          </table:table-cell>
          <table:table-cell office:value-type="float" office:value="-0.174388939138" calcext:value-type="float">
            <text:p>-0.1743889391</text:p>
          </table:table-cell>
          <table:table-cell table:formula="of:=MATCH([.B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5]=&quot;seed&quot;;[.C5];&quot;#N/A&quot;)" office:value-type="string" office:string-value="#N/A" calcext:value-type="string">
            <text:p>#N/A</text:p>
          </table:table-cell>
          <table:table-cell table:formula="of:=IF([.I5]=&quot;ignored&quot;;[.C5];&quot;#N/A&quot;)" office:value-type="float" office:value="-0.174388939138" calcext:value-type="float">
            <text:p>-0.1743889391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-1.20951701728" calcext:value-type="float">
            <text:p>-1.2095170173</text:p>
          </table:table-cell>
          <table:table-cell office:value-type="float" office:value="-0.251210927938" calcext:value-type="float">
            <text:p>-0.2512109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9246835172" calcext:value-type="float">
            <text:p>-1.3924683517</text:p>
          </table:table-cell>
          <table:table-cell office:value-type="float" office:value="1.68604918184" calcext:value-type="float">
            <text:p>1.6860491818</text:p>
          </table:table-cell>
          <table:table-cell table:formula="of:=MATCH([.B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]=&quot;seed&quot;;[.C6];&quot;#N/A&quot;)" office:value-type="string" office:string-value="#N/A" calcext:value-type="string">
            <text:p>#N/A</text:p>
          </table:table-cell>
          <table:table-cell table:formula="of:=IF([.I6]=&quot;ignored&quot;;[.C6];&quot;#N/A&quot;)" office:value-type="float" office:value="1.68604918184" calcext:value-type="float">
            <text:p>1.6860491818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-0.646687846447" calcext:value-type="float">
            <text:p>-0.6466878464</text:p>
          </table:table-cell>
          <table:table-cell office:value-type="float" office:value="-1.03260146768" calcext:value-type="float">
            <text:p>-1.0326014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0951701728" calcext:value-type="float">
            <text:p>-1.2095170173</text:p>
          </table:table-cell>
          <table:table-cell office:value-type="float" office:value="-0.251210927938" calcext:value-type="float">
            <text:p>-0.2512109279</text:p>
          </table:table-cell>
          <table:table-cell table:formula="of:=MATCH([.B7];[.J$5:.J$55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H7]=&quot;seed&quot;;[.C7];&quot;#N/A&quot;)" office:value-type="float" office:value="-0.251210927938" calcext:value-type="float">
            <text:p>-0.2512109279</text:p>
          </table:table-cell>
          <table:table-cell table:formula="of:=IF([.I7]=&quot;ignored&quot;;[.C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0.34533247724" calcext:value-type="float">
            <text:p>0.3453324772</text:p>
          </table:table-cell>
          <table:table-cell office:value-type="float" office:value="-0.419062154388" calcext:value-type="float">
            <text:p>-0.4190621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82535966207" calcext:value-type="float">
            <text:p>-0.6825359662</text:p>
          </table:table-cell>
          <table:table-cell office:value-type="float" office:value="0.34402795879" calcext:value-type="float">
            <text:p>0.3440279588</text:p>
          </table:table-cell>
          <table:table-cell table:formula="of:=MATCH([.B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]=&quot;seed&quot;;[.C8];&quot;#N/A&quot;)" office:value-type="string" office:string-value="#N/A" calcext:value-type="string">
            <text:p>#N/A</text:p>
          </table:table-cell>
          <table:table-cell table:formula="of:=IF([.I8]=&quot;ignored&quot;;[.C8];&quot;#N/A&quot;)" office:value-type="float" office:value="0.34402795879" calcext:value-type="float">
            <text:p>0.3440279588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0.879381114009" calcext:value-type="float">
            <text:p>0.879381114</text:p>
          </table:table-cell>
          <table:table-cell office:value-type="float" office:value="0.313203249502" calcext:value-type="float">
            <text:p>0.313203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46687846447" calcext:value-type="float">
            <text:p>-0.6466878464</text:p>
          </table:table-cell>
          <table:table-cell office:value-type="float" office:value="-1.03260146768" calcext:value-type="float">
            <text:p>-1.0326014677</text:p>
          </table:table-cell>
          <table:table-cell table:formula="of:=MATCH([.B9];[.J$5:.J$55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H9]=&quot;seed&quot;;[.C9];&quot;#N/A&quot;)" office:value-type="float" office:value="-1.03260146768" calcext:value-type="float">
            <text:p>-1.0326014677</text:p>
          </table:table-cell>
          <table:table-cell table:formula="of:=IF([.I9]=&quot;ignored&quot;;[.C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0.0739775862568" calcext:value-type="float">
            <text:p>0.0739775863</text:p>
          </table:table-cell>
          <table:table-cell office:value-type="float" office:value="1.1130128437" calcext:value-type="float">
            <text:p>1.1130128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5310262153" calcext:value-type="float">
            <text:p>-1.5531026215</text:p>
          </table:table-cell>
          <table:table-cell office:value-type="float" office:value="-1.74645388419" calcext:value-type="float">
            <text:p>-1.7464538842</text:p>
          </table:table-cell>
          <table:table-cell table:formula="of:=MATCH([.B1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]=&quot;seed&quot;;[.C10];&quot;#N/A&quot;)" office:value-type="string" office:string-value="#N/A" calcext:value-type="string">
            <text:p>#N/A</text:p>
          </table:table-cell>
          <table:table-cell table:formula="of:=IF([.I10]=&quot;ignored&quot;;[.C10];&quot;#N/A&quot;)" office:value-type="float" office:value="-1.74645388419" calcext:value-type="float">
            <text:p>-1.7464538842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0.831330253195" calcext:value-type="float">
            <text:p>0.8313302532</text:p>
          </table:table-cell>
          <table:table-cell office:value-type="float" office:value="0.189742096141" calcext:value-type="float">
            <text:p>0.1897420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533247724" calcext:value-type="float">
            <text:p>0.3453324772</text:p>
          </table:table-cell>
          <table:table-cell office:value-type="float" office:value="-0.419062154388" calcext:value-type="float">
            <text:p>-0.4190621544</text:p>
          </table:table-cell>
          <table:table-cell table:formula="of:=MATCH([.B11];[.J$5:.J$55]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H11]=&quot;seed&quot;;[.C11];&quot;#N/A&quot;)" office:value-type="float" office:value="-0.419062154388" calcext:value-type="float">
            <text:p>-0.4190621544</text:p>
          </table:table-cell>
          <table:table-cell table:formula="of:=IF([.I11]=&quot;ignored&quot;;[.C1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49787810294" calcext:value-type="float">
            <text:p>1.4978781029</text:p>
          </table:table-cell>
          <table:table-cell office:value-type="float" office:value="1.02755797753" calcext:value-type="float">
            <text:p>1.0275579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61326387584" calcext:value-type="float">
            <text:p>-0.6132638758</text:p>
          </table:table-cell>
          <table:table-cell office:value-type="float" office:value="-1.17779227527" calcext:value-type="float">
            <text:p>-1.1777922753</text:p>
          </table:table-cell>
          <table:table-cell table:formula="of:=MATCH([.B1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]=&quot;seed&quot;;[.C12];&quot;#N/A&quot;)" office:value-type="string" office:string-value="#N/A" calcext:value-type="string">
            <text:p>#N/A</text:p>
          </table:table-cell>
          <table:table-cell table:formula="of:=IF([.I12]=&quot;ignored&quot;;[.C12];&quot;#N/A&quot;)" office:value-type="float" office:value="-1.17779227527" calcext:value-type="float">
            <text:p>-1.1777922753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17505108407" calcext:value-type="float">
            <text:p>2.1750510841</text:p>
          </table:table-cell>
          <table:table-cell office:value-type="float" office:value="0.313518716301" calcext:value-type="float">
            <text:p>0.3135187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9381114009" calcext:value-type="float">
            <text:p>0.879381114</text:p>
          </table:table-cell>
          <table:table-cell office:value-type="float" office:value="0.313203249502" calcext:value-type="float">
            <text:p>0.3132032495</text:p>
          </table:table-cell>
          <table:table-cell table:formula="of:=MATCH([.B13];[.J$5:.J$55]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IF([.H13]=&quot;seed&quot;;[.C13];&quot;#N/A&quot;)" office:value-type="float" office:value="0.313203249502" calcext:value-type="float">
            <text:p>0.3132032495</text:p>
          </table:table-cell>
          <table:table-cell table:formula="of:=IF([.I13]=&quot;ignored&quot;;[.C13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69866564907" calcext:value-type="float">
            <text:p>2.6986656491</text:p>
          </table:table-cell>
          <table:table-cell office:value-type="float" office:value="0.850799316886" calcext:value-type="float">
            <text:p>0.8507993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30881514271" calcext:value-type="float">
            <text:p>-0.0430881514</text:p>
          </table:table-cell>
          <table:table-cell office:value-type="float" office:value="-0.337879094392" calcext:value-type="float">
            <text:p>-0.3378790944</text:p>
          </table:table-cell>
          <table:table-cell table:formula="of:=MATCH([.B1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]=&quot;seed&quot;;[.C14];&quot;#N/A&quot;)" office:value-type="string" office:string-value="#N/A" calcext:value-type="string">
            <text:p>#N/A</text:p>
          </table:table-cell>
          <table:table-cell table:formula="of:=IF([.I14]=&quot;ignored&quot;;[.C14];&quot;#N/A&quot;)" office:value-type="float" office:value="-0.337879094392" calcext:value-type="float">
            <text:p>-0.3378790944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01745721695" calcext:value-type="float">
            <text:p>2.017457217</text:p>
          </table:table-cell>
          <table:table-cell office:value-type="float" office:value="1.45201313008" calcext:value-type="float">
            <text:p>1.4520131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39775862568" calcext:value-type="float">
            <text:p>0.0739775863</text:p>
          </table:table-cell>
          <table:table-cell office:value-type="float" office:value="1.1130128437" calcext:value-type="float">
            <text:p>1.1130128437</text:p>
          </table:table-cell>
          <table:table-cell table:formula="of:=MATCH([.B15];[.J$5:.J$55];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H15]=&quot;seed&quot;;[.C15];&quot;#N/A&quot;)" office:value-type="float" office:value="1.1130128437" calcext:value-type="float">
            <text:p>1.1130128437</text:p>
          </table:table-cell>
          <table:table-cell table:formula="of:=IF([.I15]=&quot;ignored&quot;;[.C1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63754816772" calcext:value-type="float">
            <text:p>2.6375481677</text:p>
          </table:table-cell>
          <table:table-cell office:value-type="float" office:value="2.09986653163" calcext:value-type="float">
            <text:p>2.0998665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2838351123" calcext:value-type="float">
            <text:p>0.7128383511</text:p>
          </table:table-cell>
          <table:table-cell office:value-type="float" office:value="1.72982607462" calcext:value-type="float">
            <text:p>1.7298260746</text:p>
          </table:table-cell>
          <table:table-cell table:formula="of:=MATCH([.B1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]=&quot;seed&quot;;[.C16];&quot;#N/A&quot;)" office:value-type="string" office:string-value="#N/A" calcext:value-type="string">
            <text:p>#N/A</text:p>
          </table:table-cell>
          <table:table-cell table:formula="of:=IF([.I16]=&quot;ignored&quot;;[.C16];&quot;#N/A&quot;)" office:value-type="float" office:value="1.72982607462" calcext:value-type="float">
            <text:p>1.7298260746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25973792573" calcext:value-type="float">
            <text:p>3.2597379257</text:p>
          </table:table-cell>
          <table:table-cell office:value-type="float" office:value="1.15346373842" calcext:value-type="float">
            <text:p>1.1534637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467355021079" calcext:value-type="float">
            <text:p>-0.4673550211</text:p>
          </table:table-cell>
          <table:table-cell office:value-type="float" office:value="0.20123744347" calcext:value-type="float">
            <text:p>0.2012374435</text:p>
          </table:table-cell>
          <table:table-cell table:formula="of:=MATCH([.B1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]=&quot;seed&quot;;[.C17];&quot;#N/A&quot;)" office:value-type="string" office:string-value="#N/A" calcext:value-type="string">
            <text:p>#N/A</text:p>
          </table:table-cell>
          <table:table-cell table:formula="of:=IF([.I17]=&quot;ignored&quot;;[.C17];&quot;#N/A&quot;)" office:value-type="float" office:value="0.20123744347" calcext:value-type="float">
            <text:p>0.2012374435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94207903321" calcext:value-type="float">
            <text:p>3.9420790332</text:p>
          </table:table-cell>
          <table:table-cell office:value-type="float" office:value="0.268731733214" calcext:value-type="float">
            <text:p>0.2687317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733722497202" calcext:value-type="float">
            <text:p>-0.7337224972</text:p>
          </table:table-cell>
          <table:table-cell office:value-type="float" office:value="2.09848387786" calcext:value-type="float">
            <text:p>2.0984838779</text:p>
          </table:table-cell>
          <table:table-cell table:formula="of:=MATCH([.B1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]=&quot;seed&quot;;[.C18];&quot;#N/A&quot;)" office:value-type="string" office:string-value="#N/A" calcext:value-type="string">
            <text:p>#N/A</text:p>
          </table:table-cell>
          <table:table-cell table:formula="of:=IF([.I18]=&quot;ignored&quot;;[.C18];&quot;#N/A&quot;)" office:value-type="float" office:value="2.09848387786" calcext:value-type="float">
            <text:p>2.0984838779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22040312992" calcext:value-type="float">
            <text:p>3.2204031299</text:p>
          </table:table-cell>
          <table:table-cell office:value-type="float" office:value="0.781492846917" calcext:value-type="float">
            <text:p>0.7814928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9131037964" calcext:value-type="float">
            <text:p>-0.779131038</text:p>
          </table:table-cell>
          <table:table-cell office:value-type="float" office:value="1.74658115907" calcext:value-type="float">
            <text:p>1.7465811591</text:p>
          </table:table-cell>
          <table:table-cell table:formula="of:=MATCH([.B1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]=&quot;seed&quot;;[.C19];&quot;#N/A&quot;)" office:value-type="string" office:string-value="#N/A" calcext:value-type="string">
            <text:p>#N/A</text:p>
          </table:table-cell>
          <table:table-cell table:formula="of:=IF([.I19]=&quot;ignored&quot;;[.C19];&quot;#N/A&quot;)" office:value-type="float" office:value="1.74658115907" calcext:value-type="float">
            <text:p>1.7465811591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4.0979382047" calcext:value-type="float">
            <text:p>4.0979382047</text:p>
          </table:table-cell>
          <table:table-cell office:value-type="float" office:value="1.55827955207" calcext:value-type="float">
            <text:p>1.55827955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1330253195" calcext:value-type="float">
            <text:p>0.8313302532</text:p>
          </table:table-cell>
          <table:table-cell office:value-type="float" office:value="0.189742096141" calcext:value-type="float">
            <text:p>0.1897420961</text:p>
          </table:table-cell>
          <table:table-cell table:formula="of:=MATCH([.B20];[.J$5:.J$55]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F([.H20]=&quot;seed&quot;;[.C20];&quot;#N/A&quot;)" office:value-type="float" office:value="0.189742096141" calcext:value-type="float">
            <text:p>0.1897420961</text:p>
          </table:table-cell>
          <table:table-cell table:formula="of:=IF([.I20]=&quot;ignored&quot;;[.C20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3.14450455602" calcext:value-type="float">
            <text:p>3.144504556</text:p>
          </table:table-cell>
          <table:table-cell office:value-type="float" office:value="2.33337704815" calcext:value-type="float">
            <text:p>2.3333770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6934349078" calcext:value-type="float">
            <text:p>1.5693434908</text:p>
          </table:table-cell>
          <table:table-cell office:value-type="float" office:value="1.01343734688" calcext:value-type="float">
            <text:p>1.0134373469</text:p>
          </table:table-cell>
          <table:table-cell table:formula="of:=MATCH([.B2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1]=&quot;seed&quot;;[.C21];&quot;#N/A&quot;)" office:value-type="string" office:string-value="#N/A" calcext:value-type="string">
            <text:p>#N/A</text:p>
          </table:table-cell>
          <table:table-cell table:formula="of:=IF([.I21]=&quot;ignored&quot;;[.C21];&quot;#N/A&quot;)" office:value-type="float" office:value="1.01343734688" calcext:value-type="float">
            <text:p>1.0134373469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45373300561" calcext:value-type="float">
            <text:p>2.4537330056</text:p>
          </table:table-cell>
          <table:table-cell office:value-type="float" office:value="1.81724665546" calcext:value-type="float">
            <text:p>1.8172466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9787810294" calcext:value-type="float">
            <text:p>1.4978781029</text:p>
          </table:table-cell>
          <table:table-cell office:value-type="float" office:value="1.02755797753" calcext:value-type="float">
            <text:p>1.0275579775</text:p>
          </table:table-cell>
          <table:table-cell table:formula="of:=MATCH([.B22];[.J$5:.J$55]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IF([.H22]=&quot;seed&quot;;[.C22];&quot;#N/A&quot;)" office:value-type="float" office:value="1.02755797753" calcext:value-type="float">
            <text:p>1.0275579775</text:p>
          </table:table-cell>
          <table:table-cell table:formula="of:=IF([.I22]=&quot;ignored&quot;;[.C2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55012240794" calcext:value-type="float">
            <text:p>1.5501224079</text:p>
          </table:table-cell>
          <table:table-cell office:value-type="float" office:value="0.864532050423" calcext:value-type="float">
            <text:p>0.8645320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7505108407" calcext:value-type="float">
            <text:p>2.1750510841</text:p>
          </table:table-cell>
          <table:table-cell office:value-type="float" office:value="0.313518716301" calcext:value-type="float">
            <text:p>0.3135187163</text:p>
          </table:table-cell>
          <table:table-cell table:formula="of:=MATCH([.B23];[.J$5:.J$55]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IF([.H23]=&quot;seed&quot;;[.C23];&quot;#N/A&quot;)" office:value-type="float" office:value="0.313518716301" calcext:value-type="float">
            <text:p>0.3135187163</text:p>
          </table:table-cell>
          <table:table-cell table:formula="of:=IF([.I23]=&quot;ignored&quot;;[.C23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05223459226" calcext:value-type="float">
            <text:p>2.0522345923</text:p>
          </table:table-cell>
          <table:table-cell office:value-type="float" office:value="1.47342957676" calcext:value-type="float">
            <text:p>1.4734295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9866564907" calcext:value-type="float">
            <text:p>2.6986656491</text:p>
          </table:table-cell>
          <table:table-cell office:value-type="float" office:value="0.850799316886" calcext:value-type="float">
            <text:p>0.8507993169</text:p>
          </table:table-cell>
          <table:table-cell table:formula="of:=MATCH([.B24];[.J$5:.J$55]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IF([.H24]=&quot;seed&quot;;[.C24];&quot;#N/A&quot;)" office:value-type="float" office:value="0.850799316886" calcext:value-type="float">
            <text:p>0.8507993169</text:p>
          </table:table-cell>
          <table:table-cell table:formula="of:=IF([.I24]=&quot;ignored&quot;;[.C24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733054809" calcext:value-type="float">
            <text:p>2.733054809</text:p>
          </table:table-cell>
          <table:table-cell office:value-type="float" office:value="0.812200714652" calcext:value-type="float">
            <text:p>0.81220071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1745721695" calcext:value-type="float">
            <text:p>2.017457217</text:p>
          </table:table-cell>
          <table:table-cell office:value-type="float" office:value="1.45201313008" calcext:value-type="float">
            <text:p>1.4520131301</text:p>
          </table:table-cell>
          <table:table-cell table:formula="of:=MATCH([.B25];[.J$5:.J$55]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H25]=&quot;seed&quot;;[.C25];&quot;#N/A&quot;)" office:value-type="float" office:value="1.45201313008" calcext:value-type="float">
            <text:p>1.4520131301</text:p>
          </table:table-cell>
          <table:table-cell table:formula="of:=IF([.I25]=&quot;ignored&quot;;[.C2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07587681846" calcext:value-type="float">
            <text:p>2.0758768185</text:p>
          </table:table-cell>
          <table:table-cell office:value-type="float" office:value="1.56648606023" calcext:value-type="float">
            <text:p>1.5664860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3754816772" calcext:value-type="float">
            <text:p>2.6375481677</text:p>
          </table:table-cell>
          <table:table-cell office:value-type="float" office:value="2.09986653163" calcext:value-type="float">
            <text:p>2.0998665316</text:p>
          </table:table-cell>
          <table:table-cell table:formula="of:=MATCH([.B26];[.J$5:.J$55];0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IF([.H26]=&quot;seed&quot;;[.C26];&quot;#N/A&quot;)" office:value-type="float" office:value="2.09986653163" calcext:value-type="float">
            <text:p>2.0998665316</text:p>
          </table:table-cell>
          <table:table-cell table:formula="of:=IF([.I26]=&quot;ignored&quot;;[.C26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55352461724" calcext:value-type="float">
            <text:p>1.5535246172</text:p>
          </table:table-cell>
          <table:table-cell office:value-type="float" office:value="0.910672325575" calcext:value-type="float">
            <text:p>0.9106723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9710475209" calcext:value-type="float">
            <text:p>3.3971047521</text:p>
          </table:table-cell>
          <table:table-cell office:value-type="float" office:value="1.12777000873" calcext:value-type="float">
            <text:p>1.1277700087</text:p>
          </table:table-cell>
          <table:table-cell table:formula="of:=MATCH([.B2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7]=&quot;seed&quot;;[.C27];&quot;#N/A&quot;)" office:value-type="string" office:string-value="#N/A" calcext:value-type="string">
            <text:p>#N/A</text:p>
          </table:table-cell>
          <table:table-cell table:formula="of:=IF([.I27]=&quot;ignored&quot;;[.C27];&quot;#N/A&quot;)" office:value-type="float" office:value="1.12777000873" calcext:value-type="float">
            <text:p>1.1277700087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21091252559" calcext:value-type="float">
            <text:p>2.2109125256</text:p>
          </table:table-cell>
          <table:table-cell office:value-type="float" office:value="1.43004886341" calcext:value-type="float">
            <text:p>1.43004886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25973792573" calcext:value-type="float">
            <text:p>3.2597379257</text:p>
          </table:table-cell>
          <table:table-cell office:value-type="float" office:value="1.15346373842" calcext:value-type="float">
            <text:p>1.1534637384</text:p>
          </table:table-cell>
          <table:table-cell table:formula="of:=MATCH([.B28];[.J$5:.J$55];0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IF([.H28]=&quot;seed&quot;;[.C28];&quot;#N/A&quot;)" office:value-type="float" office:value="1.15346373842" calcext:value-type="float">
            <text:p>1.1534637384</text:p>
          </table:table-cell>
          <table:table-cell table:formula="of:=IF([.I28]=&quot;ignored&quot;;[.C28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80829631484" calcext:value-type="float">
            <text:p>2.8082963148</text:p>
          </table:table-cell>
          <table:table-cell office:value-type="float" office:value="0.555533208605" calcext:value-type="float">
            <text:p>0.5555332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4207903321" calcext:value-type="float">
            <text:p>3.9420790332</text:p>
          </table:table-cell>
          <table:table-cell office:value-type="float" office:value="0.268731733214" calcext:value-type="float">
            <text:p>0.2687317332</text:p>
          </table:table-cell>
          <table:table-cell table:formula="of:=MATCH([.B29];[.J$5:.J$55];0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IF([.H29]=&quot;seed&quot;;[.C29];&quot;#N/A&quot;)" office:value-type="float" office:value="0.268731733214" calcext:value-type="float">
            <text:p>0.2687317332</text:p>
          </table:table-cell>
          <table:table-cell table:formula="of:=IF([.I29]=&quot;ignored&quot;;[.C2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3.49983084197" calcext:value-type="float">
            <text:p>3.499830842</text:p>
          </table:table-cell>
          <table:table-cell office:value-type="float" office:value="1.24714139205" calcext:value-type="float">
            <text:p>1.24714139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1169918487" calcext:value-type="float">
            <text:p>4.9116991849</text:p>
          </table:table-cell>
          <table:table-cell office:value-type="float" office:value="-0.46985451264" calcext:value-type="float">
            <text:p>-0.4698545126</text:p>
          </table:table-cell>
          <table:table-cell table:formula="of:=MATCH([.B3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0]=&quot;seed&quot;;[.C30];&quot;#N/A&quot;)" office:value-type="string" office:string-value="#N/A" calcext:value-type="string">
            <text:p>#N/A</text:p>
          </table:table-cell>
          <table:table-cell table:formula="of:=IF([.I30]=&quot;ignored&quot;;[.C30];&quot;#N/A&quot;)" office:value-type="float" office:value="-0.46985451264" calcext:value-type="float">
            <text:p>-0.4698545126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79572133063" calcext:value-type="float">
            <text:p>2.7957213306</text:p>
          </table:table-cell>
          <table:table-cell office:value-type="float" office:value="0.503619651716" calcext:value-type="float">
            <text:p>0.50361965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2040312992" calcext:value-type="float">
            <text:p>3.2204031299</text:p>
          </table:table-cell>
          <table:table-cell office:value-type="float" office:value="0.781492846917" calcext:value-type="float">
            <text:p>0.7814928469</text:p>
          </table:table-cell>
          <table:table-cell table:formula="of:=MATCH([.B31];[.J$5:.J$55];0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IF([.H31]=&quot;seed&quot;;[.C31];&quot;#N/A&quot;)" office:value-type="float" office:value="0.781492846917" calcext:value-type="float">
            <text:p>0.7814928469</text:p>
          </table:table-cell>
          <table:table-cell table:formula="of:=IF([.I31]=&quot;ignored&quot;;[.C3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3.49540418264" calcext:value-type="float">
            <text:p>3.4954041826</text:p>
          </table:table-cell>
          <table:table-cell office:value-type="float" office:value="1.40208158018" calcext:value-type="float">
            <text:p>1.40208158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979382047" calcext:value-type="float">
            <text:p>4.0979382047</text:p>
          </table:table-cell>
          <table:table-cell office:value-type="float" office:value="1.55827955207" calcext:value-type="float">
            <text:p>1.5582795521</text:p>
          </table:table-cell>
          <table:table-cell table:formula="of:=MATCH([.B32];[.J$5:.J$55];0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H32]=&quot;seed&quot;;[.C32];&quot;#N/A&quot;)" office:value-type="float" office:value="1.55827955207" calcext:value-type="float">
            <text:p>1.5582795521</text:p>
          </table:table-cell>
          <table:table-cell table:formula="of:=IF([.I32]=&quot;ignored&quot;;[.C3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4.24985937437" calcext:value-type="float">
            <text:p>4.2498593744</text:p>
          </table:table-cell>
          <table:table-cell office:value-type="float" office:value="1.94800273038" calcext:value-type="float">
            <text:p>1.9480027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5575945645" calcext:value-type="float">
            <text:p>4.7557594565</text:p>
          </table:table-cell>
          <table:table-cell office:value-type="float" office:value="0.654764496198" calcext:value-type="float">
            <text:p>0.6547644962</text:p>
          </table:table-cell>
          <table:table-cell table:formula="of:=MATCH([.B3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3]=&quot;seed&quot;;[.C33];&quot;#N/A&quot;)" office:value-type="string" office:string-value="#N/A" calcext:value-type="string">
            <text:p>#N/A</text:p>
          </table:table-cell>
          <table:table-cell table:formula="of:=IF([.I33]=&quot;ignored&quot;;[.C33];&quot;#N/A&quot;)" office:value-type="float" office:value="0.654764496198" calcext:value-type="float">
            <text:p>0.6547644962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30226158474" calcext:value-type="float">
            <text:p>3.3022615847</text:p>
          </table:table-cell>
          <table:table-cell office:value-type="float" office:value="2.79566659241" calcext:value-type="float">
            <text:p>2.7956665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4450455602" calcext:value-type="float">
            <text:p>3.144504556</text:p>
          </table:table-cell>
          <table:table-cell office:value-type="float" office:value="2.33337704815" calcext:value-type="float">
            <text:p>2.3333770482</text:p>
          </table:table-cell>
          <table:table-cell table:formula="of:=MATCH([.B34];[.J$5:.J$55];0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IF([.H34]=&quot;seed&quot;;[.C34];&quot;#N/A&quot;)" office:value-type="float" office:value="2.33337704815" calcext:value-type="float">
            <text:p>2.3333770482</text:p>
          </table:table-cell>
          <table:table-cell table:formula="of:=IF([.I34]=&quot;ignored&quot;;[.C34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61986049642" calcext:value-type="float">
            <text:p>2.6198604964</text:p>
          </table:table-cell>
          <table:table-cell office:value-type="float" office:value="3.56554500722" calcext:value-type="float">
            <text:p>3.56554500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58085181326" calcext:value-type="float">
            <text:p>2.5808518133</text:p>
          </table:table-cell>
          <table:table-cell office:value-type="float" office:value="1.72697129355" calcext:value-type="float">
            <text:p>1.7269712936</text:p>
          </table:table-cell>
          <table:table-cell table:formula="of:=MATCH([.B3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5]=&quot;seed&quot;;[.C35];&quot;#N/A&quot;)" office:value-type="string" office:string-value="#N/A" calcext:value-type="string">
            <text:p>#N/A</text:p>
          </table:table-cell>
          <table:table-cell table:formula="of:=IF([.I35]=&quot;ignored&quot;;[.C35];&quot;#N/A&quot;)" office:value-type="float" office:value="1.72697129355" calcext:value-type="float">
            <text:p>1.7269712936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1.84285592244" calcext:value-type="float">
            <text:p>1.8428559224</text:p>
          </table:table-cell>
          <table:table-cell office:value-type="float" office:value="4.21507337297" calcext:value-type="float">
            <text:p>4.2150733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4227243124" calcext:value-type="float">
            <text:p>2.4227243124</text:p>
          </table:table-cell>
          <table:table-cell office:value-type="float" office:value="3.1378471414" calcext:value-type="float">
            <text:p>3.1378471414</text:p>
          </table:table-cell>
          <table:table-cell table:formula="of:=MATCH([.B3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6]=&quot;seed&quot;;[.C36];&quot;#N/A&quot;)" office:value-type="string" office:string-value="#N/A" calcext:value-type="string">
            <text:p>#N/A</text:p>
          </table:table-cell>
          <table:table-cell table:formula="of:=IF([.I36]=&quot;ignored&quot;;[.C36];&quot;#N/A&quot;)" office:value-type="float" office:value="3.1378471414" calcext:value-type="float">
            <text:p>3.1378471414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74513843723" calcext:value-type="float">
            <text:p>2.7451384372</text:p>
          </table:table-cell>
          <table:table-cell office:value-type="float" office:value="3.52161892059" calcext:value-type="float">
            <text:p>3.52161892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4186042999" calcext:value-type="float">
            <text:p>3.84186043</text:p>
          </table:table-cell>
          <table:table-cell office:value-type="float" office:value="3.28491747912" calcext:value-type="float">
            <text:p>3.2849174791</text:p>
          </table:table-cell>
          <table:table-cell table:formula="of:=MATCH([.B3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7]=&quot;seed&quot;;[.C37];&quot;#N/A&quot;)" office:value-type="string" office:string-value="#N/A" calcext:value-type="string">
            <text:p>#N/A</text:p>
          </table:table-cell>
          <table:table-cell table:formula="of:=IF([.I37]=&quot;ignored&quot;;[.C37];&quot;#N/A&quot;)" office:value-type="float" office:value="3.28491747912" calcext:value-type="float">
            <text:p>3.2849174791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29291818547" calcext:value-type="float">
            <text:p>3.2929181855</text:p>
          </table:table-cell>
          <table:table-cell office:value-type="float" office:value="4.38686218878" calcext:value-type="float">
            <text:p>4.38686218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45373300561" calcext:value-type="float">
            <text:p>2.4537330056</text:p>
          </table:table-cell>
          <table:table-cell office:value-type="float" office:value="1.81724665546" calcext:value-type="float">
            <text:p>1.8172466555</text:p>
          </table:table-cell>
          <table:table-cell table:formula="of:=MATCH([.B38];[.J$5:.J$55];0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IF([.H38]=&quot;seed&quot;;[.C38];&quot;#N/A&quot;)" office:value-type="float" office:value="1.81724665546" calcext:value-type="float">
            <text:p>1.8172466555</text:p>
          </table:table-cell>
          <table:table-cell table:formula="of:=IF([.I38]=&quot;ignored&quot;;[.C38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57374965836" calcext:value-type="float">
            <text:p>2.5737496584</text:p>
          </table:table-cell>
          <table:table-cell office:value-type="float" office:value="5.19691932389" calcext:value-type="float">
            <text:p>5.19691932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07374766202" calcext:value-type="float">
            <text:p>3.073747662</text:p>
          </table:table-cell>
          <table:table-cell office:value-type="float" office:value="2.70967433871" calcext:value-type="float">
            <text:p>2.7096743387</text:p>
          </table:table-cell>
          <table:table-cell table:formula="of:=MATCH([.B3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39]=&quot;seed&quot;;[.C39];&quot;#N/A&quot;)" office:value-type="string" office:string-value="#N/A" calcext:value-type="string">
            <text:p>#N/A</text:p>
          </table:table-cell>
          <table:table-cell table:formula="of:=IF([.I39]=&quot;ignored&quot;;[.C39];&quot;#N/A&quot;)" office:value-type="float" office:value="2.70967433871" calcext:value-type="float">
            <text:p>2.7096743387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439457393" calcext:value-type="float">
            <text:p>3.439457393</text:p>
          </table:table-cell>
          <table:table-cell office:value-type="float" office:value="4.21062937344" calcext:value-type="float">
            <text:p>4.21062937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3123613598" calcext:value-type="float">
            <text:p>1.831236136</text:p>
          </table:table-cell>
          <table:table-cell office:value-type="float" office:value="2.67033544178" calcext:value-type="float">
            <text:p>2.6703354418</text:p>
          </table:table-cell>
          <table:table-cell table:formula="of:=MATCH([.B4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40]=&quot;seed&quot;;[.C40];&quot;#N/A&quot;)" office:value-type="string" office:string-value="#N/A" calcext:value-type="string">
            <text:p>#N/A</text:p>
          </table:table-cell>
          <table:table-cell table:formula="of:=IF([.I40]=&quot;ignored&quot;;[.C40];&quot;#N/A&quot;)" office:value-type="float" office:value="2.67033544178" calcext:value-type="float">
            <text:p>2.6703354418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47721701353" calcext:value-type="float">
            <text:p>2.4772170135</text:p>
          </table:table-cell>
          <table:table-cell office:value-type="float" office:value="3.22447903746" calcext:value-type="float">
            <text:p>3.2244790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05907213159" calcext:value-type="float">
            <text:p>3.0590721316</text:p>
          </table:table-cell>
          <table:table-cell office:value-type="float" office:value="1.13917069718" calcext:value-type="float">
            <text:p>1.1391706972</text:p>
          </table:table-cell>
          <table:table-cell table:formula="of:=MATCH([.B4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41]=&quot;seed&quot;;[.C41];&quot;#N/A&quot;)" office:value-type="string" office:string-value="#N/A" calcext:value-type="string">
            <text:p>#N/A</text:p>
          </table:table-cell>
          <table:table-cell table:formula="of:=IF([.I41]=&quot;ignored&quot;;[.C41];&quot;#N/A&quot;)" office:value-type="float" office:value="1.13917069718" calcext:value-type="float">
            <text:p>1.1391706972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3.10016008176" calcext:value-type="float">
            <text:p>3.1001600818</text:p>
          </table:table-cell>
          <table:table-cell office:value-type="float" office:value="3.73120741906" calcext:value-type="float">
            <text:p>3.73120741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5012240794" calcext:value-type="float">
            <text:p>1.5501224079</text:p>
          </table:table-cell>
          <table:table-cell office:value-type="float" office:value="0.864532050423" calcext:value-type="float">
            <text:p>0.8645320504</text:p>
          </table:table-cell>
          <table:table-cell table:formula="of:=MATCH([.B42];[.J$5:.J$55];0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IF([.H42]=&quot;seed&quot;;[.C42];&quot;#N/A&quot;)" office:value-type="float" office:value="0.864532050423" calcext:value-type="float">
            <text:p>0.8645320504</text:p>
          </table:table-cell>
          <table:table-cell table:formula="of:=IF([.I42]=&quot;ignored&quot;;[.C4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198171387" calcext:value-type="float">
            <text:p>2.198171387</text:p>
          </table:table-cell>
          <table:table-cell office:value-type="float" office:value="4.34985310881" calcext:value-type="float">
            <text:p>4.34985310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5223459226" calcext:value-type="float">
            <text:p>2.0522345923</text:p>
          </table:table-cell>
          <table:table-cell office:value-type="float" office:value="1.47342957676" calcext:value-type="float">
            <text:p>1.4734295768</text:p>
          </table:table-cell>
          <table:table-cell table:formula="of:=MATCH([.B43];[.J$5:.J$55];0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formula="of:=IF([.H43]=&quot;seed&quot;;[.C43];&quot;#N/A&quot;)" office:value-type="float" office:value="1.47342957676" calcext:value-type="float">
            <text:p>1.4734295768</text:p>
          </table:table-cell>
          <table:table-cell table:formula="of:=IF([.I43]=&quot;ignored&quot;;[.C43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38940925589" calcext:value-type="float">
            <text:p>1.3894092559</text:p>
          </table:table-cell>
          <table:table-cell office:value-type="float" office:value="3.5536498211" calcext:value-type="float">
            <text:p>3.55364982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33054809" calcext:value-type="float">
            <text:p>2.733054809</text:p>
          </table:table-cell>
          <table:table-cell office:value-type="float" office:value="0.812200714652" calcext:value-type="float">
            <text:p>0.8122007147</text:p>
          </table:table-cell>
          <table:table-cell table:formula="of:=MATCH([.B44];[.J$5:.J$55];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H44]=&quot;seed&quot;;[.C44];&quot;#N/A&quot;)" office:value-type="float" office:value="0.812200714652" calcext:value-type="float">
            <text:p>0.8122007147</text:p>
          </table:table-cell>
          <table:table-cell table:formula="of:=IF([.I44]=&quot;ignored&quot;;[.C44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36635351088" calcext:value-type="float">
            <text:p>2.3663535109</text:p>
          </table:table-cell>
          <table:table-cell office:value-type="float" office:value="4.26407093022" calcext:value-type="float">
            <text:p>4.26407093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7587681846" calcext:value-type="float">
            <text:p>2.0758768185</text:p>
          </table:table-cell>
          <table:table-cell office:value-type="float" office:value="1.56648606023" calcext:value-type="float">
            <text:p>1.5664860602</text:p>
          </table:table-cell>
          <table:table-cell table:formula="of:=MATCH([.B45];[.J$5:.J$55];0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H45]=&quot;seed&quot;;[.C45];&quot;#N/A&quot;)" office:value-type="float" office:value="1.56648606023" calcext:value-type="float">
            <text:p>1.5664860602</text:p>
          </table:table-cell>
          <table:table-cell table:formula="of:=IF([.I45]=&quot;ignored&quot;;[.C4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65535315585" calcext:value-type="float">
            <text:p>1.6553531559</text:p>
          </table:table-cell>
          <table:table-cell office:value-type="float" office:value="3.45347904293" calcext:value-type="float">
            <text:p>3.4534790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5352461724" calcext:value-type="float">
            <text:p>1.5535246172</text:p>
          </table:table-cell>
          <table:table-cell office:value-type="float" office:value="0.910672325575" calcext:value-type="float">
            <text:p>0.9106723256</text:p>
          </table:table-cell>
          <table:table-cell table:formula="of:=MATCH([.B46];[.J$5:.J$55];0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IF([.H46]=&quot;seed&quot;;[.C46];&quot;#N/A&quot;)" office:value-type="float" office:value="0.910672325575" calcext:value-type="float">
            <text:p>0.9106723256</text:p>
          </table:table-cell>
          <table:table-cell table:formula="of:=IF([.I46]=&quot;ignored&quot;;[.C46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27853703357" calcext:value-type="float">
            <text:p>2.2785370336</text:p>
          </table:table-cell>
          <table:table-cell office:value-type="float" office:value="4.37852701327" calcext:value-type="float">
            <text:p>4.37852701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08897602768" calcext:value-type="float">
            <text:p>0.7088976028</text:p>
          </table:table-cell>
          <table:table-cell office:value-type="float" office:value="0.319591319549" calcext:value-type="float">
            <text:p>0.3195913195</text:p>
          </table:table-cell>
          <table:table-cell table:formula="of:=MATCH([.B4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47]=&quot;seed&quot;;[.C47];&quot;#N/A&quot;)" office:value-type="string" office:string-value="#N/A" calcext:value-type="string">
            <text:p>#N/A</text:p>
          </table:table-cell>
          <table:table-cell table:formula="of:=IF([.I47]=&quot;ignored&quot;;[.C47];&quot;#N/A&quot;)" office:value-type="float" office:value="0.319591319549" calcext:value-type="float">
            <text:p>0.3195913195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1.60297698235" calcext:value-type="float">
            <text:p>1.6029769824</text:p>
          </table:table-cell>
          <table:table-cell office:value-type="float" office:value="3.58079602054" calcext:value-type="float">
            <text:p>3.58079602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33901747068" calcext:value-type="float">
            <text:p>2.3390174707</text:p>
          </table:table-cell>
          <table:table-cell office:value-type="float" office:value="0.123678383323" calcext:value-type="float">
            <text:p>0.1236783833</text:p>
          </table:table-cell>
          <table:table-cell table:formula="of:=MATCH([.B4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48]=&quot;seed&quot;;[.C48];&quot;#N/A&quot;)" office:value-type="string" office:string-value="#N/A" calcext:value-type="string">
            <text:p>#N/A</text:p>
          </table:table-cell>
          <table:table-cell table:formula="of:=IF([.I48]=&quot;ignored&quot;;[.C48];&quot;#N/A&quot;)" office:value-type="float" office:value="0.123678383323" calcext:value-type="float">
            <text:p>0.1236783833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0.815144819119" calcext:value-type="float">
            <text:p>0.8151448191</text:p>
          </table:table-cell>
          <table:table-cell office:value-type="float" office:value="3.01771510667" calcext:value-type="float">
            <text:p>3.01771510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91775032608" calcext:value-type="float">
            <text:p>0.6917750326</text:p>
          </table:table-cell>
          <table:table-cell office:value-type="float" office:value="1.4222676796" calcext:value-type="float">
            <text:p>1.4222676796</text:p>
          </table:table-cell>
          <table:table-cell table:formula="of:=MATCH([.B4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49]=&quot;seed&quot;;[.C49];&quot;#N/A&quot;)" office:value-type="string" office:string-value="#N/A" calcext:value-type="string">
            <text:p>#N/A</text:p>
          </table:table-cell>
          <table:table-cell table:formula="of:=IF([.I49]=&quot;ignored&quot;;[.C49];&quot;#N/A&quot;)" office:value-type="float" office:value="1.4222676796" calcext:value-type="float">
            <text:p>1.4222676796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1.51771724587" calcext:value-type="float">
            <text:p>1.5177172459</text:p>
          </table:table-cell>
          <table:table-cell office:value-type="float" office:value="3.60423444296" calcext:value-type="float">
            <text:p>3.6042344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21091252559" calcext:value-type="float">
            <text:p>2.2109125256</text:p>
          </table:table-cell>
          <table:table-cell office:value-type="float" office:value="1.43004886341" calcext:value-type="float">
            <text:p>1.4300488634</text:p>
          </table:table-cell>
          <table:table-cell table:formula="of:=MATCH([.B50];[.J$5:.J$55];0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IF([.H50]=&quot;seed&quot;;[.C50];&quot;#N/A&quot;)" office:value-type="float" office:value="1.43004886341" calcext:value-type="float">
            <text:p>1.4300488634</text:p>
          </table:table-cell>
          <table:table-cell table:formula="of:=IF([.I50]=&quot;ignored&quot;;[.C50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0.539456969891" calcext:value-type="float">
            <text:p>0.5394569699</text:p>
          </table:table-cell>
          <table:table-cell office:value-type="float" office:value="4.25731495139" calcext:value-type="float">
            <text:p>4.25731495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0829631484" calcext:value-type="float">
            <text:p>2.8082963148</text:p>
          </table:table-cell>
          <table:table-cell office:value-type="float" office:value="0.555533208605" calcext:value-type="float">
            <text:p>0.5555332086</text:p>
          </table:table-cell>
          <table:table-cell table:formula="of:=MATCH([.B51];[.J$5:.J$55];0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IF([.H51]=&quot;seed&quot;;[.C51];&quot;#N/A&quot;)" office:value-type="float" office:value="0.555533208605" calcext:value-type="float">
            <text:p>0.5555332086</text:p>
          </table:table-cell>
          <table:table-cell table:formula="of:=IF([.I51]=&quot;ignored&quot;;[.C5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-0.135583980753" calcext:value-type="float">
            <text:p>-0.1355839808</text:p>
          </table:table-cell>
          <table:table-cell office:value-type="float" office:value="3.60023971412" calcext:value-type="float">
            <text:p>3.60023971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49983084197" calcext:value-type="float">
            <text:p>3.499830842</text:p>
          </table:table-cell>
          <table:table-cell office:value-type="float" office:value="1.24714139205" calcext:value-type="float">
            <text:p>1.2471413921</text:p>
          </table:table-cell>
          <table:table-cell table:formula="of:=MATCH([.B52];[.J$5:.J$55];0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H52]=&quot;seed&quot;;[.C52];&quot;#N/A&quot;)" office:value-type="float" office:value="1.24714139205" calcext:value-type="float">
            <text:p>1.2471413921</text:p>
          </table:table-cell>
          <table:table-cell table:formula="of:=IF([.I52]=&quot;ignored&quot;;[.C5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0.524601083772" calcext:value-type="float">
            <text:p>0.5246010838</text:p>
          </table:table-cell>
          <table:table-cell office:value-type="float" office:value="4.56794876559" calcext:value-type="float">
            <text:p>4.5679487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79572133063" calcext:value-type="float">
            <text:p>2.7957213306</text:p>
          </table:table-cell>
          <table:table-cell office:value-type="float" office:value="0.503619651716" calcext:value-type="float">
            <text:p>0.5036196517</text:p>
          </table:table-cell>
          <table:table-cell table:formula="of:=MATCH([.B53];[.J$5:.J$55];0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IF([.H53]=&quot;seed&quot;;[.C53];&quot;#N/A&quot;)" office:value-type="float" office:value="0.503619651716" calcext:value-type="float">
            <text:p>0.5036196517</text:p>
          </table:table-cell>
          <table:table-cell table:formula="of:=IF([.I53]=&quot;ignored&quot;;[.C53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1.50833677316" calcext:value-type="float">
            <text:p>1.5083367732</text:p>
          </table:table-cell>
          <table:table-cell office:value-type="float" office:value="3.70360622157" calcext:value-type="float">
            <text:p>3.7036062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3525320114" calcext:value-type="float">
            <text:p>3.7352532011</text:p>
          </table:table-cell>
          <table:table-cell office:value-type="float" office:value="-0.349786988239" calcext:value-type="float">
            <text:p>-0.3497869882</text:p>
          </table:table-cell>
          <table:table-cell table:formula="of:=MATCH([.B5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54]=&quot;seed&quot;;[.C54];&quot;#N/A&quot;)" office:value-type="string" office:string-value="#N/A" calcext:value-type="string">
            <text:p>#N/A</text:p>
          </table:table-cell>
          <table:table-cell table:formula="of:=IF([.I54]=&quot;ignored&quot;;[.C54];&quot;#N/A&quot;)" office:value-type="float" office:value="-0.349786988239" calcext:value-type="float">
            <text:p>-0.3497869882</text:p>
          </table:table-cell>
          <table:table-cell/>
          <table:table-cell office:value-type="string" calcext:value-type="string">
            <text:p>ignored</text:p>
          </table:table-cell>
          <table:table-cell office:value-type="float" office:value="2.47224719857" calcext:value-type="float">
            <text:p>2.4722471986</text:p>
          </table:table-cell>
          <table:table-cell office:value-type="float" office:value="4.23298744658" calcext:value-type="float">
            <text:p>4.23298744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9540418264" calcext:value-type="float">
            <text:p>3.4954041826</text:p>
          </table:table-cell>
          <table:table-cell office:value-type="float" office:value="1.40208158018" calcext:value-type="float">
            <text:p>1.4020815802</text:p>
          </table:table-cell>
          <table:table-cell table:formula="of:=MATCH([.B55];[.J$5:.J$55];0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H55]=&quot;seed&quot;;[.C55];&quot;#N/A&quot;)" office:value-type="float" office:value="1.40208158018" calcext:value-type="float">
            <text:p>1.4020815802</text:p>
          </table:table-cell>
          <table:table-cell table:formula="of:=IF([.I55]=&quot;ignored&quot;;[.C5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/>
          <table:table-cell office:value-type="float" office:value="2.98441212338" calcext:value-type="float">
            <text:p>2.9844121234</text:p>
          </table:table-cell>
          <table:table-cell office:value-type="float" office:value="3.55955769722" calcext:value-type="float">
            <text:p>3.55955769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86450641939" calcext:value-type="float">
            <text:p>2.8645064194</text:p>
          </table:table-cell>
          <table:table-cell office:value-type="float" office:value="2.18976855891" calcext:value-type="float">
            <text:p>2.1897685589</text:p>
          </table:table-cell>
          <table:table-cell table:formula="of:=MATCH([.B5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56]=&quot;seed&quot;;[.C56];&quot;#N/A&quot;)" office:value-type="string" office:string-value="#N/A" calcext:value-type="string">
            <text:p>#N/A</text:p>
          </table:table-cell>
          <table:table-cell table:formula="of:=IF([.I56]=&quot;ignored&quot;;[.C56];&quot;#N/A&quot;)" office:value-type="float" office:value="2.18976855891" calcext:value-type="float">
            <text:p>2.189768558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24985937437" calcext:value-type="float">
            <text:p>4.2498593744</text:p>
          </table:table-cell>
          <table:table-cell office:value-type="float" office:value="1.94800273038" calcext:value-type="float">
            <text:p>1.9480027304</text:p>
          </table:table-cell>
          <table:table-cell table:formula="of:=MATCH([.B57];[.J$5:.J$55];0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formula="of:=IF([.H57]=&quot;seed&quot;;[.C57];&quot;#N/A&quot;)" office:value-type="float" office:value="1.94800273038" calcext:value-type="float">
            <text:p>1.9480027304</text:p>
          </table:table-cell>
          <table:table-cell table:formula="of:=IF([.I57]=&quot;ignored&quot;;[.C5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50435984982" calcext:value-type="float">
            <text:p>3.5043598498</text:p>
          </table:table-cell>
          <table:table-cell office:value-type="float" office:value="2.82551065537" calcext:value-type="float">
            <text:p>2.8255106554</text:p>
          </table:table-cell>
          <table:table-cell table:formula="of:=MATCH([.B5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58]=&quot;seed&quot;;[.C58];&quot;#N/A&quot;)" office:value-type="string" office:string-value="#N/A" calcext:value-type="string">
            <text:p>#N/A</text:p>
          </table:table-cell>
          <table:table-cell table:formula="of:=IF([.I58]=&quot;ignored&quot;;[.C58];&quot;#N/A&quot;)" office:value-type="float" office:value="2.82551065537" calcext:value-type="float">
            <text:p>2.825510655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0226158474" calcext:value-type="float">
            <text:p>3.3022615847</text:p>
          </table:table-cell>
          <table:table-cell office:value-type="float" office:value="2.79566659241" calcext:value-type="float">
            <text:p>2.7956665924</text:p>
          </table:table-cell>
          <table:table-cell table:formula="of:=MATCH([.B59];[.J$5:.J$55];0)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IF([.H59]=&quot;seed&quot;;[.C59];&quot;#N/A&quot;)" office:value-type="float" office:value="2.79566659241" calcext:value-type="float">
            <text:p>2.7956665924</text:p>
          </table:table-cell>
          <table:table-cell table:formula="of:=IF([.I59]=&quot;ignored&quot;;[.C5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13919339674" calcext:value-type="float">
            <text:p>4.1391933967</text:p>
          </table:table-cell>
          <table:table-cell office:value-type="float" office:value="2.00552408786" calcext:value-type="float">
            <text:p>2.0055240879</text:p>
          </table:table-cell>
          <table:table-cell table:formula="of:=MATCH([.B6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0]=&quot;seed&quot;;[.C60];&quot;#N/A&quot;)" office:value-type="string" office:string-value="#N/A" calcext:value-type="string">
            <text:p>#N/A</text:p>
          </table:table-cell>
          <table:table-cell table:formula="of:=IF([.I60]=&quot;ignored&quot;;[.C60];&quot;#N/A&quot;)" office:value-type="float" office:value="2.00552408786" calcext:value-type="float">
            <text:p>2.005524087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41300172423" calcext:value-type="float">
            <text:p>2.4130017242</text:p>
          </table:table-cell>
          <table:table-cell office:value-type="float" office:value="2.15707271487" calcext:value-type="float">
            <text:p>2.1570727149</text:p>
          </table:table-cell>
          <table:table-cell table:formula="of:=MATCH([.B6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1]=&quot;seed&quot;;[.C61];&quot;#N/A&quot;)" office:value-type="string" office:string-value="#N/A" calcext:value-type="string">
            <text:p>#N/A</text:p>
          </table:table-cell>
          <table:table-cell table:formula="of:=IF([.I61]=&quot;ignored&quot;;[.C61];&quot;#N/A&quot;)" office:value-type="float" office:value="2.15707271487" calcext:value-type="float">
            <text:p>2.157072714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61986049642" calcext:value-type="float">
            <text:p>2.6198604964</text:p>
          </table:table-cell>
          <table:table-cell office:value-type="float" office:value="3.56554500722" calcext:value-type="float">
            <text:p>3.5655450072</text:p>
          </table:table-cell>
          <table:table-cell table:formula="of:=MATCH([.B62];[.J$5:.J$55];0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IF([.H62]=&quot;seed&quot;;[.C62];&quot;#N/A&quot;)" office:value-type="float" office:value="3.56554500722" calcext:value-type="float">
            <text:p>3.5655450072</text:p>
          </table:table-cell>
          <table:table-cell table:formula="of:=IF([.I62]=&quot;ignored&quot;;[.C6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1479605878" calcext:value-type="float">
            <text:p>3.2147960588</text:p>
          </table:table-cell>
          <table:table-cell office:value-type="float" office:value="4.14586174163" calcext:value-type="float">
            <text:p>4.1458617416</text:p>
          </table:table-cell>
          <table:table-cell table:formula="of:=MATCH([.B6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3]=&quot;seed&quot;;[.C63];&quot;#N/A&quot;)" office:value-type="string" office:string-value="#N/A" calcext:value-type="string">
            <text:p>#N/A</text:p>
          </table:table-cell>
          <table:table-cell table:formula="of:=IF([.I63]=&quot;ignored&quot;;[.C63];&quot;#N/A&quot;)" office:value-type="float" office:value="4.14586174163" calcext:value-type="float">
            <text:p>4.145861741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2260650245" calcext:value-type="float">
            <text:p>1.6226065025</text:p>
          </table:table-cell>
          <table:table-cell office:value-type="float" office:value="2.95142497238" calcext:value-type="float">
            <text:p>2.9514249724</text:p>
          </table:table-cell>
          <table:table-cell table:formula="of:=MATCH([.B6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4]=&quot;seed&quot;;[.C64];&quot;#N/A&quot;)" office:value-type="string" office:string-value="#N/A" calcext:value-type="string">
            <text:p>#N/A</text:p>
          </table:table-cell>
          <table:table-cell table:formula="of:=IF([.I64]=&quot;ignored&quot;;[.C64];&quot;#N/A&quot;)" office:value-type="float" office:value="2.95142497238" calcext:value-type="float">
            <text:p>2.951424972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59911237683" calcext:value-type="float">
            <text:p>3.5991123768</text:p>
          </table:table-cell>
          <table:table-cell office:value-type="float" office:value="4.09395959613" calcext:value-type="float">
            <text:p>4.0939595961</text:p>
          </table:table-cell>
          <table:table-cell table:formula="of:=MATCH([.B6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5]=&quot;seed&quot;;[.C65];&quot;#N/A&quot;)" office:value-type="string" office:string-value="#N/A" calcext:value-type="string">
            <text:p>#N/A</text:p>
          </table:table-cell>
          <table:table-cell table:formula="of:=IF([.I65]=&quot;ignored&quot;;[.C65];&quot;#N/A&quot;)" office:value-type="float" office:value="4.09395959613" calcext:value-type="float">
            <text:p>4.093959596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9169104302" calcext:value-type="float">
            <text:p>1.9169104302</text:p>
          </table:table-cell>
          <table:table-cell office:value-type="float" office:value="2.94858714325" calcext:value-type="float">
            <text:p>2.9485871433</text:p>
          </table:table-cell>
          <table:table-cell table:formula="of:=MATCH([.B6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6]=&quot;seed&quot;;[.C66];&quot;#N/A&quot;)" office:value-type="string" office:string-value="#N/A" calcext:value-type="string">
            <text:p>#N/A</text:p>
          </table:table-cell>
          <table:table-cell table:formula="of:=IF([.I66]=&quot;ignored&quot;;[.C66];&quot;#N/A&quot;)" office:value-type="float" office:value="2.94858714325" calcext:value-type="float">
            <text:p>2.948587143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39196052269" calcext:value-type="float">
            <text:p>3.3919605227</text:p>
          </table:table-cell>
          <table:table-cell office:value-type="float" office:value="3.04094674467" calcext:value-type="float">
            <text:p>3.0409467447</text:p>
          </table:table-cell>
          <table:table-cell table:formula="of:=MATCH([.B6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7]=&quot;seed&quot;;[.C67];&quot;#N/A&quot;)" office:value-type="string" office:string-value="#N/A" calcext:value-type="string">
            <text:p>#N/A</text:p>
          </table:table-cell>
          <table:table-cell table:formula="of:=IF([.I67]=&quot;ignored&quot;;[.C67];&quot;#N/A&quot;)" office:value-type="float" office:value="3.04094674467" calcext:value-type="float">
            <text:p>3.040946744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0032959324" calcext:value-type="float">
            <text:p>1.8003295932</text:p>
          </table:table-cell>
          <table:table-cell office:value-type="float" office:value="2.63697700588" calcext:value-type="float">
            <text:p>2.6369770059</text:p>
          </table:table-cell>
          <table:table-cell table:formula="of:=MATCH([.B6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68]=&quot;seed&quot;;[.C68];&quot;#N/A&quot;)" office:value-type="string" office:string-value="#N/A" calcext:value-type="string">
            <text:p>#N/A</text:p>
          </table:table-cell>
          <table:table-cell table:formula="of:=IF([.I68]=&quot;ignored&quot;;[.C68];&quot;#N/A&quot;)" office:value-type="float" office:value="2.63697700588" calcext:value-type="float">
            <text:p>2.636977005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84285592244" calcext:value-type="float">
            <text:p>1.8428559224</text:p>
          </table:table-cell>
          <table:table-cell office:value-type="float" office:value="4.21507337297" calcext:value-type="float">
            <text:p>4.215073373</text:p>
          </table:table-cell>
          <table:table-cell table:formula="of:=MATCH([.B69];[.J$5:.J$55];0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IF([.H69]=&quot;seed&quot;;[.C69];&quot;#N/A&quot;)" office:value-type="float" office:value="4.21507337297" calcext:value-type="float">
            <text:p>4.215073373</text:p>
          </table:table-cell>
          <table:table-cell table:formula="of:=IF([.I69]=&quot;ignored&quot;;[.C6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74513843723" calcext:value-type="float">
            <text:p>2.7451384372</text:p>
          </table:table-cell>
          <table:table-cell office:value-type="float" office:value="3.52161892059" calcext:value-type="float">
            <text:p>3.5216189206</text:p>
          </table:table-cell>
          <table:table-cell table:formula="of:=MATCH([.B70];[.J$5:.J$55];0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IF([.H70]=&quot;seed&quot;;[.C70];&quot;#N/A&quot;)" office:value-type="float" office:value="3.52161892059" calcext:value-type="float">
            <text:p>3.5216189206</text:p>
          </table:table-cell>
          <table:table-cell table:formula="of:=IF([.I70]=&quot;ignored&quot;;[.C70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92076695639" calcext:value-type="float">
            <text:p>1.9207669564</text:p>
          </table:table-cell>
          <table:table-cell office:value-type="float" office:value="2.53273151959" calcext:value-type="float">
            <text:p>2.5327315196</text:p>
          </table:table-cell>
          <table:table-cell table:formula="of:=MATCH([.B7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1]=&quot;seed&quot;;[.C71];&quot;#N/A&quot;)" office:value-type="string" office:string-value="#N/A" calcext:value-type="string">
            <text:p>#N/A</text:p>
          </table:table-cell>
          <table:table-cell table:formula="of:=IF([.I71]=&quot;ignored&quot;;[.C71];&quot;#N/A&quot;)" office:value-type="float" office:value="2.53273151959" calcext:value-type="float">
            <text:p>2.532731519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3729365792" calcext:value-type="float">
            <text:p>3.5372936579</text:p>
          </table:table-cell>
          <table:table-cell office:value-type="float" office:value="4.32370177715" calcext:value-type="float">
            <text:p>4.3237017772</text:p>
          </table:table-cell>
          <table:table-cell table:formula="of:=MATCH([.B7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2]=&quot;seed&quot;;[.C72];&quot;#N/A&quot;)" office:value-type="string" office:string-value="#N/A" calcext:value-type="string">
            <text:p>#N/A</text:p>
          </table:table-cell>
          <table:table-cell table:formula="of:=IF([.I72]=&quot;ignored&quot;;[.C72];&quot;#N/A&quot;)" office:value-type="float" office:value="4.32370177715" calcext:value-type="float">
            <text:p>4.323701777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35286525106" calcext:value-type="float">
            <text:p>3.3528652511</text:p>
          </table:table-cell>
          <table:table-cell office:value-type="float" office:value="4.46001919685" calcext:value-type="float">
            <text:p>4.4600191969</text:p>
          </table:table-cell>
          <table:table-cell table:formula="of:=MATCH([.B7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3]=&quot;seed&quot;;[.C73];&quot;#N/A&quot;)" office:value-type="string" office:string-value="#N/A" calcext:value-type="string">
            <text:p>#N/A</text:p>
          </table:table-cell>
          <table:table-cell table:formula="of:=IF([.I73]=&quot;ignored&quot;;[.C73];&quot;#N/A&quot;)" office:value-type="float" office:value="4.46001919685" calcext:value-type="float">
            <text:p>4.460019196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9291818547" calcext:value-type="float">
            <text:p>3.2929181855</text:p>
          </table:table-cell>
          <table:table-cell office:value-type="float" office:value="4.38686218878" calcext:value-type="float">
            <text:p>4.3868621888</text:p>
          </table:table-cell>
          <table:table-cell table:formula="of:=MATCH([.B74];[.J$5:.J$55];0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IF([.H74]=&quot;seed&quot;;[.C74];&quot;#N/A&quot;)" office:value-type="float" office:value="4.38686218878" calcext:value-type="float">
            <text:p>4.3868621888</text:p>
          </table:table-cell>
          <table:table-cell table:formula="of:=IF([.I74]=&quot;ignored&quot;;[.C74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06774401149" calcext:value-type="float">
            <text:p>4.0677440115</text:p>
          </table:table-cell>
          <table:table-cell office:value-type="float" office:value="5.26623653873" calcext:value-type="float">
            <text:p>5.2662365387</text:p>
          </table:table-cell>
          <table:table-cell table:formula="of:=MATCH([.B7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5]=&quot;seed&quot;;[.C75];&quot;#N/A&quot;)" office:value-type="string" office:string-value="#N/A" calcext:value-type="string">
            <text:p>#N/A</text:p>
          </table:table-cell>
          <table:table-cell table:formula="of:=IF([.I75]=&quot;ignored&quot;;[.C75];&quot;#N/A&quot;)" office:value-type="float" office:value="5.26623653873" calcext:value-type="float">
            <text:p>5.266236538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42788605972" calcext:value-type="float">
            <text:p>2.4278860597</text:p>
          </table:table-cell>
          <table:table-cell office:value-type="float" office:value="3.64823899621" calcext:value-type="float">
            <text:p>3.6482389962</text:p>
          </table:table-cell>
          <table:table-cell table:formula="of:=MATCH([.B7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6]=&quot;seed&quot;;[.C76];&quot;#N/A&quot;)" office:value-type="string" office:string-value="#N/A" calcext:value-type="string">
            <text:p>#N/A</text:p>
          </table:table-cell>
          <table:table-cell table:formula="of:=IF([.I76]=&quot;ignored&quot;;[.C76];&quot;#N/A&quot;)" office:value-type="float" office:value="3.64823899621" calcext:value-type="float">
            <text:p>3.648238996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22222287914" calcext:value-type="float">
            <text:p>4.2222228791</text:p>
          </table:table-cell>
          <table:table-cell office:value-type="float" office:value="5.32907099525" calcext:value-type="float">
            <text:p>5.3290709953</text:p>
          </table:table-cell>
          <table:table-cell table:formula="of:=MATCH([.B7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7]=&quot;seed&quot;;[.C77];&quot;#N/A&quot;)" office:value-type="string" office:string-value="#N/A" calcext:value-type="string">
            <text:p>#N/A</text:p>
          </table:table-cell>
          <table:table-cell table:formula="of:=IF([.I77]=&quot;ignored&quot;;[.C77];&quot;#N/A&quot;)" office:value-type="float" office:value="5.32907099525" calcext:value-type="float">
            <text:p>5.329070995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11342180028" calcext:value-type="float">
            <text:p>4.1134218003</text:p>
          </table:table-cell>
          <table:table-cell office:value-type="float" office:value="5.05413068933" calcext:value-type="float">
            <text:p>5.0541306893</text:p>
          </table:table-cell>
          <table:table-cell table:formula="of:=MATCH([.B7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8]=&quot;seed&quot;;[.C78];&quot;#N/A&quot;)" office:value-type="string" office:string-value="#N/A" calcext:value-type="string">
            <text:p>#N/A</text:p>
          </table:table-cell>
          <table:table-cell table:formula="of:=IF([.I78]=&quot;ignored&quot;;[.C78];&quot;#N/A&quot;)" office:value-type="float" office:value="5.05413068933" calcext:value-type="float">
            <text:p>5.054130689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7020289305" calcext:value-type="float">
            <text:p>3.9702028931</text:p>
          </table:table-cell>
          <table:table-cell office:value-type="float" office:value="3.83358773665" calcext:value-type="float">
            <text:p>3.8335877367</text:p>
          </table:table-cell>
          <table:table-cell table:formula="of:=MATCH([.B7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79]=&quot;seed&quot;;[.C79];&quot;#N/A&quot;)" office:value-type="string" office:string-value="#N/A" calcext:value-type="string">
            <text:p>#N/A</text:p>
          </table:table-cell>
          <table:table-cell table:formula="of:=IF([.I79]=&quot;ignored&quot;;[.C79];&quot;#N/A&quot;)" office:value-type="float" office:value="3.83358773665" calcext:value-type="float">
            <text:p>3.833587736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4915732896" calcext:value-type="float">
            <text:p>3.949157329</text:p>
          </table:table-cell>
          <table:table-cell office:value-type="float" office:value="5.27238895685" calcext:value-type="float">
            <text:p>5.2723889569</text:p>
          </table:table-cell>
          <table:table-cell table:formula="of:=MATCH([.B8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0]=&quot;seed&quot;;[.C80];&quot;#N/A&quot;)" office:value-type="string" office:string-value="#N/A" calcext:value-type="string">
            <text:p>#N/A</text:p>
          </table:table-cell>
          <table:table-cell table:formula="of:=IF([.I80]=&quot;ignored&quot;;[.C80];&quot;#N/A&quot;)" office:value-type="float" office:value="5.27238895685" calcext:value-type="float">
            <text:p>5.272388956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47705406869" calcext:value-type="float">
            <text:p>2.4770540687</text:p>
          </table:table-cell>
          <table:table-cell office:value-type="float" office:value="5.26187154351" calcext:value-type="float">
            <text:p>5.2618715435</text:p>
          </table:table-cell>
          <table:table-cell table:formula="of:=MATCH([.B8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1]=&quot;seed&quot;;[.C81];&quot;#N/A&quot;)" office:value-type="string" office:string-value="#N/A" calcext:value-type="string">
            <text:p>#N/A</text:p>
          </table:table-cell>
          <table:table-cell table:formula="of:=IF([.I81]=&quot;ignored&quot;;[.C81];&quot;#N/A&quot;)" office:value-type="float" office:value="5.26187154351" calcext:value-type="float">
            <text:p>5.261871543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26611535261" calcext:value-type="float">
            <text:p>4.2661153526</text:p>
          </table:table-cell>
          <table:table-cell office:value-type="float" office:value="3.61794174874" calcext:value-type="float">
            <text:p>3.6179417487</text:p>
          </table:table-cell>
          <table:table-cell table:formula="of:=MATCH([.B8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2]=&quot;seed&quot;;[.C82];&quot;#N/A&quot;)" office:value-type="string" office:string-value="#N/A" calcext:value-type="string">
            <text:p>#N/A</text:p>
          </table:table-cell>
          <table:table-cell table:formula="of:=IF([.I82]=&quot;ignored&quot;;[.C82];&quot;#N/A&quot;)" office:value-type="float" office:value="3.61794174874" calcext:value-type="float">
            <text:p>3.617941748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1292582698" calcext:value-type="float">
            <text:p>2.412925827</text:p>
          </table:table-cell>
          <table:table-cell office:value-type="float" office:value="4.95068801733" calcext:value-type="float">
            <text:p>4.9506880173</text:p>
          </table:table-cell>
          <table:table-cell table:formula="of:=MATCH([.B8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3]=&quot;seed&quot;;[.C83];&quot;#N/A&quot;)" office:value-type="string" office:string-value="#N/A" calcext:value-type="string">
            <text:p>#N/A</text:p>
          </table:table-cell>
          <table:table-cell table:formula="of:=IF([.I83]=&quot;ignored&quot;;[.C83];&quot;#N/A&quot;)" office:value-type="float" office:value="4.95068801733" calcext:value-type="float">
            <text:p>4.950688017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3098390745" calcext:value-type="float">
            <text:p>4.0309839075</text:p>
          </table:table-cell>
          <table:table-cell office:value-type="float" office:value="5.23711970787" calcext:value-type="float">
            <text:p>5.2371197079</text:p>
          </table:table-cell>
          <table:table-cell table:formula="of:=MATCH([.B8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4]=&quot;seed&quot;;[.C84];&quot;#N/A&quot;)" office:value-type="string" office:string-value="#N/A" calcext:value-type="string">
            <text:p>#N/A</text:p>
          </table:table-cell>
          <table:table-cell table:formula="of:=IF([.I84]=&quot;ignored&quot;;[.C84];&quot;#N/A&quot;)" office:value-type="float" office:value="5.23711970787" calcext:value-type="float">
            <text:p>5.237119707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7626324886" calcext:value-type="float">
            <text:p>4.0762632489</text:p>
          </table:table-cell>
          <table:table-cell office:value-type="float" office:value="5.10429314691" calcext:value-type="float">
            <text:p>5.1042931469</text:p>
          </table:table-cell>
          <table:table-cell table:formula="of:=MATCH([.B8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5]=&quot;seed&quot;;[.C85];&quot;#N/A&quot;)" office:value-type="string" office:string-value="#N/A" calcext:value-type="string">
            <text:p>#N/A</text:p>
          </table:table-cell>
          <table:table-cell table:formula="of:=IF([.I85]=&quot;ignored&quot;;[.C85];&quot;#N/A&quot;)" office:value-type="float" office:value="5.10429314691" calcext:value-type="float">
            <text:p>5.104293146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2085917353" calcext:value-type="float">
            <text:p>2.6208591735</text:p>
          </table:table-cell>
          <table:table-cell office:value-type="float" office:value="3.52226101246" calcext:value-type="float">
            <text:p>3.5222610125</text:p>
          </table:table-cell>
          <table:table-cell table:formula="of:=MATCH([.B8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6]=&quot;seed&quot;;[.C86];&quot;#N/A&quot;)" office:value-type="string" office:string-value="#N/A" calcext:value-type="string">
            <text:p>#N/A</text:p>
          </table:table-cell>
          <table:table-cell table:formula="of:=IF([.I86]=&quot;ignored&quot;;[.C86];&quot;#N/A&quot;)" office:value-type="float" office:value="3.52226101246" calcext:value-type="float">
            <text:p>3.522261012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4709743676" calcext:value-type="float">
            <text:p>4.2470974368</text:p>
          </table:table-cell>
          <table:table-cell office:value-type="float" office:value="3.83340170498" calcext:value-type="float">
            <text:p>3.833401705</text:p>
          </table:table-cell>
          <table:table-cell table:formula="of:=MATCH([.B8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7]=&quot;seed&quot;;[.C87];&quot;#N/A&quot;)" office:value-type="string" office:string-value="#N/A" calcext:value-type="string">
            <text:p>#N/A</text:p>
          </table:table-cell>
          <table:table-cell table:formula="of:=IF([.I87]=&quot;ignored&quot;;[.C87];&quot;#N/A&quot;)" office:value-type="float" office:value="3.83340170498" calcext:value-type="float">
            <text:p>3.83340170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7374965836" calcext:value-type="float">
            <text:p>2.5737496584</text:p>
          </table:table-cell>
          <table:table-cell office:value-type="float" office:value="5.19691932389" calcext:value-type="float">
            <text:p>5.1969193239</text:p>
          </table:table-cell>
          <table:table-cell table:formula="of:=MATCH([.B88];[.J$5:.J$55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IF([.H88]=&quot;seed&quot;;[.C88];&quot;#N/A&quot;)" office:value-type="float" office:value="5.19691932389" calcext:value-type="float">
            <text:p>5.1969193239</text:p>
          </table:table-cell>
          <table:table-cell table:formula="of:=IF([.I88]=&quot;ignored&quot;;[.C88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12885922249" calcext:value-type="float">
            <text:p>3.1288592225</text:p>
          </table:table-cell>
          <table:table-cell office:value-type="float" office:value="4.64988736151" calcext:value-type="float">
            <text:p>4.6498873615</text:p>
          </table:table-cell>
          <table:table-cell table:formula="of:=MATCH([.B8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89]=&quot;seed&quot;;[.C89];&quot;#N/A&quot;)" office:value-type="string" office:string-value="#N/A" calcext:value-type="string">
            <text:p>#N/A</text:p>
          </table:table-cell>
          <table:table-cell table:formula="of:=IF([.I89]=&quot;ignored&quot;;[.C89];&quot;#N/A&quot;)" office:value-type="float" office:value="4.64988736151" calcext:value-type="float">
            <text:p>4.649887361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30414046184" calcext:value-type="float">
            <text:p>3.3041404618</text:p>
          </table:table-cell>
          <table:table-cell office:value-type="float" office:value="4.43490144414" calcext:value-type="float">
            <text:p>4.4349014441</text:p>
          </table:table-cell>
          <table:table-cell table:formula="of:=MATCH([.B9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0]=&quot;seed&quot;;[.C90];&quot;#N/A&quot;)" office:value-type="string" office:string-value="#N/A" calcext:value-type="string">
            <text:p>#N/A</text:p>
          </table:table-cell>
          <table:table-cell table:formula="of:=IF([.I90]=&quot;ignored&quot;;[.C90];&quot;#N/A&quot;)" office:value-type="float" office:value="4.43490144414" calcext:value-type="float">
            <text:p>4.434901444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89174015301" calcext:value-type="float">
            <text:p>1.891740153</text:p>
          </table:table-cell>
          <table:table-cell office:value-type="float" office:value="4.36955151877" calcext:value-type="float">
            <text:p>4.3695515188</text:p>
          </table:table-cell>
          <table:table-cell table:formula="of:=MATCH([.B9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1]=&quot;seed&quot;;[.C91];&quot;#N/A&quot;)" office:value-type="string" office:string-value="#N/A" calcext:value-type="string">
            <text:p>#N/A</text:p>
          </table:table-cell>
          <table:table-cell table:formula="of:=IF([.I91]=&quot;ignored&quot;;[.C91];&quot;#N/A&quot;)" office:value-type="float" office:value="4.36955151877" calcext:value-type="float">
            <text:p>4.369551518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62090881165" calcext:value-type="float">
            <text:p>1.6209088117</text:p>
          </table:table-cell>
          <table:table-cell office:value-type="float" office:value="5.90655300302" calcext:value-type="float">
            <text:p>5.906553003</text:p>
          </table:table-cell>
          <table:table-cell table:formula="of:=MATCH([.B9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2]=&quot;seed&quot;;[.C92];&quot;#N/A&quot;)" office:value-type="string" office:string-value="#N/A" calcext:value-type="string">
            <text:p>#N/A</text:p>
          </table:table-cell>
          <table:table-cell table:formula="of:=IF([.I92]=&quot;ignored&quot;;[.C92];&quot;#N/A&quot;)" office:value-type="float" office:value="5.90655300302" calcext:value-type="float">
            <text:p>5.90655300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42736991482" calcext:value-type="float">
            <text:p>3.4273699148</text:p>
          </table:table-cell>
          <table:table-cell office:value-type="float" office:value="5.83884923574" calcext:value-type="float">
            <text:p>5.8388492357</text:p>
          </table:table-cell>
          <table:table-cell table:formula="of:=MATCH([.B9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3]=&quot;seed&quot;;[.C93];&quot;#N/A&quot;)" office:value-type="string" office:string-value="#N/A" calcext:value-type="string">
            <text:p>#N/A</text:p>
          </table:table-cell>
          <table:table-cell table:formula="of:=IF([.I93]=&quot;ignored&quot;;[.C93];&quot;#N/A&quot;)" office:value-type="float" office:value="5.83884923574" calcext:value-type="float">
            <text:p>5.838849235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55751782652" calcext:value-type="float">
            <text:p>3.5575178265</text:p>
          </table:table-cell>
          <table:table-cell office:value-type="float" office:value="5.81194414546" calcext:value-type="float">
            <text:p>5.8119441455</text:p>
          </table:table-cell>
          <table:table-cell table:formula="of:=MATCH([.B9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4]=&quot;seed&quot;;[.C94];&quot;#N/A&quot;)" office:value-type="string" office:string-value="#N/A" calcext:value-type="string">
            <text:p>#N/A</text:p>
          </table:table-cell>
          <table:table-cell table:formula="of:=IF([.I94]=&quot;ignored&quot;;[.C94];&quot;#N/A&quot;)" office:value-type="float" office:value="5.81194414546" calcext:value-type="float">
            <text:p>5.811944145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3350618732" calcext:value-type="float">
            <text:p>3.3335061873</text:p>
          </table:table-cell>
          <table:table-cell office:value-type="float" office:value="4.55746445098" calcext:value-type="float">
            <text:p>4.557464451</text:p>
          </table:table-cell>
          <table:table-cell table:formula="of:=MATCH([.B9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5]=&quot;seed&quot;;[.C95];&quot;#N/A&quot;)" office:value-type="string" office:string-value="#N/A" calcext:value-type="string">
            <text:p>#N/A</text:p>
          </table:table-cell>
          <table:table-cell table:formula="of:=IF([.I95]=&quot;ignored&quot;;[.C95];&quot;#N/A&quot;)" office:value-type="float" office:value="4.55746445098" calcext:value-type="float">
            <text:p>4.55746445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82711822668" calcext:value-type="float">
            <text:p>1.8271182267</text:p>
          </table:table-cell>
          <table:table-cell office:value-type="float" office:value="5.72251538311" calcext:value-type="float">
            <text:p>5.7225153831</text:p>
          </table:table-cell>
          <table:table-cell table:formula="of:=MATCH([.B9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6]=&quot;seed&quot;;[.C96];&quot;#N/A&quot;)" office:value-type="string" office:string-value="#N/A" calcext:value-type="string">
            <text:p>#N/A</text:p>
          </table:table-cell>
          <table:table-cell table:formula="of:=IF([.I96]=&quot;ignored&quot;;[.C96];&quot;#N/A&quot;)" office:value-type="float" office:value="5.72251538311" calcext:value-type="float">
            <text:p>5.722515383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04378425457" calcext:value-type="float">
            <text:p>2.0437842546</text:p>
          </table:table-cell>
          <table:table-cell office:value-type="float" office:value="4.34850876356" calcext:value-type="float">
            <text:p>4.3485087636</text:p>
          </table:table-cell>
          <table:table-cell table:formula="of:=MATCH([.B9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7]=&quot;seed&quot;;[.C97];&quot;#N/A&quot;)" office:value-type="string" office:string-value="#N/A" calcext:value-type="string">
            <text:p>#N/A</text:p>
          </table:table-cell>
          <table:table-cell table:formula="of:=IF([.I97]=&quot;ignored&quot;;[.C97];&quot;#N/A&quot;)" office:value-type="float" office:value="4.34850876356" calcext:value-type="float">
            <text:p>4.348508763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5077143527" calcext:value-type="float">
            <text:p>3.3507714353</text:p>
          </table:table-cell>
          <table:table-cell office:value-type="float" office:value="6.08431198927" calcext:value-type="float">
            <text:p>6.0843119893</text:p>
          </table:table-cell>
          <table:table-cell table:formula="of:=MATCH([.B9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8]=&quot;seed&quot;;[.C98];&quot;#N/A&quot;)" office:value-type="string" office:string-value="#N/A" calcext:value-type="string">
            <text:p>#N/A</text:p>
          </table:table-cell>
          <table:table-cell table:formula="of:=IF([.I98]=&quot;ignored&quot;;[.C98];&quot;#N/A&quot;)" office:value-type="float" office:value="6.08431198927" calcext:value-type="float">
            <text:p>6.084311989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54051809962" calcext:value-type="float">
            <text:p>3.5405180996</text:p>
          </table:table-cell>
          <table:table-cell office:value-type="float" office:value="4.28036834277" calcext:value-type="float">
            <text:p>4.2803683428</text:p>
          </table:table-cell>
          <table:table-cell table:formula="of:=MATCH([.B9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99]=&quot;seed&quot;;[.C99];&quot;#N/A&quot;)" office:value-type="string" office:string-value="#N/A" calcext:value-type="string">
            <text:p>#N/A</text:p>
          </table:table-cell>
          <table:table-cell table:formula="of:=IF([.I99]=&quot;ignored&quot;;[.C99];&quot;#N/A&quot;)" office:value-type="float" office:value="4.28036834277" calcext:value-type="float">
            <text:p>4.280368342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75925039014" calcext:value-type="float">
            <text:p>1.7592503901</text:p>
          </table:table-cell>
          <table:table-cell office:value-type="float" office:value="5.85356579439" calcext:value-type="float">
            <text:p>5.8535657944</text:p>
          </table:table-cell>
          <table:table-cell table:formula="of:=MATCH([.B10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0]=&quot;seed&quot;;[.C100];&quot;#N/A&quot;)" office:value-type="string" office:string-value="#N/A" calcext:value-type="string">
            <text:p>#N/A</text:p>
          </table:table-cell>
          <table:table-cell table:formula="of:=IF([.I100]=&quot;ignored&quot;;[.C100];&quot;#N/A&quot;)" office:value-type="float" office:value="5.85356579439" calcext:value-type="float">
            <text:p>5.853565794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1036535075" calcext:value-type="float">
            <text:p>3.2103653508</text:p>
          </table:table-cell>
          <table:table-cell office:value-type="float" office:value="4.20251635336" calcext:value-type="float">
            <text:p>4.2025163534</text:p>
          </table:table-cell>
          <table:table-cell table:formula="of:=MATCH([.B10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1]=&quot;seed&quot;;[.C101];&quot;#N/A&quot;)" office:value-type="string" office:string-value="#N/A" calcext:value-type="string">
            <text:p>#N/A</text:p>
          </table:table-cell>
          <table:table-cell table:formula="of:=IF([.I101]=&quot;ignored&quot;;[.C101];&quot;#N/A&quot;)" office:value-type="float" office:value="4.20251635336" calcext:value-type="float">
            <text:p>4.202516353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33704282788" calcext:value-type="float">
            <text:p>3.3370428279</text:p>
          </table:table-cell>
          <table:table-cell office:value-type="float" office:value="5.82506563896" calcext:value-type="float">
            <text:p>5.825065639</text:p>
          </table:table-cell>
          <table:table-cell table:formula="of:=MATCH([.B10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2]=&quot;seed&quot;;[.C102];&quot;#N/A&quot;)" office:value-type="string" office:string-value="#N/A" calcext:value-type="string">
            <text:p>#N/A</text:p>
          </table:table-cell>
          <table:table-cell table:formula="of:=IF([.I102]=&quot;ignored&quot;;[.C102];&quot;#N/A&quot;)" office:value-type="float" office:value="5.82506563896" calcext:value-type="float">
            <text:p>5.82506563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37891373496" calcext:value-type="float">
            <text:p>3.378913735</text:p>
          </table:table-cell>
          <table:table-cell office:value-type="float" office:value="5.85141949815" calcext:value-type="float">
            <text:p>5.8514194982</text:p>
          </table:table-cell>
          <table:table-cell table:formula="of:=MATCH([.B10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3]=&quot;seed&quot;;[.C103];&quot;#N/A&quot;)" office:value-type="string" office:string-value="#N/A" calcext:value-type="string">
            <text:p>#N/A</text:p>
          </table:table-cell>
          <table:table-cell table:formula="of:=IF([.I103]=&quot;ignored&quot;;[.C103];&quot;#N/A&quot;)" office:value-type="float" office:value="5.85141949815" calcext:value-type="float">
            <text:p>5.851419498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799449402" calcext:value-type="float">
            <text:p>3.2799449402</text:p>
          </table:table-cell>
          <table:table-cell office:value-type="float" office:value="4.57702384112" calcext:value-type="float">
            <text:p>4.5770238411</text:p>
          </table:table-cell>
          <table:table-cell table:formula="of:=MATCH([.B10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4]=&quot;seed&quot;;[.C104];&quot;#N/A&quot;)" office:value-type="string" office:string-value="#N/A" calcext:value-type="string">
            <text:p>#N/A</text:p>
          </table:table-cell>
          <table:table-cell table:formula="of:=IF([.I104]=&quot;ignored&quot;;[.C104];&quot;#N/A&quot;)" office:value-type="float" office:value="4.57702384112" calcext:value-type="float">
            <text:p>4.577023841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73417135632" calcext:value-type="float">
            <text:p>1.7341713563</text:p>
          </table:table-cell>
          <table:table-cell office:value-type="float" office:value="5.96910575714" calcext:value-type="float">
            <text:p>5.9691057571</text:p>
          </table:table-cell>
          <table:table-cell table:formula="of:=MATCH([.B10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5]=&quot;seed&quot;;[.C105];&quot;#N/A&quot;)" office:value-type="string" office:string-value="#N/A" calcext:value-type="string">
            <text:p>#N/A</text:p>
          </table:table-cell>
          <table:table-cell table:formula="of:=IF([.I105]=&quot;ignored&quot;;[.C105];&quot;#N/A&quot;)" office:value-type="float" office:value="5.96910575714" calcext:value-type="float">
            <text:p>5.969105757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83038776901" calcext:value-type="float">
            <text:p>1.830387769</text:p>
          </table:table-cell>
          <table:table-cell office:value-type="float" office:value="5.74479008598" calcext:value-type="float">
            <text:p>5.744790086</text:p>
          </table:table-cell>
          <table:table-cell table:formula="of:=MATCH([.B10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6]=&quot;seed&quot;;[.C106];&quot;#N/A&quot;)" office:value-type="string" office:string-value="#N/A" calcext:value-type="string">
            <text:p>#N/A</text:p>
          </table:table-cell>
          <table:table-cell table:formula="of:=IF([.I106]=&quot;ignored&quot;;[.C106];&quot;#N/A&quot;)" office:value-type="float" office:value="5.74479008598" calcext:value-type="float">
            <text:p>5.74479008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9449775603" calcext:value-type="float">
            <text:p>1.9449775603</text:p>
          </table:table-cell>
          <table:table-cell office:value-type="float" office:value="5.76413648685" calcext:value-type="float">
            <text:p>5.7641364869</text:p>
          </table:table-cell>
          <table:table-cell table:formula="of:=MATCH([.B10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7]=&quot;seed&quot;;[.C107];&quot;#N/A&quot;)" office:value-type="string" office:string-value="#N/A" calcext:value-type="string">
            <text:p>#N/A</text:p>
          </table:table-cell>
          <table:table-cell table:formula="of:=IF([.I107]=&quot;ignored&quot;;[.C107];&quot;#N/A&quot;)" office:value-type="float" office:value="5.76413648685" calcext:value-type="float">
            <text:p>5.764136486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3740681674" calcext:value-type="float">
            <text:p>3.3740681674</text:p>
          </table:table-cell>
          <table:table-cell office:value-type="float" office:value="6.07592595906" calcext:value-type="float">
            <text:p>6.0759259591</text:p>
          </table:table-cell>
          <table:table-cell table:formula="of:=MATCH([.B10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8]=&quot;seed&quot;;[.C108];&quot;#N/A&quot;)" office:value-type="string" office:string-value="#N/A" calcext:value-type="string">
            <text:p>#N/A</text:p>
          </table:table-cell>
          <table:table-cell table:formula="of:=IF([.I108]=&quot;ignored&quot;;[.C108];&quot;#N/A&quot;)" office:value-type="float" office:value="6.07592595906" calcext:value-type="float">
            <text:p>6.075925959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28093492619" calcext:value-type="float">
            <text:p>3.2809349262</text:p>
          </table:table-cell>
          <table:table-cell office:value-type="float" office:value="5.90619155523" calcext:value-type="float">
            <text:p>5.9061915552</text:p>
          </table:table-cell>
          <table:table-cell table:formula="of:=MATCH([.B10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09]=&quot;seed&quot;;[.C109];&quot;#N/A&quot;)" office:value-type="string" office:string-value="#N/A" calcext:value-type="string">
            <text:p>#N/A</text:p>
          </table:table-cell>
          <table:table-cell table:formula="of:=IF([.I109]=&quot;ignored&quot;;[.C109];&quot;#N/A&quot;)" office:value-type="float" office:value="5.90619155523" calcext:value-type="float">
            <text:p>5.906191555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6843808569" calcext:value-type="float">
            <text:p>2.0684380857</text:p>
          </table:table-cell>
          <table:table-cell office:value-type="float" office:value="4.28540068991" calcext:value-type="float">
            <text:p>4.2854006899</text:p>
          </table:table-cell>
          <table:table-cell table:formula="of:=MATCH([.B11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0]=&quot;seed&quot;;[.C110];&quot;#N/A&quot;)" office:value-type="string" office:string-value="#N/A" calcext:value-type="string">
            <text:p>#N/A</text:p>
          </table:table-cell>
          <table:table-cell table:formula="of:=IF([.I110]=&quot;ignored&quot;;[.C110];&quot;#N/A&quot;)" office:value-type="float" office:value="4.28540068991" calcext:value-type="float">
            <text:p>4.285400689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86125922895" calcext:value-type="float">
            <text:p>1.861259229</text:p>
          </table:table-cell>
          <table:table-cell office:value-type="float" office:value="4.3438384721" calcext:value-type="float">
            <text:p>4.3438384721</text:p>
          </table:table-cell>
          <table:table-cell table:formula="of:=MATCH([.B11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1]=&quot;seed&quot;;[.C111];&quot;#N/A&quot;)" office:value-type="string" office:string-value="#N/A" calcext:value-type="string">
            <text:p>#N/A</text:p>
          </table:table-cell>
          <table:table-cell table:formula="of:=IF([.I111]=&quot;ignored&quot;;[.C111];&quot;#N/A&quot;)" office:value-type="float" office:value="4.3438384721" calcext:value-type="float">
            <text:p>4.343838472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88728287562" calcext:value-type="float">
            <text:p>1.8872828756</text:p>
          </table:table-cell>
          <table:table-cell office:value-type="float" office:value="6.0180778539" calcext:value-type="float">
            <text:p>6.0180778539</text:p>
          </table:table-cell>
          <table:table-cell table:formula="of:=MATCH([.B11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2]=&quot;seed&quot;;[.C112];&quot;#N/A&quot;)" office:value-type="string" office:string-value="#N/A" calcext:value-type="string">
            <text:p>#N/A</text:p>
          </table:table-cell>
          <table:table-cell table:formula="of:=IF([.I112]=&quot;ignored&quot;;[.C112];&quot;#N/A&quot;)" office:value-type="float" office:value="6.0180778539" calcext:value-type="float">
            <text:p>6.018077853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6996239989" calcext:value-type="float">
            <text:p>3.2699623999</text:p>
          </table:table-cell>
          <table:table-cell office:value-type="float" office:value="6.09813611704" calcext:value-type="float">
            <text:p>6.098136117</text:p>
          </table:table-cell>
          <table:table-cell table:formula="of:=MATCH([.B11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3]=&quot;seed&quot;;[.C113];&quot;#N/A&quot;)" office:value-type="string" office:string-value="#N/A" calcext:value-type="string">
            <text:p>#N/A</text:p>
          </table:table-cell>
          <table:table-cell table:formula="of:=IF([.I113]=&quot;ignored&quot;;[.C113];&quot;#N/A&quot;)" office:value-type="float" office:value="6.09813611704" calcext:value-type="float">
            <text:p>6.09813611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97006591151" calcext:value-type="float">
            <text:p>1.9700659115</text:p>
          </table:table-cell>
          <table:table-cell office:value-type="float" office:value="4.21082390949" calcext:value-type="float">
            <text:p>4.2108239095</text:p>
          </table:table-cell>
          <table:table-cell table:formula="of:=MATCH([.B11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4]=&quot;seed&quot;;[.C114];&quot;#N/A&quot;)" office:value-type="string" office:string-value="#N/A" calcext:value-type="string">
            <text:p>#N/A</text:p>
          </table:table-cell>
          <table:table-cell table:formula="of:=IF([.I114]=&quot;ignored&quot;;[.C114];&quot;#N/A&quot;)" office:value-type="float" office:value="4.21082390949" calcext:value-type="float">
            <text:p>4.210823909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3128189691" calcext:value-type="float">
            <text:p>3.3128189691</text:p>
          </table:table-cell>
          <table:table-cell office:value-type="float" office:value="4.35636054648" calcext:value-type="float">
            <text:p>4.3563605465</text:p>
          </table:table-cell>
          <table:table-cell table:formula="of:=MATCH([.B11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5]=&quot;seed&quot;;[.C115];&quot;#N/A&quot;)" office:value-type="string" office:string-value="#N/A" calcext:value-type="string">
            <text:p>#N/A</text:p>
          </table:table-cell>
          <table:table-cell table:formula="of:=IF([.I115]=&quot;ignored&quot;;[.C115];&quot;#N/A&quot;)" office:value-type="float" office:value="4.35636054648" calcext:value-type="float">
            <text:p>4.356360546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09210066131" calcext:value-type="float">
            <text:p>3.0921006613</text:p>
          </table:table-cell>
          <table:table-cell office:value-type="float" office:value="5.90918603596" calcext:value-type="float">
            <text:p>5.909186036</text:p>
          </table:table-cell>
          <table:table-cell table:formula="of:=MATCH([.B11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6]=&quot;seed&quot;;[.C116];&quot;#N/A&quot;)" office:value-type="string" office:string-value="#N/A" calcext:value-type="string">
            <text:p>#N/A</text:p>
          </table:table-cell>
          <table:table-cell table:formula="of:=IF([.I116]=&quot;ignored&quot;;[.C116];&quot;#N/A&quot;)" office:value-type="float" office:value="5.90918603596" calcext:value-type="float">
            <text:p>5.90918603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82453285108" calcext:value-type="float">
            <text:p>1.8245328511</text:p>
          </table:table-cell>
          <table:table-cell office:value-type="float" office:value="4.27046342239" calcext:value-type="float">
            <text:p>4.2704634224</text:p>
          </table:table-cell>
          <table:table-cell table:formula="of:=MATCH([.B11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7]=&quot;seed&quot;;[.C117];&quot;#N/A&quot;)" office:value-type="string" office:string-value="#N/A" calcext:value-type="string">
            <text:p>#N/A</text:p>
          </table:table-cell>
          <table:table-cell table:formula="of:=IF([.I117]=&quot;ignored&quot;;[.C117];&quot;#N/A&quot;)" office:value-type="float" office:value="4.27046342239" calcext:value-type="float">
            <text:p>4.270463422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14540472913" calcext:value-type="float">
            <text:p>3.1454047291</text:p>
          </table:table-cell>
          <table:table-cell office:value-type="float" office:value="4.53818296026" calcext:value-type="float">
            <text:p>4.5381829603</text:p>
          </table:table-cell>
          <table:table-cell table:formula="of:=MATCH([.B11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18]=&quot;seed&quot;;[.C118];&quot;#N/A&quot;)" office:value-type="string" office:string-value="#N/A" calcext:value-type="string">
            <text:p>#N/A</text:p>
          </table:table-cell>
          <table:table-cell table:formula="of:=IF([.I118]=&quot;ignored&quot;;[.C118];&quot;#N/A&quot;)" office:value-type="float" office:value="4.53818296026" calcext:value-type="float">
            <text:p>4.538182960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439457393" calcext:value-type="float">
            <text:p>3.439457393</text:p>
          </table:table-cell>
          <table:table-cell office:value-type="float" office:value="4.21062937344" calcext:value-type="float">
            <text:p>4.2106293734</text:p>
          </table:table-cell>
          <table:table-cell table:formula="of:=MATCH([.B119];[.J$5:.J$55];0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H119]=&quot;seed&quot;;[.C119];&quot;#N/A&quot;)" office:value-type="float" office:value="4.21062937344" calcext:value-type="float">
            <text:p>4.2106293734</text:p>
          </table:table-cell>
          <table:table-cell table:formula="of:=IF([.I119]=&quot;ignored&quot;;[.C11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81742064965" calcext:value-type="float">
            <text:p>2.8174206497</text:p>
          </table:table-cell>
          <table:table-cell office:value-type="float" office:value="4.85871898531" calcext:value-type="float">
            <text:p>4.8587189853</text:p>
          </table:table-cell>
          <table:table-cell table:formula="of:=MATCH([.B12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0]=&quot;seed&quot;;[.C120];&quot;#N/A&quot;)" office:value-type="string" office:string-value="#N/A" calcext:value-type="string">
            <text:p>#N/A</text:p>
          </table:table-cell>
          <table:table-cell table:formula="of:=IF([.I120]=&quot;ignored&quot;;[.C120];&quot;#N/A&quot;)" office:value-type="float" office:value="4.85871898531" calcext:value-type="float">
            <text:p>4.858718985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94751574866" calcext:value-type="float">
            <text:p>3.9475157487</text:p>
          </table:table-cell>
          <table:table-cell office:value-type="float" office:value="4.91875689854" calcext:value-type="float">
            <text:p>4.9187568985</text:p>
          </table:table-cell>
          <table:table-cell table:formula="of:=MATCH([.B12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1]=&quot;seed&quot;;[.C121];&quot;#N/A&quot;)" office:value-type="string" office:string-value="#N/A" calcext:value-type="string">
            <text:p>#N/A</text:p>
          </table:table-cell>
          <table:table-cell table:formula="of:=IF([.I121]=&quot;ignored&quot;;[.C121];&quot;#N/A&quot;)" office:value-type="float" office:value="4.91875689854" calcext:value-type="float">
            <text:p>4.918756898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15959493435" calcext:value-type="float">
            <text:p>4.1595949344</text:p>
          </table:table-cell>
          <table:table-cell office:value-type="float" office:value="3.39121506588" calcext:value-type="float">
            <text:p>3.3912150659</text:p>
          </table:table-cell>
          <table:table-cell table:formula="of:=MATCH([.B12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2]=&quot;seed&quot;;[.C122];&quot;#N/A&quot;)" office:value-type="string" office:string-value="#N/A" calcext:value-type="string">
            <text:p>#N/A</text:p>
          </table:table-cell>
          <table:table-cell table:formula="of:=IF([.I122]=&quot;ignored&quot;;[.C122];&quot;#N/A&quot;)" office:value-type="float" office:value="3.39121506588" calcext:value-type="float">
            <text:p>3.391215065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87315041808" calcext:value-type="float">
            <text:p>2.8731504181</text:p>
          </table:table-cell>
          <table:table-cell office:value-type="float" office:value="4.97425980028" calcext:value-type="float">
            <text:p>4.9742598003</text:p>
          </table:table-cell>
          <table:table-cell table:formula="of:=MATCH([.B12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3]=&quot;seed&quot;;[.C123];&quot;#N/A&quot;)" office:value-type="string" office:string-value="#N/A" calcext:value-type="string">
            <text:p>#N/A</text:p>
          </table:table-cell>
          <table:table-cell table:formula="of:=IF([.I123]=&quot;ignored&quot;;[.C123];&quot;#N/A&quot;)" office:value-type="float" office:value="4.97425980028" calcext:value-type="float">
            <text:p>4.974259800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12065634036" calcext:value-type="float">
            <text:p>4.1206563404</text:p>
          </table:table-cell>
          <table:table-cell office:value-type="float" office:value="3.4610961682" calcext:value-type="float">
            <text:p>3.4610961682</text:p>
          </table:table-cell>
          <table:table-cell table:formula="of:=MATCH([.B12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4]=&quot;seed&quot;;[.C124];&quot;#N/A&quot;)" office:value-type="string" office:string-value="#N/A" calcext:value-type="string">
            <text:p>#N/A</text:p>
          </table:table-cell>
          <table:table-cell table:formula="of:=IF([.I124]=&quot;ignored&quot;;[.C124];&quot;#N/A&quot;)" office:value-type="float" office:value="3.4610961682" calcext:value-type="float">
            <text:p>3.461096168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47721701353" calcext:value-type="float">
            <text:p>2.4772170135</text:p>
          </table:table-cell>
          <table:table-cell office:value-type="float" office:value="3.22447903746" calcext:value-type="float">
            <text:p>3.2244790375</text:p>
          </table:table-cell>
          <table:table-cell table:formula="of:=MATCH([.B125];[.J$5:.J$55];0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IF([.H125]=&quot;seed&quot;;[.C125];&quot;#N/A&quot;)" office:value-type="float" office:value="3.22447903746" calcext:value-type="float">
            <text:p>3.2244790375</text:p>
          </table:table-cell>
          <table:table-cell table:formula="of:=IF([.I125]=&quot;ignored&quot;;[.C12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03017125606" calcext:value-type="float">
            <text:p>3.0301712561</text:p>
          </table:table-cell>
          <table:table-cell office:value-type="float" office:value="3.78992651279" calcext:value-type="float">
            <text:p>3.7899265128</text:p>
          </table:table-cell>
          <table:table-cell table:formula="of:=MATCH([.B12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6]=&quot;seed&quot;;[.C126];&quot;#N/A&quot;)" office:value-type="string" office:string-value="#N/A" calcext:value-type="string">
            <text:p>#N/A</text:p>
          </table:table-cell>
          <table:table-cell table:formula="of:=IF([.I126]=&quot;ignored&quot;;[.C126];&quot;#N/A&quot;)" office:value-type="float" office:value="3.78992651279" calcext:value-type="float">
            <text:p>3.789926512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10016008176" calcext:value-type="float">
            <text:p>3.1001600818</text:p>
          </table:table-cell>
          <table:table-cell office:value-type="float" office:value="3.73120741906" calcext:value-type="float">
            <text:p>3.7312074191</text:p>
          </table:table-cell>
          <table:table-cell table:formula="of:=MATCH([.B127];[.J$5:.J$55];0)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formula="of:=IF([.H127]=&quot;seed&quot;;[.C127];&quot;#N/A&quot;)" office:value-type="float" office:value="3.73120741906" calcext:value-type="float">
            <text:p>3.7312074191</text:p>
          </table:table-cell>
          <table:table-cell table:formula="of:=IF([.I127]=&quot;ignored&quot;;[.C12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20146867746" calcext:value-type="float">
            <text:p>2.2014686775</text:p>
          </table:table-cell>
          <table:table-cell office:value-type="float" office:value="3.01529779614" calcext:value-type="float">
            <text:p>3.0152977961</text:p>
          </table:table-cell>
          <table:table-cell table:formula="of:=MATCH([.B12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8]=&quot;seed&quot;;[.C128];&quot;#N/A&quot;)" office:value-type="string" office:string-value="#N/A" calcext:value-type="string">
            <text:p>#N/A</text:p>
          </table:table-cell>
          <table:table-cell table:formula="of:=IF([.I128]=&quot;ignored&quot;;[.C128];&quot;#N/A&quot;)" office:value-type="float" office:value="3.01529779614" calcext:value-type="float">
            <text:p>3.015297796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52969049172" calcext:value-type="float">
            <text:p>2.5296904917</text:p>
          </table:table-cell>
          <table:table-cell office:value-type="float" office:value="3.03309994935" calcext:value-type="float">
            <text:p>3.0330999494</text:p>
          </table:table-cell>
          <table:table-cell table:formula="of:=MATCH([.B12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29]=&quot;seed&quot;;[.C129];&quot;#N/A&quot;)" office:value-type="string" office:string-value="#N/A" calcext:value-type="string">
            <text:p>#N/A</text:p>
          </table:table-cell>
          <table:table-cell table:formula="of:=IF([.I129]=&quot;ignored&quot;;[.C129];&quot;#N/A&quot;)" office:value-type="float" office:value="3.03309994935" calcext:value-type="float">
            <text:p>3.033099949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7317703677" calcext:value-type="float">
            <text:p>3.7317703677</text:p>
          </table:table-cell>
          <table:table-cell office:value-type="float" office:value="2.96252392253" calcext:value-type="float">
            <text:p>2.9625239225</text:p>
          </table:table-cell>
          <table:table-cell table:formula="of:=MATCH([.B13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30]=&quot;seed&quot;;[.C130];&quot;#N/A&quot;)" office:value-type="string" office:string-value="#N/A" calcext:value-type="string">
            <text:p>#N/A</text:p>
          </table:table-cell>
          <table:table-cell table:formula="of:=IF([.I130]=&quot;ignored&quot;;[.C130];&quot;#N/A&quot;)" office:value-type="float" office:value="2.96252392253" calcext:value-type="float">
            <text:p>2.962523922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198171387" calcext:value-type="float">
            <text:p>2.198171387</text:p>
          </table:table-cell>
          <table:table-cell office:value-type="float" office:value="4.34985310881" calcext:value-type="float">
            <text:p>4.3498531088</text:p>
          </table:table-cell>
          <table:table-cell table:formula="of:=MATCH([.B131];[.J$5:.J$55];0)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IF([.H131]=&quot;seed&quot;;[.C131];&quot;#N/A&quot;)" office:value-type="float" office:value="4.34985310881" calcext:value-type="float">
            <text:p>4.3498531088</text:p>
          </table:table-cell>
          <table:table-cell table:formula="of:=IF([.I131]=&quot;ignored&quot;;[.C13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8940925589" calcext:value-type="float">
            <text:p>1.3894092559</text:p>
          </table:table-cell>
          <table:table-cell office:value-type="float" office:value="3.5536498211" calcext:value-type="float">
            <text:p>3.5536498211</text:p>
          </table:table-cell>
          <table:table-cell table:formula="of:=MATCH([.B132];[.J$5:.J$55];0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formula="of:=IF([.H132]=&quot;seed&quot;;[.C132];&quot;#N/A&quot;)" office:value-type="float" office:value="3.5536498211" calcext:value-type="float">
            <text:p>3.5536498211</text:p>
          </table:table-cell>
          <table:table-cell table:formula="of:=IF([.I132]=&quot;ignored&quot;;[.C13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37647363721" calcext:value-type="float">
            <text:p>2.3764736372</text:p>
          </table:table-cell>
          <table:table-cell office:value-type="float" office:value="4.05996759317" calcext:value-type="float">
            <text:p>4.0599675932</text:p>
          </table:table-cell>
          <table:table-cell table:formula="of:=MATCH([.B13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33]=&quot;seed&quot;;[.C133];&quot;#N/A&quot;)" office:value-type="string" office:string-value="#N/A" calcext:value-type="string">
            <text:p>#N/A</text:p>
          </table:table-cell>
          <table:table-cell table:formula="of:=IF([.I133]=&quot;ignored&quot;;[.C133];&quot;#N/A&quot;)" office:value-type="float" office:value="4.05996759317" calcext:value-type="float">
            <text:p>4.059967593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36635351088" calcext:value-type="float">
            <text:p>2.3663535109</text:p>
          </table:table-cell>
          <table:table-cell office:value-type="float" office:value="4.26407093022" calcext:value-type="float">
            <text:p>4.2640709302</text:p>
          </table:table-cell>
          <table:table-cell table:formula="of:=MATCH([.B134];[.J$5:.J$55];0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IF([.H134]=&quot;seed&quot;;[.C134];&quot;#N/A&quot;)" office:value-type="float" office:value="4.26407093022" calcext:value-type="float">
            <text:p>4.2640709302</text:p>
          </table:table-cell>
          <table:table-cell table:formula="of:=IF([.I134]=&quot;ignored&quot;;[.C134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28021749605" calcext:value-type="float">
            <text:p>3.2802174961</text:p>
          </table:table-cell>
          <table:table-cell office:value-type="float" office:value="3.51029744328" calcext:value-type="float">
            <text:p>3.5102974433</text:p>
          </table:table-cell>
          <table:table-cell table:formula="of:=MATCH([.B13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35]=&quot;seed&quot;;[.C135];&quot;#N/A&quot;)" office:value-type="string" office:string-value="#N/A" calcext:value-type="string">
            <text:p>#N/A</text:p>
          </table:table-cell>
          <table:table-cell table:formula="of:=IF([.I135]=&quot;ignored&quot;;[.C135];&quot;#N/A&quot;)" office:value-type="float" office:value="3.51029744328" calcext:value-type="float">
            <text:p>3.510297443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35356227058" calcext:value-type="float">
            <text:p>3.3535622706</text:p>
          </table:table-cell>
          <table:table-cell office:value-type="float" office:value="5.1126235907" calcext:value-type="float">
            <text:p>5.1126235907</text:p>
          </table:table-cell>
          <table:table-cell table:formula="of:=MATCH([.B13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36]=&quot;seed&quot;;[.C136];&quot;#N/A&quot;)" office:value-type="string" office:string-value="#N/A" calcext:value-type="string">
            <text:p>#N/A</text:p>
          </table:table-cell>
          <table:table-cell table:formula="of:=IF([.I136]=&quot;ignored&quot;;[.C136];&quot;#N/A&quot;)" office:value-type="float" office:value="5.1126235907" calcext:value-type="float">
            <text:p>5.112623590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65535315585" calcext:value-type="float">
            <text:p>1.6553531559</text:p>
          </table:table-cell>
          <table:table-cell office:value-type="float" office:value="3.45347904293" calcext:value-type="float">
            <text:p>3.4534790429</text:p>
          </table:table-cell>
          <table:table-cell table:formula="of:=MATCH([.B137];[.J$5:.J$55];0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IF([.H137]=&quot;seed&quot;;[.C137];&quot;#N/A&quot;)" office:value-type="float" office:value="3.45347904293" calcext:value-type="float">
            <text:p>3.4534790429</text:p>
          </table:table-cell>
          <table:table-cell table:formula="of:=IF([.I137]=&quot;ignored&quot;;[.C13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16920216258" calcext:value-type="float">
            <text:p>2.1692021626</text:p>
          </table:table-cell>
          <table:table-cell office:value-type="float" office:value="2.46359138504" calcext:value-type="float">
            <text:p>2.463591385</text:p>
          </table:table-cell>
          <table:table-cell table:formula="of:=MATCH([.B13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38]=&quot;seed&quot;;[.C138];&quot;#N/A&quot;)" office:value-type="string" office:string-value="#N/A" calcext:value-type="string">
            <text:p>#N/A</text:p>
          </table:table-cell>
          <table:table-cell table:formula="of:=IF([.I138]=&quot;ignored&quot;;[.C138];&quot;#N/A&quot;)" office:value-type="float" office:value="2.46359138504" calcext:value-type="float">
            <text:p>2.46359138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27853703357" calcext:value-type="float">
            <text:p>2.2785370336</text:p>
          </table:table-cell>
          <table:table-cell office:value-type="float" office:value="4.37852701327" calcext:value-type="float">
            <text:p>4.3785270133</text:p>
          </table:table-cell>
          <table:table-cell table:formula="of:=MATCH([.B139];[.J$5:.J$55];0)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IF([.H139]=&quot;seed&quot;;[.C139];&quot;#N/A&quot;)" office:value-type="float" office:value="4.37852701327" calcext:value-type="float">
            <text:p>4.3785270133</text:p>
          </table:table-cell>
          <table:table-cell table:formula="of:=IF([.I139]=&quot;ignored&quot;;[.C13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72042402031" calcext:value-type="float">
            <text:p>1.7204240203</text:p>
          </table:table-cell>
          <table:table-cell office:value-type="float" office:value="5.11733354828" calcext:value-type="float">
            <text:p>5.1173335483</text:p>
          </table:table-cell>
          <table:table-cell table:formula="of:=MATCH([.B14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0]=&quot;seed&quot;;[.C140];&quot;#N/A&quot;)" office:value-type="string" office:string-value="#N/A" calcext:value-type="string">
            <text:p>#N/A</text:p>
          </table:table-cell>
          <table:table-cell table:formula="of:=IF([.I140]=&quot;ignored&quot;;[.C140];&quot;#N/A&quot;)" office:value-type="float" office:value="5.11733354828" calcext:value-type="float">
            <text:p>5.117333548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88893228756" calcext:value-type="float">
            <text:p>2.8889322876</text:p>
          </table:table-cell>
          <table:table-cell office:value-type="float" office:value="4.98112319825" calcext:value-type="float">
            <text:p>4.9811231983</text:p>
          </table:table-cell>
          <table:table-cell table:formula="of:=MATCH([.B14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1]=&quot;seed&quot;;[.C141];&quot;#N/A&quot;)" office:value-type="string" office:string-value="#N/A" calcext:value-type="string">
            <text:p>#N/A</text:p>
          </table:table-cell>
          <table:table-cell table:formula="of:=IF([.I141]=&quot;ignored&quot;;[.C141];&quot;#N/A&quot;)" office:value-type="float" office:value="4.98112319825" calcext:value-type="float">
            <text:p>4.981123198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22054902644" calcext:value-type="float">
            <text:p>3.2205490264</text:p>
          </table:table-cell>
          <table:table-cell office:value-type="float" office:value="5.27662392609" calcext:value-type="float">
            <text:p>5.2766239261</text:p>
          </table:table-cell>
          <table:table-cell table:formula="of:=MATCH([.B14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2]=&quot;seed&quot;;[.C142];&quot;#N/A&quot;)" office:value-type="string" office:string-value="#N/A" calcext:value-type="string">
            <text:p>#N/A</text:p>
          </table:table-cell>
          <table:table-cell table:formula="of:=IF([.I142]=&quot;ignored&quot;;[.C142];&quot;#N/A&quot;)" office:value-type="float" office:value="5.27662392609" calcext:value-type="float">
            <text:p>5.276623926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21429644526" calcext:value-type="float">
            <text:p>3.2142964453</text:p>
          </table:table-cell>
          <table:table-cell office:value-type="float" office:value="4.90355108018" calcext:value-type="float">
            <text:p>4.9035510802</text:p>
          </table:table-cell>
          <table:table-cell table:formula="of:=MATCH([.B14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3]=&quot;seed&quot;;[.C143];&quot;#N/A&quot;)" office:value-type="string" office:string-value="#N/A" calcext:value-type="string">
            <text:p>#N/A</text:p>
          </table:table-cell>
          <table:table-cell table:formula="of:=IF([.I143]=&quot;ignored&quot;;[.C143];&quot;#N/A&quot;)" office:value-type="float" office:value="4.90355108018" calcext:value-type="float">
            <text:p>4.903551080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50903901718" calcext:value-type="float">
            <text:p>1.5090390172</text:p>
          </table:table-cell>
          <table:table-cell office:value-type="float" office:value="5.08483495689" calcext:value-type="float">
            <text:p>5.0848349569</text:p>
          </table:table-cell>
          <table:table-cell table:formula="of:=MATCH([.B14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4]=&quot;seed&quot;;[.C144];&quot;#N/A&quot;)" office:value-type="string" office:string-value="#N/A" calcext:value-type="string">
            <text:p>#N/A</text:p>
          </table:table-cell>
          <table:table-cell table:formula="of:=IF([.I144]=&quot;ignored&quot;;[.C144];&quot;#N/A&quot;)" office:value-type="float" office:value="5.08483495689" calcext:value-type="float">
            <text:p>5.084834956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76149843449" calcext:value-type="float">
            <text:p>1.7614984345</text:p>
          </table:table-cell>
          <table:table-cell office:value-type="float" office:value="4.93244410995" calcext:value-type="float">
            <text:p>4.93244411</text:p>
          </table:table-cell>
          <table:table-cell table:formula="of:=MATCH([.B14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5]=&quot;seed&quot;;[.C145];&quot;#N/A&quot;)" office:value-type="string" office:string-value="#N/A" calcext:value-type="string">
            <text:p>#N/A</text:p>
          </table:table-cell>
          <table:table-cell table:formula="of:=IF([.I145]=&quot;ignored&quot;;[.C145];&quot;#N/A&quot;)" office:value-type="float" office:value="4.93244410995" calcext:value-type="float">
            <text:p>4.9324441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74382809121" calcext:value-type="float">
            <text:p>1.7438280912</text:p>
          </table:table-cell>
          <table:table-cell office:value-type="float" office:value="4.98994579332" calcext:value-type="float">
            <text:p>4.9899457933</text:p>
          </table:table-cell>
          <table:table-cell table:formula="of:=MATCH([.B14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6]=&quot;seed&quot;;[.C146];&quot;#N/A&quot;)" office:value-type="string" office:string-value="#N/A" calcext:value-type="string">
            <text:p>#N/A</text:p>
          </table:table-cell>
          <table:table-cell table:formula="of:=IF([.I146]=&quot;ignored&quot;;[.C146];&quot;#N/A&quot;)" office:value-type="float" office:value="4.98994579332" calcext:value-type="float">
            <text:p>4.989945793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60297698235" calcext:value-type="float">
            <text:p>1.6029769824</text:p>
          </table:table-cell>
          <table:table-cell office:value-type="float" office:value="3.58079602054" calcext:value-type="float">
            <text:p>3.5807960205</text:p>
          </table:table-cell>
          <table:table-cell table:formula="of:=MATCH([.B147];[.J$5:.J$55];0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formula="of:=IF([.H147]=&quot;seed&quot;;[.C147];&quot;#N/A&quot;)" office:value-type="float" office:value="3.58079602054" calcext:value-type="float">
            <text:p>3.5807960205</text:p>
          </table:table-cell>
          <table:table-cell table:formula="of:=IF([.I147]=&quot;ignored&quot;;[.C14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19208059296" calcext:value-type="float">
            <text:p>2.192080593</text:p>
          </table:table-cell>
          <table:table-cell office:value-type="float" office:value="2.58866441747" calcext:value-type="float">
            <text:p>2.5886644175</text:p>
          </table:table-cell>
          <table:table-cell table:formula="of:=MATCH([.B14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8]=&quot;seed&quot;;[.C148];&quot;#N/A&quot;)" office:value-type="string" office:string-value="#N/A" calcext:value-type="string">
            <text:p>#N/A</text:p>
          </table:table-cell>
          <table:table-cell table:formula="of:=IF([.I148]=&quot;ignored&quot;;[.C148];&quot;#N/A&quot;)" office:value-type="float" office:value="2.58866441747" calcext:value-type="float">
            <text:p>2.588664417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41989116175" calcext:value-type="float">
            <text:p>0.7419891162</text:p>
          </table:table-cell>
          <table:table-cell office:value-type="float" office:value="2.7921990378" calcext:value-type="float">
            <text:p>2.7921990378</text:p>
          </table:table-cell>
          <table:table-cell table:formula="of:=MATCH([.B14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49]=&quot;seed&quot;;[.C149];&quot;#N/A&quot;)" office:value-type="string" office:string-value="#N/A" calcext:value-type="string">
            <text:p>#N/A</text:p>
          </table:table-cell>
          <table:table-cell table:formula="of:=IF([.I149]=&quot;ignored&quot;;[.C149];&quot;#N/A&quot;)" office:value-type="float" office:value="2.7921990378" calcext:value-type="float">
            <text:p>2.792199037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5532705391" calcext:value-type="float">
            <text:p>2.5553270539</text:p>
          </table:table-cell>
          <table:table-cell office:value-type="float" office:value="2.99627527378" calcext:value-type="float">
            <text:p>2.9962752738</text:p>
          </table:table-cell>
          <table:table-cell table:formula="of:=MATCH([.B15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0]=&quot;seed&quot;;[.C150];&quot;#N/A&quot;)" office:value-type="string" office:string-value="#N/A" calcext:value-type="string">
            <text:p>#N/A</text:p>
          </table:table-cell>
          <table:table-cell table:formula="of:=IF([.I150]=&quot;ignored&quot;;[.C150];&quot;#N/A&quot;)" office:value-type="float" office:value="2.99627527378" calcext:value-type="float">
            <text:p>2.996275273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38691046527" calcext:value-type="float">
            <text:p>0.8386910465</text:p>
          </table:table-cell>
          <table:table-cell office:value-type="float" office:value="4.25156179853" calcext:value-type="float">
            <text:p>4.2515617985</text:p>
          </table:table-cell>
          <table:table-cell table:formula="of:=MATCH([.B15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1]=&quot;seed&quot;;[.C151];&quot;#N/A&quot;)" office:value-type="string" office:string-value="#N/A" calcext:value-type="string">
            <text:p>#N/A</text:p>
          </table:table-cell>
          <table:table-cell table:formula="of:=IF([.I151]=&quot;ignored&quot;;[.C151];&quot;#N/A&quot;)" office:value-type="float" office:value="4.25156179853" calcext:value-type="float">
            <text:p>4.251561798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15144819119" calcext:value-type="float">
            <text:p>0.8151448191</text:p>
          </table:table-cell>
          <table:table-cell office:value-type="float" office:value="3.01771510667" calcext:value-type="float">
            <text:p>3.0177151067</text:p>
          </table:table-cell>
          <table:table-cell table:formula="of:=MATCH([.B152];[.J$5:.J$55];0)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IF([.H152]=&quot;seed&quot;;[.C152];&quot;#N/A&quot;)" office:value-type="float" office:value="3.01771510667" calcext:value-type="float">
            <text:p>3.0177151067</text:p>
          </table:table-cell>
          <table:table-cell table:formula="of:=IF([.I152]=&quot;ignored&quot;;[.C152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12869540408" calcext:value-type="float">
            <text:p>-0.1128695404</text:p>
          </table:table-cell>
          <table:table-cell office:value-type="float" office:value="3.74956909644" calcext:value-type="float">
            <text:p>3.7495690964</text:p>
          </table:table-cell>
          <table:table-cell table:formula="of:=MATCH([.B15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3]=&quot;seed&quot;;[.C153];&quot;#N/A&quot;)" office:value-type="string" office:string-value="#N/A" calcext:value-type="string">
            <text:p>#N/A</text:p>
          </table:table-cell>
          <table:table-cell table:formula="of:=IF([.I153]=&quot;ignored&quot;;[.C153];&quot;#N/A&quot;)" office:value-type="float" office:value="3.74956909644" calcext:value-type="float">
            <text:p>3.749569096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4271307996" calcext:value-type="float">
            <text:p>1.34271308</text:p>
          </table:table-cell>
          <table:table-cell office:value-type="float" office:value="3.62204067332" calcext:value-type="float">
            <text:p>3.6220406733</text:p>
          </table:table-cell>
          <table:table-cell table:formula="of:=MATCH([.B15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4]=&quot;seed&quot;;[.C154];&quot;#N/A&quot;)" office:value-type="string" office:string-value="#N/A" calcext:value-type="string">
            <text:p>#N/A</text:p>
          </table:table-cell>
          <table:table-cell table:formula="of:=IF([.I154]=&quot;ignored&quot;;[.C154];&quot;#N/A&quot;)" office:value-type="float" office:value="3.62204067332" calcext:value-type="float">
            <text:p>3.622040673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35636872749" calcext:value-type="float">
            <text:p>1.3563687275</text:p>
          </table:table-cell>
          <table:table-cell office:value-type="float" office:value="3.685443091" calcext:value-type="float">
            <text:p>3.685443091</text:p>
          </table:table-cell>
          <table:table-cell table:formula="of:=MATCH([.B15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5]=&quot;seed&quot;;[.C155];&quot;#N/A&quot;)" office:value-type="string" office:string-value="#N/A" calcext:value-type="string">
            <text:p>#N/A</text:p>
          </table:table-cell>
          <table:table-cell table:formula="of:=IF([.I155]=&quot;ignored&quot;;[.C155];&quot;#N/A&quot;)" office:value-type="float" office:value="3.685443091" calcext:value-type="float">
            <text:p>3.68544309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8208957352" calcext:value-type="float">
            <text:p>1.5820895735</text:p>
          </table:table-cell>
          <table:table-cell office:value-type="float" office:value="3.95239940557" calcext:value-type="float">
            <text:p>3.9523994056</text:p>
          </table:table-cell>
          <table:table-cell table:formula="of:=MATCH([.B15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6]=&quot;seed&quot;;[.C156];&quot;#N/A&quot;)" office:value-type="string" office:string-value="#N/A" calcext:value-type="string">
            <text:p>#N/A</text:p>
          </table:table-cell>
          <table:table-cell table:formula="of:=IF([.I156]=&quot;ignored&quot;;[.C156];&quot;#N/A&quot;)" office:value-type="float" office:value="3.95239940557" calcext:value-type="float">
            <text:p>3.952399405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2765247363" calcext:value-type="float">
            <text:p>1.4276524736</text:p>
          </table:table-cell>
          <table:table-cell office:value-type="float" office:value="2.28030462919" calcext:value-type="float">
            <text:p>2.2803046292</text:p>
          </table:table-cell>
          <table:table-cell table:formula="of:=MATCH([.B15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7]=&quot;seed&quot;;[.C157];&quot;#N/A&quot;)" office:value-type="string" office:string-value="#N/A" calcext:value-type="string">
            <text:p>#N/A</text:p>
          </table:table-cell>
          <table:table-cell table:formula="of:=IF([.I157]=&quot;ignored&quot;;[.C157];&quot;#N/A&quot;)" office:value-type="float" office:value="2.28030462919" calcext:value-type="float">
            <text:p>2.280304629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61120725483" calcext:value-type="float">
            <text:p>1.6112072548</text:p>
          </table:table-cell>
          <table:table-cell office:value-type="float" office:value="2.28684988662" calcext:value-type="float">
            <text:p>2.2868498866</text:p>
          </table:table-cell>
          <table:table-cell table:formula="of:=MATCH([.B15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58]=&quot;seed&quot;;[.C158];&quot;#N/A&quot;)" office:value-type="string" office:string-value="#N/A" calcext:value-type="string">
            <text:p>#N/A</text:p>
          </table:table-cell>
          <table:table-cell table:formula="of:=IF([.I158]=&quot;ignored&quot;;[.C158];&quot;#N/A&quot;)" office:value-type="float" office:value="2.28684988662" calcext:value-type="float">
            <text:p>2.286849886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1771724587" calcext:value-type="float">
            <text:p>1.5177172459</text:p>
          </table:table-cell>
          <table:table-cell office:value-type="float" office:value="3.60423444296" calcext:value-type="float">
            <text:p>3.604234443</text:p>
          </table:table-cell>
          <table:table-cell table:formula="of:=MATCH([.B159];[.J$5:.J$55];0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IF([.H159]=&quot;seed&quot;;[.C159];&quot;#N/A&quot;)" office:value-type="float" office:value="3.60423444296" calcext:value-type="float">
            <text:p>3.604234443</text:p>
          </table:table-cell>
          <table:table-cell table:formula="of:=IF([.I159]=&quot;ignored&quot;;[.C159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20311290049" calcext:value-type="float">
            <text:p>2.2031129005</text:p>
          </table:table-cell>
          <table:table-cell office:value-type="float" office:value="4.55161877111" calcext:value-type="float">
            <text:p>4.5516187711</text:p>
          </table:table-cell>
          <table:table-cell table:formula="of:=MATCH([.B16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0]=&quot;seed&quot;;[.C160];&quot;#N/A&quot;)" office:value-type="string" office:string-value="#N/A" calcext:value-type="string">
            <text:p>#N/A</text:p>
          </table:table-cell>
          <table:table-cell table:formula="of:=IF([.I160]=&quot;ignored&quot;;[.C160];&quot;#N/A&quot;)" office:value-type="float" office:value="4.55161877111" calcext:value-type="float">
            <text:p>4.551618771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53800071998" calcext:value-type="float">
            <text:p>0.853800072</text:p>
          </table:table-cell>
          <table:table-cell office:value-type="float" office:value="3.03574563951" calcext:value-type="float">
            <text:p>3.0357456395</text:p>
          </table:table-cell>
          <table:table-cell table:formula="of:=MATCH([.B16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1]=&quot;seed&quot;;[.C161];&quot;#N/A&quot;)" office:value-type="string" office:string-value="#N/A" calcext:value-type="string">
            <text:p>#N/A</text:p>
          </table:table-cell>
          <table:table-cell table:formula="of:=IF([.I161]=&quot;ignored&quot;;[.C161];&quot;#N/A&quot;)" office:value-type="float" office:value="3.03574563951" calcext:value-type="float">
            <text:p>3.035745639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47981861423" calcext:value-type="float">
            <text:p>2.4798186142</text:p>
          </table:table-cell>
          <table:table-cell office:value-type="float" office:value="2.96366214813" calcext:value-type="float">
            <text:p>2.9636621481</text:p>
          </table:table-cell>
          <table:table-cell table:formula="of:=MATCH([.B16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2]=&quot;seed&quot;;[.C162];&quot;#N/A&quot;)" office:value-type="string" office:string-value="#N/A" calcext:value-type="string">
            <text:p>#N/A</text:p>
          </table:table-cell>
          <table:table-cell table:formula="of:=IF([.I162]=&quot;ignored&quot;;[.C162];&quot;#N/A&quot;)" office:value-type="float" office:value="2.96366214813" calcext:value-type="float">
            <text:p>2.963662148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97725022158" calcext:value-type="float">
            <text:p>0.5977250222</text:p>
          </table:table-cell>
          <table:table-cell office:value-type="float" office:value="4.46995545963" calcext:value-type="float">
            <text:p>4.4699554596</text:p>
          </table:table-cell>
          <table:table-cell table:formula="of:=MATCH([.B16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3]=&quot;seed&quot;;[.C163];&quot;#N/A&quot;)" office:value-type="string" office:string-value="#N/A" calcext:value-type="string">
            <text:p>#N/A</text:p>
          </table:table-cell>
          <table:table-cell table:formula="of:=IF([.I163]=&quot;ignored&quot;;[.C163];&quot;#N/A&quot;)" office:value-type="float" office:value="4.46995545963" calcext:value-type="float">
            <text:p>4.469955459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26497082988" calcext:value-type="float">
            <text:p>0.726497083</text:p>
          </table:table-cell>
          <table:table-cell office:value-type="float" office:value="4.35198884016" calcext:value-type="float">
            <text:p>4.3519888402</text:p>
          </table:table-cell>
          <table:table-cell table:formula="of:=MATCH([.B16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4]=&quot;seed&quot;;[.C164];&quot;#N/A&quot;)" office:value-type="string" office:string-value="#N/A" calcext:value-type="string">
            <text:p>#N/A</text:p>
          </table:table-cell>
          <table:table-cell table:formula="of:=IF([.I164]=&quot;ignored&quot;;[.C164];&quot;#N/A&quot;)" office:value-type="float" office:value="4.35198884016" calcext:value-type="float">
            <text:p>4.351988840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86088795699" calcext:value-type="float">
            <text:p>0.7860887957</text:p>
          </table:table-cell>
          <table:table-cell office:value-type="float" office:value="2.83350429734" calcext:value-type="float">
            <text:p>2.8335042973</text:p>
          </table:table-cell>
          <table:table-cell table:formula="of:=MATCH([.B16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5]=&quot;seed&quot;;[.C165];&quot;#N/A&quot;)" office:value-type="string" office:string-value="#N/A" calcext:value-type="string">
            <text:p>#N/A</text:p>
          </table:table-cell>
          <table:table-cell table:formula="of:=IF([.I165]=&quot;ignored&quot;;[.C165];&quot;#N/A&quot;)" office:value-type="float" office:value="2.83350429734" calcext:value-type="float">
            <text:p>2.833504297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0692504405" calcext:value-type="float">
            <text:p>2.0692504405</text:p>
          </table:table-cell>
          <table:table-cell office:value-type="float" office:value="4.57111542118" calcext:value-type="float">
            <text:p>4.5711154212</text:p>
          </table:table-cell>
          <table:table-cell table:formula="of:=MATCH([.B16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6]=&quot;seed&quot;;[.C166];&quot;#N/A&quot;)" office:value-type="string" office:string-value="#N/A" calcext:value-type="string">
            <text:p>#N/A</text:p>
          </table:table-cell>
          <table:table-cell table:formula="of:=IF([.I166]=&quot;ignored&quot;;[.C166];&quot;#N/A&quot;)" office:value-type="float" office:value="4.57111542118" calcext:value-type="float">
            <text:p>4.571115421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20214287598" calcext:value-type="float">
            <text:p>2.202142876</text:p>
          </table:table-cell>
          <table:table-cell office:value-type="float" office:value="2.65545871087" calcext:value-type="float">
            <text:p>2.6554587109</text:p>
          </table:table-cell>
          <table:table-cell table:formula="of:=MATCH([.B16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7]=&quot;seed&quot;;[.C167];&quot;#N/A&quot;)" office:value-type="string" office:string-value="#N/A" calcext:value-type="string">
            <text:p>#N/A</text:p>
          </table:table-cell>
          <table:table-cell table:formula="of:=IF([.I167]=&quot;ignored&quot;;[.C167];&quot;#N/A&quot;)" office:value-type="float" office:value="2.65545871087" calcext:value-type="float">
            <text:p>2.655458710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05716640846" calcext:value-type="float">
            <text:p>0.6057166408</text:p>
          </table:table-cell>
          <table:table-cell office:value-type="float" office:value="4.30515601759" calcext:value-type="float">
            <text:p>4.3051560176</text:p>
          </table:table-cell>
          <table:table-cell table:formula="of:=MATCH([.B16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8]=&quot;seed&quot;;[.C168];&quot;#N/A&quot;)" office:value-type="string" office:string-value="#N/A" calcext:value-type="string">
            <text:p>#N/A</text:p>
          </table:table-cell>
          <table:table-cell table:formula="of:=IF([.I168]=&quot;ignored&quot;;[.C168];&quot;#N/A&quot;)" office:value-type="float" office:value="4.30515601759" calcext:value-type="float">
            <text:p>4.305156017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1108946802" calcext:value-type="float">
            <text:p>0.711089468</text:p>
          </table:table-cell>
          <table:table-cell office:value-type="float" office:value="4.60352853178" calcext:value-type="float">
            <text:p>4.6035285318</text:p>
          </table:table-cell>
          <table:table-cell table:formula="of:=MATCH([.B16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69]=&quot;seed&quot;;[.C169];&quot;#N/A&quot;)" office:value-type="string" office:string-value="#N/A" calcext:value-type="string">
            <text:p>#N/A</text:p>
          </table:table-cell>
          <table:table-cell table:formula="of:=IF([.I169]=&quot;ignored&quot;;[.C169];&quot;#N/A&quot;)" office:value-type="float" office:value="4.60352853178" calcext:value-type="float">
            <text:p>4.603528531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11809497912" calcext:value-type="float">
            <text:p>2.1180949791</text:p>
          </table:table-cell>
          <table:table-cell office:value-type="float" office:value="4.23108668942" calcext:value-type="float">
            <text:p>4.2310866894</text:p>
          </table:table-cell>
          <table:table-cell table:formula="of:=MATCH([.B17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0]=&quot;seed&quot;;[.C170];&quot;#N/A&quot;)" office:value-type="string" office:string-value="#N/A" calcext:value-type="string">
            <text:p>#N/A</text:p>
          </table:table-cell>
          <table:table-cell table:formula="of:=IF([.I170]=&quot;ignored&quot;;[.C170];&quot;#N/A&quot;)" office:value-type="float" office:value="4.23108668942" calcext:value-type="float">
            <text:p>4.231086689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39456969891" calcext:value-type="float">
            <text:p>0.5394569699</text:p>
          </table:table-cell>
          <table:table-cell office:value-type="float" office:value="4.25731495139" calcext:value-type="float">
            <text:p>4.2573149514</text:p>
          </table:table-cell>
          <table:table-cell table:formula="of:=MATCH([.B171];[.J$5:.J$55];0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IF([.H171]=&quot;seed&quot;;[.C171];&quot;#N/A&quot;)" office:value-type="float" office:value="4.25731495139" calcext:value-type="float">
            <text:p>4.2573149514</text:p>
          </table:table-cell>
          <table:table-cell table:formula="of:=IF([.I171]=&quot;ignored&quot;;[.C17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9507609891" calcext:value-type="float">
            <text:p>1.0950760989</text:p>
          </table:table-cell>
          <table:table-cell office:value-type="float" office:value="4.99632923677" calcext:value-type="float">
            <text:p>4.9963292368</text:p>
          </table:table-cell>
          <table:table-cell table:formula="of:=MATCH([.B17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2]=&quot;seed&quot;;[.C172];&quot;#N/A&quot;)" office:value-type="string" office:string-value="#N/A" calcext:value-type="string">
            <text:p>#N/A</text:p>
          </table:table-cell>
          <table:table-cell table:formula="of:=IF([.I172]=&quot;ignored&quot;;[.C172];&quot;#N/A&quot;)" office:value-type="float" office:value="4.99632923677" calcext:value-type="float">
            <text:p>4.996329236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135583980753" calcext:value-type="float">
            <text:p>-0.1355839808</text:p>
          </table:table-cell>
          <table:table-cell office:value-type="float" office:value="3.60023971412" calcext:value-type="float">
            <text:p>3.6002397141</text:p>
          </table:table-cell>
          <table:table-cell table:formula="of:=MATCH([.B173];[.J$5:.J$55];0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IF([.H173]=&quot;seed&quot;;[.C173];&quot;#N/A&quot;)" office:value-type="float" office:value="3.60023971412" calcext:value-type="float">
            <text:p>3.6002397141</text:p>
          </table:table-cell>
          <table:table-cell table:formula="of:=IF([.I173]=&quot;ignored&quot;;[.C173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.12328630302" calcext:value-type="float">
            <text:p>-1.123286303</text:p>
          </table:table-cell>
          <table:table-cell office:value-type="float" office:value="2.6401568531" calcext:value-type="float">
            <text:p>2.6401568531</text:p>
          </table:table-cell>
          <table:table-cell table:formula="of:=MATCH([.B17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4]=&quot;seed&quot;;[.C174];&quot;#N/A&quot;)" office:value-type="string" office:string-value="#N/A" calcext:value-type="string">
            <text:p>#N/A</text:p>
          </table:table-cell>
          <table:table-cell table:formula="of:=IF([.I174]=&quot;ignored&quot;;[.C174];&quot;#N/A&quot;)" office:value-type="float" office:value="2.6401568531" calcext:value-type="float">
            <text:p>2.640156853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24601083772" calcext:value-type="float">
            <text:p>0.5246010838</text:p>
          </table:table-cell>
          <table:table-cell office:value-type="float" office:value="4.56794876559" calcext:value-type="float">
            <text:p>4.5679487656</text:p>
          </table:table-cell>
          <table:table-cell table:formula="of:=MATCH([.B175];[.J$5:.J$55];0)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IF([.H175]=&quot;seed&quot;;[.C175];&quot;#N/A&quot;)" office:value-type="float" office:value="4.56794876559" calcext:value-type="float">
            <text:p>4.5679487656</text:p>
          </table:table-cell>
          <table:table-cell table:formula="of:=IF([.I175]=&quot;ignored&quot;;[.C175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23675749158" calcext:value-type="float">
            <text:p>1.2367574916</text:p>
          </table:table-cell>
          <table:table-cell office:value-type="float" office:value="5.39578719085" calcext:value-type="float">
            <text:p>5.3957871909</text:p>
          </table:table-cell>
          <table:table-cell table:formula="of:=MATCH([.B17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6]=&quot;seed&quot;;[.C176];&quot;#N/A&quot;)" office:value-type="string" office:string-value="#N/A" calcext:value-type="string">
            <text:p>#N/A</text:p>
          </table:table-cell>
          <table:table-cell table:formula="of:=IF([.I176]=&quot;ignored&quot;;[.C176];&quot;#N/A&quot;)" office:value-type="float" office:value="5.39578719085" calcext:value-type="float">
            <text:p>5.3957871909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50833677316" calcext:value-type="float">
            <text:p>1.5083367732</text:p>
          </table:table-cell>
          <table:table-cell office:value-type="float" office:value="3.70360622157" calcext:value-type="float">
            <text:p>3.7036062216</text:p>
          </table:table-cell>
          <table:table-cell table:formula="of:=MATCH([.B177];[.J$5:.J$55];0)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formula="of:=IF([.H177]=&quot;seed&quot;;[.C177];&quot;#N/A&quot;)" office:value-type="float" office:value="3.70360622157" calcext:value-type="float">
            <text:p>3.7036062216</text:p>
          </table:table-cell>
          <table:table-cell table:formula="of:=IF([.I177]=&quot;ignored&quot;;[.C177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47224719857" calcext:value-type="float">
            <text:p>2.4722471986</text:p>
          </table:table-cell>
          <table:table-cell office:value-type="float" office:value="4.23298744658" calcext:value-type="float">
            <text:p>4.2329874466</text:p>
          </table:table-cell>
          <table:table-cell table:formula="of:=MATCH([.B178];[.J$5:.J$55];0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IF([.H178]=&quot;seed&quot;;[.C178];&quot;#N/A&quot;)" office:value-type="float" office:value="4.23298744658" calcext:value-type="float">
            <text:p>4.2329874466</text:p>
          </table:table-cell>
          <table:table-cell table:formula="of:=IF([.I178]=&quot;ignored&quot;;[.C178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4839911811" calcext:value-type="float">
            <text:p>1.9483991181</text:p>
          </table:table-cell>
          <table:table-cell office:value-type="float" office:value="5.18802837517" calcext:value-type="float">
            <text:p>5.1880283752</text:p>
          </table:table-cell>
          <table:table-cell table:formula="of:=MATCH([.B17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79]=&quot;seed&quot;;[.C179];&quot;#N/A&quot;)" office:value-type="string" office:string-value="#N/A" calcext:value-type="string">
            <text:p>#N/A</text:p>
          </table:table-cell>
          <table:table-cell table:formula="of:=IF([.I179]=&quot;ignored&quot;;[.C179];&quot;#N/A&quot;)" office:value-type="float" office:value="5.18802837517" calcext:value-type="float">
            <text:p>5.188028375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61185639227" calcext:value-type="float">
            <text:p>1.6118563923</text:p>
          </table:table-cell>
          <table:table-cell office:value-type="float" office:value="3.63276461469" calcext:value-type="float">
            <text:p>3.6327646147</text:p>
          </table:table-cell>
          <table:table-cell table:formula="of:=MATCH([.B18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0]=&quot;seed&quot;;[.C180];&quot;#N/A&quot;)" office:value-type="string" office:string-value="#N/A" calcext:value-type="string">
            <text:p>#N/A</text:p>
          </table:table-cell>
          <table:table-cell table:formula="of:=IF([.I180]=&quot;ignored&quot;;[.C180];&quot;#N/A&quot;)" office:value-type="float" office:value="3.63276461469" calcext:value-type="float">
            <text:p>3.632764614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27862421829" calcext:value-type="float">
            <text:p>3.2786242183</text:p>
          </table:table-cell>
          <table:table-cell office:value-type="float" office:value="5.23258923798" calcext:value-type="float">
            <text:p>5.232589238</text:p>
          </table:table-cell>
          <table:table-cell table:formula="of:=MATCH([.B18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1]=&quot;seed&quot;;[.C181];&quot;#N/A&quot;)" office:value-type="string" office:string-value="#N/A" calcext:value-type="string">
            <text:p>#N/A</text:p>
          </table:table-cell>
          <table:table-cell table:formula="of:=IF([.I181]=&quot;ignored&quot;;[.C181];&quot;#N/A&quot;)" office:value-type="float" office:value="5.23258923798" calcext:value-type="float">
            <text:p>5.23258923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8812836232" calcext:value-type="float">
            <text:p>1.8812836232</text:p>
          </table:table-cell>
          <table:table-cell office:value-type="float" office:value="3.40885898704" calcext:value-type="float">
            <text:p>3.408858987</text:p>
          </table:table-cell>
          <table:table-cell table:formula="of:=MATCH([.B18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2]=&quot;seed&quot;;[.C182];&quot;#N/A&quot;)" office:value-type="string" office:string-value="#N/A" calcext:value-type="string">
            <text:p>#N/A</text:p>
          </table:table-cell>
          <table:table-cell table:formula="of:=IF([.I182]=&quot;ignored&quot;;[.C182];&quot;#N/A&quot;)" office:value-type="float" office:value="3.40885898704" calcext:value-type="float">
            <text:p>3.40885898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56042853734" calcext:value-type="float">
            <text:p>1.5604285373</text:p>
          </table:table-cell>
          <table:table-cell office:value-type="float" office:value="4.77518128828" calcext:value-type="float">
            <text:p>4.7751812883</text:p>
          </table:table-cell>
          <table:table-cell table:formula="of:=MATCH([.B18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3]=&quot;seed&quot;;[.C183];&quot;#N/A&quot;)" office:value-type="string" office:string-value="#N/A" calcext:value-type="string">
            <text:p>#N/A</text:p>
          </table:table-cell>
          <table:table-cell table:formula="of:=IF([.I183]=&quot;ignored&quot;;[.C183];&quot;#N/A&quot;)" office:value-type="float" office:value="4.77518128828" calcext:value-type="float">
            <text:p>4.775181288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3184004546" calcext:value-type="float">
            <text:p>3.3184004546</text:p>
          </table:table-cell>
          <table:table-cell office:value-type="float" office:value="4.89376082451" calcext:value-type="float">
            <text:p>4.8937608245</text:p>
          </table:table-cell>
          <table:table-cell table:formula="of:=MATCH([.B18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4]=&quot;seed&quot;;[.C184];&quot;#N/A&quot;)" office:value-type="string" office:string-value="#N/A" calcext:value-type="string">
            <text:p>#N/A</text:p>
          </table:table-cell>
          <table:table-cell table:formula="of:=IF([.I184]=&quot;ignored&quot;;[.C184];&quot;#N/A&quot;)" office:value-type="float" office:value="4.89376082451" calcext:value-type="float">
            <text:p>4.893760824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58186564943" calcext:value-type="float">
            <text:p>1.5818656494</text:p>
          </table:table-cell>
          <table:table-cell office:value-type="float" office:value="5.12606054841" calcext:value-type="float">
            <text:p>5.1260605484</text:p>
          </table:table-cell>
          <table:table-cell table:formula="of:=MATCH([.B18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5]=&quot;seed&quot;;[.C185];&quot;#N/A&quot;)" office:value-type="string" office:string-value="#N/A" calcext:value-type="string">
            <text:p>#N/A</text:p>
          </table:table-cell>
          <table:table-cell table:formula="of:=IF([.I185]=&quot;ignored&quot;;[.C185];&quot;#N/A&quot;)" office:value-type="float" office:value="5.12606054841" calcext:value-type="float">
            <text:p>5.1260605484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22724547676" calcext:value-type="float">
            <text:p>3.2272454768</text:p>
          </table:table-cell>
          <table:table-cell office:value-type="float" office:value="3.71678138554" calcext:value-type="float">
            <text:p>3.7167813855</text:p>
          </table:table-cell>
          <table:table-cell table:formula="of:=MATCH([.B18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6]=&quot;seed&quot;;[.C186];&quot;#N/A&quot;)" office:value-type="string" office:string-value="#N/A" calcext:value-type="string">
            <text:p>#N/A</text:p>
          </table:table-cell>
          <table:table-cell table:formula="of:=IF([.I186]=&quot;ignored&quot;;[.C186];&quot;#N/A&quot;)" office:value-type="float" office:value="3.71678138554" calcext:value-type="float">
            <text:p>3.716781385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75897065429" calcext:value-type="float">
            <text:p>1.7589706543</text:p>
          </table:table-cell>
          <table:table-cell office:value-type="float" office:value="3.51784406575" calcext:value-type="float">
            <text:p>3.5178440658</text:p>
          </table:table-cell>
          <table:table-cell table:formula="of:=MATCH([.B18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7]=&quot;seed&quot;;[.C187];&quot;#N/A&quot;)" office:value-type="string" office:string-value="#N/A" calcext:value-type="string">
            <text:p>#N/A</text:p>
          </table:table-cell>
          <table:table-cell table:formula="of:=IF([.I187]=&quot;ignored&quot;;[.C187];&quot;#N/A&quot;)" office:value-type="float" office:value="3.51784406575" calcext:value-type="float">
            <text:p>3.517844065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29451752016" calcext:value-type="float">
            <text:p>3.2945175202</text:p>
          </table:table-cell>
          <table:table-cell office:value-type="float" office:value="3.39531487453" calcext:value-type="float">
            <text:p>3.3953148745</text:p>
          </table:table-cell>
          <table:table-cell table:formula="of:=MATCH([.B18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8]=&quot;seed&quot;;[.C188];&quot;#N/A&quot;)" office:value-type="string" office:string-value="#N/A" calcext:value-type="string">
            <text:p>#N/A</text:p>
          </table:table-cell>
          <table:table-cell table:formula="of:=IF([.I188]=&quot;ignored&quot;;[.C188];&quot;#N/A&quot;)" office:value-type="float" office:value="3.39531487453" calcext:value-type="float">
            <text:p>3.395314874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18981670467" calcext:value-type="float">
            <text:p>3.1898167047</text:p>
          </table:table-cell>
          <table:table-cell office:value-type="float" office:value="3.4456662847" calcext:value-type="float">
            <text:p>3.4456662847</text:p>
          </table:table-cell>
          <table:table-cell table:formula="of:=MATCH([.B18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89]=&quot;seed&quot;;[.C189];&quot;#N/A&quot;)" office:value-type="string" office:string-value="#N/A" calcext:value-type="string">
            <text:p>#N/A</text:p>
          </table:table-cell>
          <table:table-cell table:formula="of:=IF([.I189]=&quot;ignored&quot;;[.C189];&quot;#N/A&quot;)" office:value-type="float" office:value="3.4456662847" calcext:value-type="float">
            <text:p>3.445666284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29134478462" calcext:value-type="float">
            <text:p>3.2913447846</text:p>
          </table:table-cell>
          <table:table-cell office:value-type="float" office:value="3.64402801307" calcext:value-type="float">
            <text:p>3.6440280131</text:p>
          </table:table-cell>
          <table:table-cell table:formula="of:=MATCH([.B19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0]=&quot;seed&quot;;[.C190];&quot;#N/A&quot;)" office:value-type="string" office:string-value="#N/A" calcext:value-type="string">
            <text:p>#N/A</text:p>
          </table:table-cell>
          <table:table-cell table:formula="of:=IF([.I190]=&quot;ignored&quot;;[.C190];&quot;#N/A&quot;)" office:value-type="float" office:value="3.64402801307" calcext:value-type="float">
            <text:p>3.644028013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98441212338" calcext:value-type="float">
            <text:p>2.9844121234</text:p>
          </table:table-cell>
          <table:table-cell office:value-type="float" office:value="3.55955769722" calcext:value-type="float">
            <text:p>3.5595576972</text:p>
          </table:table-cell>
          <table:table-cell table:formula="of:=MATCH([.B191];[.J$5:.J$55];0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formula="of:=IF([.H191]=&quot;seed&quot;;[.C191];&quot;#N/A&quot;)" office:value-type="float" office:value="3.55955769722" calcext:value-type="float">
            <text:p>3.5595576972</text:p>
          </table:table-cell>
          <table:table-cell table:formula="of:=IF([.I191]=&quot;ignored&quot;;[.C191];&quot;#N/A&quot;)" office:value-type="string" office:string-value="#N/A" calcext:value-type="string">
            <text:p>#N/A</text:p>
          </table:table-cell>
          <table:table-cell office:value-type="string" calcext:value-type="string">
            <text:p>seed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84788071856" calcext:value-type="float">
            <text:p>3.8478807186</text:p>
          </table:table-cell>
          <table:table-cell office:value-type="float" office:value="4.22441648762" calcext:value-type="float">
            <text:p>4.2244164876</text:p>
          </table:table-cell>
          <table:table-cell table:formula="of:=MATCH([.B19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2]=&quot;seed&quot;;[.C192];&quot;#N/A&quot;)" office:value-type="string" office:string-value="#N/A" calcext:value-type="string">
            <text:p>#N/A</text:p>
          </table:table-cell>
          <table:table-cell table:formula="of:=IF([.I192]=&quot;ignored&quot;;[.C192];&quot;#N/A&quot;)" office:value-type="float" office:value="4.22441648762" calcext:value-type="float">
            <text:p>4.2244164876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51553786509" calcext:value-type="float">
            <text:p>3.5155378651</text:p>
          </table:table-cell>
          <table:table-cell office:value-type="float" office:value="4.12776825724" calcext:value-type="float">
            <text:p>4.1277682572</text:p>
          </table:table-cell>
          <table:table-cell table:formula="of:=MATCH([.B19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3]=&quot;seed&quot;;[.C193];&quot;#N/A&quot;)" office:value-type="string" office:string-value="#N/A" calcext:value-type="string">
            <text:p>#N/A</text:p>
          </table:table-cell>
          <table:table-cell table:formula="of:=IF([.I193]=&quot;ignored&quot;;[.C193];&quot;#N/A&quot;)" office:value-type="float" office:value="4.12776825724" calcext:value-type="float">
            <text:p>4.127768257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5604896094" calcext:value-type="float">
            <text:p>2.1560489609</text:p>
          </table:table-cell>
          <table:table-cell office:value-type="float" office:value="2.57266298332" calcext:value-type="float">
            <text:p>2.5726629833</text:p>
          </table:table-cell>
          <table:table-cell table:formula="of:=MATCH([.B194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4]=&quot;seed&quot;;[.C194];&quot;#N/A&quot;)" office:value-type="string" office:string-value="#N/A" calcext:value-type="string">
            <text:p>#N/A</text:p>
          </table:table-cell>
          <table:table-cell table:formula="of:=IF([.I194]=&quot;ignored&quot;;[.C194];&quot;#N/A&quot;)" office:value-type="float" office:value="2.57266298332" calcext:value-type="float">
            <text:p>2.572662983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93015153128" calcext:value-type="float">
            <text:p>3.9301515313</text:p>
          </table:table-cell>
          <table:table-cell office:value-type="float" office:value="4.55322422547" calcext:value-type="float">
            <text:p>4.5532242255</text:p>
          </table:table-cell>
          <table:table-cell table:formula="of:=MATCH([.B195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5]=&quot;seed&quot;;[.C195];&quot;#N/A&quot;)" office:value-type="string" office:string-value="#N/A" calcext:value-type="string">
            <text:p>#N/A</text:p>
          </table:table-cell>
          <table:table-cell table:formula="of:=IF([.I195]=&quot;ignored&quot;;[.C195];&quot;#N/A&quot;)" office:value-type="float" office:value="4.55322422547" calcext:value-type="float">
            <text:p>4.553224225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42099463186" calcext:value-type="float">
            <text:p>2.4209946319</text:p>
          </table:table-cell>
          <table:table-cell office:value-type="float" office:value="2.5945428948" calcext:value-type="float">
            <text:p>2.5945428948</text:p>
          </table:table-cell>
          <table:table-cell table:formula="of:=MATCH([.B196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6]=&quot;seed&quot;;[.C196];&quot;#N/A&quot;)" office:value-type="string" office:string-value="#N/A" calcext:value-type="string">
            <text:p>#N/A</text:p>
          </table:table-cell>
          <table:table-cell table:formula="of:=IF([.I196]=&quot;ignored&quot;;[.C196];&quot;#N/A&quot;)" office:value-type="float" office:value="2.5945428948" calcext:value-type="float">
            <text:p>2.5945428948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1351922911" calcext:value-type="float">
            <text:p>2.1351922911</text:p>
          </table:table-cell>
          <table:table-cell office:value-type="float" office:value="4.37996989454" calcext:value-type="float">
            <text:p>4.3799698945</text:p>
          </table:table-cell>
          <table:table-cell table:formula="of:=MATCH([.B197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7]=&quot;seed&quot;;[.C197];&quot;#N/A&quot;)" office:value-type="string" office:string-value="#N/A" calcext:value-type="string">
            <text:p>#N/A</text:p>
          </table:table-cell>
          <table:table-cell table:formula="of:=IF([.I197]=&quot;ignored&quot;;[.C197];&quot;#N/A&quot;)" office:value-type="float" office:value="4.37996989454" calcext:value-type="float">
            <text:p>4.3799698945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36902434104" calcext:value-type="float">
            <text:p>2.369024341</text:p>
          </table:table-cell>
          <table:table-cell office:value-type="float" office:value="2.6436678522" calcext:value-type="float">
            <text:p>2.6436678522</text:p>
          </table:table-cell>
          <table:table-cell table:formula="of:=MATCH([.B198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8]=&quot;seed&quot;;[.C198];&quot;#N/A&quot;)" office:value-type="string" office:string-value="#N/A" calcext:value-type="string">
            <text:p>#N/A</text:p>
          </table:table-cell>
          <table:table-cell table:formula="of:=IF([.I198]=&quot;ignored&quot;;[.C198];&quot;#N/A&quot;)" office:value-type="float" office:value="2.6436678522" calcext:value-type="float">
            <text:p>2.643667852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2096810023" calcext:value-type="float">
            <text:p>3.9209681002</text:p>
          </table:table-cell>
          <table:table-cell office:value-type="float" office:value="2.83873847714" calcext:value-type="float">
            <text:p>2.8387384771</text:p>
          </table:table-cell>
          <table:table-cell table:formula="of:=MATCH([.B199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199]=&quot;seed&quot;;[.C199];&quot;#N/A&quot;)" office:value-type="string" office:string-value="#N/A" calcext:value-type="string">
            <text:p>#N/A</text:p>
          </table:table-cell>
          <table:table-cell table:formula="of:=IF([.I199]=&quot;ignored&quot;;[.C199];&quot;#N/A&quot;)" office:value-type="float" office:value="2.83873847714" calcext:value-type="float">
            <text:p>2.838738477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39595637574" calcext:value-type="float">
            <text:p>2.3959563757</text:p>
          </table:table-cell>
          <table:table-cell office:value-type="float" office:value="2.59448842106" calcext:value-type="float">
            <text:p>2.5944884211</text:p>
          </table:table-cell>
          <table:table-cell table:formula="of:=MATCH([.B200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00]=&quot;seed&quot;;[.C200];&quot;#N/A&quot;)" office:value-type="string" office:string-value="#N/A" calcext:value-type="string">
            <text:p>#N/A</text:p>
          </table:table-cell>
          <table:table-cell table:formula="of:=IF([.I200]=&quot;ignored&quot;;[.C200];&quot;#N/A&quot;)" office:value-type="float" office:value="2.59448842106" calcext:value-type="float">
            <text:p>2.5944884211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861698619" calcext:value-type="float">
            <text:p>3.861698619</text:p>
          </table:table-cell>
          <table:table-cell office:value-type="float" office:value="2.77670469933" calcext:value-type="float">
            <text:p>2.7767046993</text:p>
          </table:table-cell>
          <table:table-cell table:formula="of:=MATCH([.B201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01]=&quot;seed&quot;;[.C201];&quot;#N/A&quot;)" office:value-type="string" office:string-value="#N/A" calcext:value-type="string">
            <text:p>#N/A</text:p>
          </table:table-cell>
          <table:table-cell table:formula="of:=IF([.I201]=&quot;ignored&quot;;[.C201];&quot;#N/A&quot;)" office:value-type="float" office:value="2.77670469933" calcext:value-type="float">
            <text:p>2.7767046993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52566014121" calcext:value-type="float">
            <text:p>3.5256601412</text:p>
          </table:table-cell>
          <table:table-cell office:value-type="float" office:value="3.04879705972" calcext:value-type="float">
            <text:p>3.0487970597</text:p>
          </table:table-cell>
          <table:table-cell table:formula="of:=MATCH([.B202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02]=&quot;seed&quot;;[.C202];&quot;#N/A&quot;)" office:value-type="string" office:string-value="#N/A" calcext:value-type="string">
            <text:p>#N/A</text:p>
          </table:table-cell>
          <table:table-cell table:formula="of:=IF([.I202]=&quot;ignored&quot;;[.C202];&quot;#N/A&quot;)" office:value-type="float" office:value="3.04879705972" calcext:value-type="float">
            <text:p>3.0487970597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7478663446" calcext:value-type="float">
            <text:p>2.0747866345</text:p>
          </table:table-cell>
          <table:table-cell office:value-type="float" office:value="2.80362202623" calcext:value-type="float">
            <text:p>2.8036220262</text:p>
          </table:table-cell>
          <table:table-cell table:formula="of:=MATCH([.B203];[.J$5:.J$55];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 table:formula="of:=IF([.H203]=&quot;seed&quot;;[.C203];&quot;#N/A&quot;)" office:value-type="string" office:string-value="#N/A" calcext:value-type="string">
            <text:p>#N/A</text:p>
          </table:table-cell>
          <table:table-cell table:formula="of:=IF([.I203]=&quot;ignored&quot;;[.C203];&quot;#N/A&quot;)" office:value-type="float" office:value="2.80362202623" calcext:value-type="float">
            <text:p>2.8036220262</text:p>
          </table:table-cell>
          <table:table-cell/>
          <table:table-cell office:value-type="string" calcext:value-type="string">
            <text:p>ignor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andidate_spawning_pool.B4:candidate_spawning_pool.K20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 style:data-style-name="N2" text:time-value="15:33:25.683802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6T16:26:24.806491075</dc:date>
    <meta:editing-duration>PT58M5S</meta:editing-duration>
    <meta:editing-cycles>2</meta:editing-cycles>
    <meta:generator>LibreOffice/5.1.6.2$Linux_X86_64 LibreOffice_project/10m0$Build-2</meta:generator>
    <meta:document-statistic meta:table-count="1" meta:cell-count="17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3.952cm" style:legend-expansion="high" chart:style-name="ch2"/>
        <chart:plot-area chart:style-name="ch3" table:cell-range-address="candidate_spawning_pool.B5:candidate_spawning_pool.B203 candidate_spawning_pool.F4:candidate_spawning_pool.G203" chart:data-source-has-labels="row" svg:x="0.32cm" svg:y="0.18cm" svg:width="13.494cm" svg:height="8.64cm">
          <chartooo:coordinate-region svg:x="0.466cm" svg:y="0.379cm" svg:width="13.25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F5:candidate_spawning_pool.F203" chart:label-cell-address="candidate_spawning_pool.F4:candidate_spawning_pool.F4" chart:class="chart:scatter">
            <chart:domain table:cell-range-address="candidate_spawning_pool.B5:candidate_spawning_pool.B203"/>
            <chart:data-point chart:repeated="199"/>
          </chart:series>
          <chart:series chart:style-name="ch7" chart:values-cell-range-address="candidate_spawning_pool.G5:candidate_spawning_pool.G203" chart:label-cell-address="candidate_spawning_pool.G4:candidate_spawning_pool.G4" chart:class="chart:scatter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ed</text:p>
                <draw:g>
                  <svg:desc>candidate_spawning_pool.F4:candidate_spawning_pool.F4</svg:desc>
                </draw:g>
              </table:table-cell>
              <table:table-cell office:value-type="string">
                <text:p>ignored</text:p>
                <draw:g>
                  <svg:desc>candidate_spawning_pool.G4:candidate_spawning_pool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58313216">
                <text:p>0.434458313216</text:p>
                <draw:g>
                  <svg:desc>candidate_spawning_pool.B5:candidate_spawning_pool.B203</svg:desc>
                </draw:g>
              </table:table-cell>
              <table:table-cell office:value-type="float" office:value="NaN">
                <text:p>NaN</text:p>
                <draw:g>
                  <svg:desc>candidate_spawning_pool.F5:candidate_spawning_pool.F203</svg:desc>
                </draw:g>
              </table:table-cell>
              <table:table-cell office:value-type="float" office:value="-0.174388939138">
                <text:p>-0.174388939138</text:p>
                <draw:g>
                  <svg:desc>candidate_spawning_pool.G5:candidate_spawning_pool.G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9246835172">
                <text:p>-1.39246835172</text:p>
              </table:table-cell>
              <table:table-cell office:value-type="float" office:value="NaN">
                <text:p>NaN</text:p>
              </table:table-cell>
              <table:table-cell office:value-type="float" office:value="1.68604918184">
                <text:p>1.68604918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0951701728">
                <text:p>-1.20951701728</text:p>
              </table:table-cell>
              <table:table-cell office:value-type="float" office:value="-0.251210927938">
                <text:p>-0.251210927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82535966207">
                <text:p>-0.682535966207</text:p>
              </table:table-cell>
              <table:table-cell office:value-type="float" office:value="NaN">
                <text:p>NaN</text:p>
              </table:table-cell>
              <table:table-cell office:value-type="float" office:value="0.34402795879">
                <text:p>0.34402795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46687846447">
                <text:p>-0.646687846447</text:p>
              </table:table-cell>
              <table:table-cell office:value-type="float" office:value="-1.03260146768">
                <text:p>-1.0326014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5310262153">
                <text:p>-1.55310262153</text:p>
              </table:table-cell>
              <table:table-cell office:value-type="float" office:value="NaN">
                <text:p>NaN</text:p>
              </table:table-cell>
              <table:table-cell office:value-type="float" office:value="-1.74645388419">
                <text:p>-1.74645388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533247724">
                <text:p>0.34533247724</text:p>
              </table:table-cell>
              <table:table-cell office:value-type="float" office:value="-0.419062154388">
                <text:p>-0.419062154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1326387584">
                <text:p>-0.61326387584</text:p>
              </table:table-cell>
              <table:table-cell office:value-type="float" office:value="NaN">
                <text:p>NaN</text:p>
              </table:table-cell>
              <table:table-cell office:value-type="float" office:value="-1.17779227527">
                <text:p>-1.17779227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9381114009">
                <text:p>0.879381114009</text:p>
              </table:table-cell>
              <table:table-cell office:value-type="float" office:value="0.313203249502">
                <text:p>0.313203249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30881514271">
                <text:p>-0.0430881514271</text:p>
              </table:table-cell>
              <table:table-cell office:value-type="float" office:value="NaN">
                <text:p>NaN</text:p>
              </table:table-cell>
              <table:table-cell office:value-type="float" office:value="-0.337879094392">
                <text:p>-0.337879094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9775862568">
                <text:p>0.0739775862568</text:p>
              </table:table-cell>
              <table:table-cell office:value-type="float" office:value="1.1130128437">
                <text:p>1.113012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838351123">
                <text:p>0.712838351123</text:p>
              </table:table-cell>
              <table:table-cell office:value-type="float" office:value="NaN">
                <text:p>NaN</text:p>
              </table:table-cell>
              <table:table-cell office:value-type="float" office:value="1.72982607462">
                <text:p>1.72982607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67355021079">
                <text:p>-0.467355021079</text:p>
              </table:table-cell>
              <table:table-cell office:value-type="float" office:value="NaN">
                <text:p>NaN</text:p>
              </table:table-cell>
              <table:table-cell office:value-type="float" office:value="0.20123744347">
                <text:p>0.20123744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33722497202">
                <text:p>-0.733722497202</text:p>
              </table:table-cell>
              <table:table-cell office:value-type="float" office:value="NaN">
                <text:p>NaN</text:p>
              </table:table-cell>
              <table:table-cell office:value-type="float" office:value="2.09848387786">
                <text:p>2.09848387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79131037964">
                <text:p>-0.779131037964</text:p>
              </table:table-cell>
              <table:table-cell office:value-type="float" office:value="NaN">
                <text:p>NaN</text:p>
              </table:table-cell>
              <table:table-cell office:value-type="float" office:value="1.74658115907">
                <text:p>1.74658115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1330253195">
                <text:p>0.831330253195</text:p>
              </table:table-cell>
              <table:table-cell office:value-type="float" office:value="0.189742096141">
                <text:p>0.18974209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934349078">
                <text:p>1.56934349078</text:p>
              </table:table-cell>
              <table:table-cell office:value-type="float" office:value="NaN">
                <text:p>NaN</text:p>
              </table:table-cell>
              <table:table-cell office:value-type="float" office:value="1.01343734688">
                <text:p>1.01343734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9787810294">
                <text:p>1.49787810294</text:p>
              </table:table-cell>
              <table:table-cell office:value-type="float" office:value="1.02755797753">
                <text:p>1.02755797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505108407">
                <text:p>2.17505108407</text:p>
              </table:table-cell>
              <table:table-cell office:value-type="float" office:value="0.313518716301">
                <text:p>0.313518716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866564907">
                <text:p>2.69866564907</text:p>
              </table:table-cell>
              <table:table-cell office:value-type="float" office:value="0.850799316886">
                <text:p>0.8507993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745721695">
                <text:p>2.01745721695</text:p>
              </table:table-cell>
              <table:table-cell office:value-type="float" office:value="1.45201313008">
                <text:p>1.4520131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3754816772">
                <text:p>2.63754816772</text:p>
              </table:table-cell>
              <table:table-cell office:value-type="float" office:value="2.09986653163">
                <text:p>2.09986653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9710475209">
                <text:p>3.39710475209</text:p>
              </table:table-cell>
              <table:table-cell office:value-type="float" office:value="NaN">
                <text:p>NaN</text:p>
              </table:table-cell>
              <table:table-cell office:value-type="float" office:value="1.12777000873">
                <text:p>1.12777000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973792573">
                <text:p>3.25973792573</text:p>
              </table:table-cell>
              <table:table-cell office:value-type="float" office:value="1.15346373842">
                <text:p>1.1534637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4207903321">
                <text:p>3.94207903321</text:p>
              </table:table-cell>
              <table:table-cell office:value-type="float" office:value="0.268731733214">
                <text:p>0.26873173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169918487">
                <text:p>4.91169918487</text:p>
              </table:table-cell>
              <table:table-cell office:value-type="float" office:value="NaN">
                <text:p>NaN</text:p>
              </table:table-cell>
              <table:table-cell office:value-type="float" office:value="-0.46985451264">
                <text:p>-0.46985451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040312992">
                <text:p>3.22040312992</text:p>
              </table:table-cell>
              <table:table-cell office:value-type="float" office:value="0.781492846917">
                <text:p>0.781492846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979382047">
                <text:p>4.0979382047</text:p>
              </table:table-cell>
              <table:table-cell office:value-type="float" office:value="1.55827955207">
                <text:p>1.5582795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5575945645">
                <text:p>4.75575945645</text:p>
              </table:table-cell>
              <table:table-cell office:value-type="float" office:value="NaN">
                <text:p>NaN</text:p>
              </table:table-cell>
              <table:table-cell office:value-type="float" office:value="0.654764496198">
                <text:p>0.654764496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4450455602">
                <text:p>3.14450455602</text:p>
              </table:table-cell>
              <table:table-cell office:value-type="float" office:value="2.33337704815">
                <text:p>2.3333770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8085181326">
                <text:p>2.58085181326</text:p>
              </table:table-cell>
              <table:table-cell office:value-type="float" office:value="NaN">
                <text:p>NaN</text:p>
              </table:table-cell>
              <table:table-cell office:value-type="float" office:value="1.72697129355">
                <text:p>1.72697129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227243124">
                <text:p>2.4227243124</text:p>
              </table:table-cell>
              <table:table-cell office:value-type="float" office:value="NaN">
                <text:p>NaN</text:p>
              </table:table-cell>
              <table:table-cell office:value-type="float" office:value="3.1378471414">
                <text:p>3.1378471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4186042999">
                <text:p>3.84186042999</text:p>
              </table:table-cell>
              <table:table-cell office:value-type="float" office:value="NaN">
                <text:p>NaN</text:p>
              </table:table-cell>
              <table:table-cell office:value-type="float" office:value="3.28491747912">
                <text:p>3.28491747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5373300561">
                <text:p>2.45373300561</text:p>
              </table:table-cell>
              <table:table-cell office:value-type="float" office:value="1.81724665546">
                <text:p>1.8172466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7374766202">
                <text:p>3.07374766202</text:p>
              </table:table-cell>
              <table:table-cell office:value-type="float" office:value="NaN">
                <text:p>NaN</text:p>
              </table:table-cell>
              <table:table-cell office:value-type="float" office:value="2.70967433871">
                <text:p>2.70967433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3123613598">
                <text:p>1.83123613598</text:p>
              </table:table-cell>
              <table:table-cell office:value-type="float" office:value="NaN">
                <text:p>NaN</text:p>
              </table:table-cell>
              <table:table-cell office:value-type="float" office:value="2.67033544178">
                <text:p>2.67033544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5907213159">
                <text:p>3.05907213159</text:p>
              </table:table-cell>
              <table:table-cell office:value-type="float" office:value="NaN">
                <text:p>NaN</text:p>
              </table:table-cell>
              <table:table-cell office:value-type="float" office:value="1.13917069718">
                <text:p>1.13917069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5012240794">
                <text:p>1.55012240794</text:p>
              </table:table-cell>
              <table:table-cell office:value-type="float" office:value="0.864532050423">
                <text:p>0.864532050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223459226">
                <text:p>2.05223459226</text:p>
              </table:table-cell>
              <table:table-cell office:value-type="float" office:value="1.47342957676">
                <text:p>1.4734295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33054809">
                <text:p>2.733054809</text:p>
              </table:table-cell>
              <table:table-cell office:value-type="float" office:value="0.812200714652">
                <text:p>0.812200714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7587681846">
                <text:p>2.07587681846</text:p>
              </table:table-cell>
              <table:table-cell office:value-type="float" office:value="1.56648606023">
                <text:p>1.56648606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5352461724">
                <text:p>1.55352461724</text:p>
              </table:table-cell>
              <table:table-cell office:value-type="float" office:value="0.910672325575">
                <text:p>0.91067232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8897602768">
                <text:p>0.708897602768</text:p>
              </table:table-cell>
              <table:table-cell office:value-type="float" office:value="NaN">
                <text:p>NaN</text:p>
              </table:table-cell>
              <table:table-cell office:value-type="float" office:value="0.319591319549">
                <text:p>0.319591319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901747068">
                <text:p>2.33901747068</text:p>
              </table:table-cell>
              <table:table-cell office:value-type="float" office:value="NaN">
                <text:p>NaN</text:p>
              </table:table-cell>
              <table:table-cell office:value-type="float" office:value="0.123678383323">
                <text:p>0.123678383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1775032608">
                <text:p>0.691775032608</text:p>
              </table:table-cell>
              <table:table-cell office:value-type="float" office:value="NaN">
                <text:p>NaN</text:p>
              </table:table-cell>
              <table:table-cell office:value-type="float" office:value="1.4222676796">
                <text:p>1.4222676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1091252559">
                <text:p>2.21091252559</text:p>
              </table:table-cell>
              <table:table-cell office:value-type="float" office:value="1.43004886341">
                <text:p>1.4300488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0829631484">
                <text:p>2.80829631484</text:p>
              </table:table-cell>
              <table:table-cell office:value-type="float" office:value="0.555533208605">
                <text:p>0.555533208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9983084197">
                <text:p>3.49983084197</text:p>
              </table:table-cell>
              <table:table-cell office:value-type="float" office:value="1.24714139205">
                <text:p>1.2471413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572133063">
                <text:p>2.79572133063</text:p>
              </table:table-cell>
              <table:table-cell office:value-type="float" office:value="0.503619651716">
                <text:p>0.50361965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3525320114">
                <text:p>3.73525320114</text:p>
              </table:table-cell>
              <table:table-cell office:value-type="float" office:value="NaN">
                <text:p>NaN</text:p>
              </table:table-cell>
              <table:table-cell office:value-type="float" office:value="-0.349786988239">
                <text:p>-0.349786988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9540418264">
                <text:p>3.49540418264</text:p>
              </table:table-cell>
              <table:table-cell office:value-type="float" office:value="1.40208158018">
                <text:p>1.40208158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6450641939">
                <text:p>2.86450641939</text:p>
              </table:table-cell>
              <table:table-cell office:value-type="float" office:value="NaN">
                <text:p>NaN</text:p>
              </table:table-cell>
              <table:table-cell office:value-type="float" office:value="2.18976855891">
                <text:p>2.18976855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4985937437">
                <text:p>4.24985937437</text:p>
              </table:table-cell>
              <table:table-cell office:value-type="float" office:value="1.94800273038">
                <text:p>1.9480027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0435984982">
                <text:p>3.50435984982</text:p>
              </table:table-cell>
              <table:table-cell office:value-type="float" office:value="NaN">
                <text:p>NaN</text:p>
              </table:table-cell>
              <table:table-cell office:value-type="float" office:value="2.82551065537">
                <text:p>2.82551065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0226158474">
                <text:p>3.30226158474</text:p>
              </table:table-cell>
              <table:table-cell office:value-type="float" office:value="2.79566659241">
                <text:p>2.79566659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13919339674">
                <text:p>4.13919339674</text:p>
              </table:table-cell>
              <table:table-cell office:value-type="float" office:value="NaN">
                <text:p>NaN</text:p>
              </table:table-cell>
              <table:table-cell office:value-type="float" office:value="2.00552408786">
                <text:p>2.00552408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1300172423">
                <text:p>2.41300172423</text:p>
              </table:table-cell>
              <table:table-cell office:value-type="float" office:value="NaN">
                <text:p>NaN</text:p>
              </table:table-cell>
              <table:table-cell office:value-type="float" office:value="2.15707271487">
                <text:p>2.15707271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1986049642">
                <text:p>2.61986049642</text:p>
              </table:table-cell>
              <table:table-cell office:value-type="float" office:value="3.56554500722">
                <text:p>3.5655450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1479605878">
                <text:p>3.21479605878</text:p>
              </table:table-cell>
              <table:table-cell office:value-type="float" office:value="NaN">
                <text:p>NaN</text:p>
              </table:table-cell>
              <table:table-cell office:value-type="float" office:value="4.14586174163">
                <text:p>4.14586174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2260650245">
                <text:p>1.62260650245</text:p>
              </table:table-cell>
              <table:table-cell office:value-type="float" office:value="NaN">
                <text:p>NaN</text:p>
              </table:table-cell>
              <table:table-cell office:value-type="float" office:value="2.95142497238">
                <text:p>2.95142497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9911237683">
                <text:p>3.59911237683</text:p>
              </table:table-cell>
              <table:table-cell office:value-type="float" office:value="NaN">
                <text:p>NaN</text:p>
              </table:table-cell>
              <table:table-cell office:value-type="float" office:value="4.09395959613">
                <text:p>4.09395959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69104302">
                <text:p>1.9169104302</text:p>
              </table:table-cell>
              <table:table-cell office:value-type="float" office:value="NaN">
                <text:p>NaN</text:p>
              </table:table-cell>
              <table:table-cell office:value-type="float" office:value="2.94858714325">
                <text:p>2.94858714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9196052269">
                <text:p>3.39196052269</text:p>
              </table:table-cell>
              <table:table-cell office:value-type="float" office:value="NaN">
                <text:p>NaN</text:p>
              </table:table-cell>
              <table:table-cell office:value-type="float" office:value="3.04094674467">
                <text:p>3.04094674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0032959324">
                <text:p>1.80032959324</text:p>
              </table:table-cell>
              <table:table-cell office:value-type="float" office:value="NaN">
                <text:p>NaN</text:p>
              </table:table-cell>
              <table:table-cell office:value-type="float" office:value="2.63697700588">
                <text:p>2.63697700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285592244">
                <text:p>1.84285592244</text:p>
              </table:table-cell>
              <table:table-cell office:value-type="float" office:value="4.21507337297">
                <text:p>4.2150733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4513843723">
                <text:p>2.74513843723</text:p>
              </table:table-cell>
              <table:table-cell office:value-type="float" office:value="3.52161892059">
                <text:p>3.5216189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2076695639">
                <text:p>1.92076695639</text:p>
              </table:table-cell>
              <table:table-cell office:value-type="float" office:value="NaN">
                <text:p>NaN</text:p>
              </table:table-cell>
              <table:table-cell office:value-type="float" office:value="2.53273151959">
                <text:p>2.53273151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3729365792">
                <text:p>3.53729365792</text:p>
              </table:table-cell>
              <table:table-cell office:value-type="float" office:value="NaN">
                <text:p>NaN</text:p>
              </table:table-cell>
              <table:table-cell office:value-type="float" office:value="4.32370177715">
                <text:p>4.32370177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5286525106">
                <text:p>3.35286525106</text:p>
              </table:table-cell>
              <table:table-cell office:value-type="float" office:value="NaN">
                <text:p>NaN</text:p>
              </table:table-cell>
              <table:table-cell office:value-type="float" office:value="4.46001919685">
                <text:p>4.460019196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9291818547">
                <text:p>3.29291818547</text:p>
              </table:table-cell>
              <table:table-cell office:value-type="float" office:value="4.38686218878">
                <text:p>4.3868621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6774401149">
                <text:p>4.06774401149</text:p>
              </table:table-cell>
              <table:table-cell office:value-type="float" office:value="NaN">
                <text:p>NaN</text:p>
              </table:table-cell>
              <table:table-cell office:value-type="float" office:value="5.26623653873">
                <text:p>5.26623653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2788605972">
                <text:p>2.42788605972</text:p>
              </table:table-cell>
              <table:table-cell office:value-type="float" office:value="NaN">
                <text:p>NaN</text:p>
              </table:table-cell>
              <table:table-cell office:value-type="float" office:value="3.64823899621">
                <text:p>3.64823899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2222287914">
                <text:p>4.22222287914</text:p>
              </table:table-cell>
              <table:table-cell office:value-type="float" office:value="NaN">
                <text:p>NaN</text:p>
              </table:table-cell>
              <table:table-cell office:value-type="float" office:value="5.32907099525">
                <text:p>5.32907099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342180028">
                <text:p>4.11342180028</text:p>
              </table:table-cell>
              <table:table-cell office:value-type="float" office:value="NaN">
                <text:p>NaN</text:p>
              </table:table-cell>
              <table:table-cell office:value-type="float" office:value="5.05413068933">
                <text:p>5.05413068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7020289305">
                <text:p>3.97020289305</text:p>
              </table:table-cell>
              <table:table-cell office:value-type="float" office:value="NaN">
                <text:p>NaN</text:p>
              </table:table-cell>
              <table:table-cell office:value-type="float" office:value="3.83358773665">
                <text:p>3.83358773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4915732896">
                <text:p>3.94915732896</text:p>
              </table:table-cell>
              <table:table-cell office:value-type="float" office:value="NaN">
                <text:p>NaN</text:p>
              </table:table-cell>
              <table:table-cell office:value-type="float" office:value="5.27238895685">
                <text:p>5.27238895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7705406869">
                <text:p>2.47705406869</text:p>
              </table:table-cell>
              <table:table-cell office:value-type="float" office:value="NaN">
                <text:p>NaN</text:p>
              </table:table-cell>
              <table:table-cell office:value-type="float" office:value="5.26187154351">
                <text:p>5.26187154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6611535261">
                <text:p>4.26611535261</text:p>
              </table:table-cell>
              <table:table-cell office:value-type="float" office:value="NaN">
                <text:p>NaN</text:p>
              </table:table-cell>
              <table:table-cell office:value-type="float" office:value="3.61794174874">
                <text:p>3.61794174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1292582698">
                <text:p>2.41292582698</text:p>
              </table:table-cell>
              <table:table-cell office:value-type="float" office:value="NaN">
                <text:p>NaN</text:p>
              </table:table-cell>
              <table:table-cell office:value-type="float" office:value="4.95068801733">
                <text:p>4.95068801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098390745">
                <text:p>4.03098390745</text:p>
              </table:table-cell>
              <table:table-cell office:value-type="float" office:value="NaN">
                <text:p>NaN</text:p>
              </table:table-cell>
              <table:table-cell office:value-type="float" office:value="5.23711970787">
                <text:p>5.23711970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7626324886">
                <text:p>4.07626324886</text:p>
              </table:table-cell>
              <table:table-cell office:value-type="float" office:value="NaN">
                <text:p>NaN</text:p>
              </table:table-cell>
              <table:table-cell office:value-type="float" office:value="5.10429314691">
                <text:p>5.104293146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2085917353">
                <text:p>2.62085917353</text:p>
              </table:table-cell>
              <table:table-cell office:value-type="float" office:value="NaN">
                <text:p>NaN</text:p>
              </table:table-cell>
              <table:table-cell office:value-type="float" office:value="3.52226101246">
                <text:p>3.522261012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4709743676">
                <text:p>4.24709743676</text:p>
              </table:table-cell>
              <table:table-cell office:value-type="float" office:value="NaN">
                <text:p>NaN</text:p>
              </table:table-cell>
              <table:table-cell office:value-type="float" office:value="3.83340170498">
                <text:p>3.83340170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374965836">
                <text:p>2.57374965836</text:p>
              </table:table-cell>
              <table:table-cell office:value-type="float" office:value="5.19691932389">
                <text:p>5.1969193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2885922249">
                <text:p>3.12885922249</text:p>
              </table:table-cell>
              <table:table-cell office:value-type="float" office:value="NaN">
                <text:p>NaN</text:p>
              </table:table-cell>
              <table:table-cell office:value-type="float" office:value="4.64988736151">
                <text:p>4.64988736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0414046184">
                <text:p>3.30414046184</text:p>
              </table:table-cell>
              <table:table-cell office:value-type="float" office:value="NaN">
                <text:p>NaN</text:p>
              </table:table-cell>
              <table:table-cell office:value-type="float" office:value="4.43490144414">
                <text:p>4.43490144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9174015301">
                <text:p>1.89174015301</text:p>
              </table:table-cell>
              <table:table-cell office:value-type="float" office:value="NaN">
                <text:p>NaN</text:p>
              </table:table-cell>
              <table:table-cell office:value-type="float" office:value="4.36955151877">
                <text:p>4.36955151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090881165">
                <text:p>1.62090881165</text:p>
              </table:table-cell>
              <table:table-cell office:value-type="float" office:value="NaN">
                <text:p>NaN</text:p>
              </table:table-cell>
              <table:table-cell office:value-type="float" office:value="5.90655300302">
                <text:p>5.90655300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736991482">
                <text:p>3.42736991482</text:p>
              </table:table-cell>
              <table:table-cell office:value-type="float" office:value="NaN">
                <text:p>NaN</text:p>
              </table:table-cell>
              <table:table-cell office:value-type="float" office:value="5.83884923574">
                <text:p>5.83884923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5751782652">
                <text:p>3.55751782652</text:p>
              </table:table-cell>
              <table:table-cell office:value-type="float" office:value="NaN">
                <text:p>NaN</text:p>
              </table:table-cell>
              <table:table-cell office:value-type="float" office:value="5.81194414546">
                <text:p>5.81194414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3350618732">
                <text:p>3.33350618732</text:p>
              </table:table-cell>
              <table:table-cell office:value-type="float" office:value="NaN">
                <text:p>NaN</text:p>
              </table:table-cell>
              <table:table-cell office:value-type="float" office:value="4.55746445098">
                <text:p>4.55746445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711822668">
                <text:p>1.82711822668</text:p>
              </table:table-cell>
              <table:table-cell office:value-type="float" office:value="NaN">
                <text:p>NaN</text:p>
              </table:table-cell>
              <table:table-cell office:value-type="float" office:value="5.72251538311">
                <text:p>5.72251538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4378425457">
                <text:p>2.04378425457</text:p>
              </table:table-cell>
              <table:table-cell office:value-type="float" office:value="NaN">
                <text:p>NaN</text:p>
              </table:table-cell>
              <table:table-cell office:value-type="float" office:value="4.34850876356">
                <text:p>4.34850876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5077143527">
                <text:p>3.35077143527</text:p>
              </table:table-cell>
              <table:table-cell office:value-type="float" office:value="NaN">
                <text:p>NaN</text:p>
              </table:table-cell>
              <table:table-cell office:value-type="float" office:value="6.08431198927">
                <text:p>6.08431198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4051809962">
                <text:p>3.54051809962</text:p>
              </table:table-cell>
              <table:table-cell office:value-type="float" office:value="NaN">
                <text:p>NaN</text:p>
              </table:table-cell>
              <table:table-cell office:value-type="float" office:value="4.28036834277">
                <text:p>4.28036834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5925039014">
                <text:p>1.75925039014</text:p>
              </table:table-cell>
              <table:table-cell office:value-type="float" office:value="NaN">
                <text:p>NaN</text:p>
              </table:table-cell>
              <table:table-cell office:value-type="float" office:value="5.85356579439">
                <text:p>5.85356579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1036535075">
                <text:p>3.21036535075</text:p>
              </table:table-cell>
              <table:table-cell office:value-type="float" office:value="NaN">
                <text:p>NaN</text:p>
              </table:table-cell>
              <table:table-cell office:value-type="float" office:value="4.20251635336">
                <text:p>4.20251635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3704282788">
                <text:p>3.33704282788</text:p>
              </table:table-cell>
              <table:table-cell office:value-type="float" office:value="NaN">
                <text:p>NaN</text:p>
              </table:table-cell>
              <table:table-cell office:value-type="float" office:value="5.82506563896">
                <text:p>5.82506563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7891373496">
                <text:p>3.37891373496</text:p>
              </table:table-cell>
              <table:table-cell office:value-type="float" office:value="NaN">
                <text:p>NaN</text:p>
              </table:table-cell>
              <table:table-cell office:value-type="float" office:value="5.85141949815">
                <text:p>5.85141949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799449402">
                <text:p>3.2799449402</text:p>
              </table:table-cell>
              <table:table-cell office:value-type="float" office:value="NaN">
                <text:p>NaN</text:p>
              </table:table-cell>
              <table:table-cell office:value-type="float" office:value="4.57702384112">
                <text:p>4.57702384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3417135632">
                <text:p>1.73417135632</text:p>
              </table:table-cell>
              <table:table-cell office:value-type="float" office:value="NaN">
                <text:p>NaN</text:p>
              </table:table-cell>
              <table:table-cell office:value-type="float" office:value="5.96910575714">
                <text:p>5.96910575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3038776901">
                <text:p>1.83038776901</text:p>
              </table:table-cell>
              <table:table-cell office:value-type="float" office:value="NaN">
                <text:p>NaN</text:p>
              </table:table-cell>
              <table:table-cell office:value-type="float" office:value="5.74479008598">
                <text:p>5.74479008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449775603">
                <text:p>1.9449775603</text:p>
              </table:table-cell>
              <table:table-cell office:value-type="float" office:value="NaN">
                <text:p>NaN</text:p>
              </table:table-cell>
              <table:table-cell office:value-type="float" office:value="5.76413648685">
                <text:p>5.76413648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740681674">
                <text:p>3.3740681674</text:p>
              </table:table-cell>
              <table:table-cell office:value-type="float" office:value="NaN">
                <text:p>NaN</text:p>
              </table:table-cell>
              <table:table-cell office:value-type="float" office:value="6.07592595906">
                <text:p>6.075925959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8093492619">
                <text:p>3.28093492619</text:p>
              </table:table-cell>
              <table:table-cell office:value-type="float" office:value="NaN">
                <text:p>NaN</text:p>
              </table:table-cell>
              <table:table-cell office:value-type="float" office:value="5.90619155523">
                <text:p>5.90619155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6843808569">
                <text:p>2.06843808569</text:p>
              </table:table-cell>
              <table:table-cell office:value-type="float" office:value="NaN">
                <text:p>NaN</text:p>
              </table:table-cell>
              <table:table-cell office:value-type="float" office:value="4.28540068991">
                <text:p>4.28540068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6125922895">
                <text:p>1.86125922895</text:p>
              </table:table-cell>
              <table:table-cell office:value-type="float" office:value="NaN">
                <text:p>NaN</text:p>
              </table:table-cell>
              <table:table-cell office:value-type="float" office:value="4.3438384721">
                <text:p>4.34383847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8728287562">
                <text:p>1.88728287562</text:p>
              </table:table-cell>
              <table:table-cell office:value-type="float" office:value="NaN">
                <text:p>NaN</text:p>
              </table:table-cell>
              <table:table-cell office:value-type="float" office:value="6.0180778539">
                <text:p>6.01807785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6996239989">
                <text:p>3.26996239989</text:p>
              </table:table-cell>
              <table:table-cell office:value-type="float" office:value="NaN">
                <text:p>NaN</text:p>
              </table:table-cell>
              <table:table-cell office:value-type="float" office:value="6.09813611704">
                <text:p>6.09813611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7006591151">
                <text:p>1.97006591151</text:p>
              </table:table-cell>
              <table:table-cell office:value-type="float" office:value="NaN">
                <text:p>NaN</text:p>
              </table:table-cell>
              <table:table-cell office:value-type="float" office:value="4.21082390949">
                <text:p>4.21082390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128189691">
                <text:p>3.3128189691</text:p>
              </table:table-cell>
              <table:table-cell office:value-type="float" office:value="NaN">
                <text:p>NaN</text:p>
              </table:table-cell>
              <table:table-cell office:value-type="float" office:value="4.35636054648">
                <text:p>4.356360546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9210066131">
                <text:p>3.09210066131</text:p>
              </table:table-cell>
              <table:table-cell office:value-type="float" office:value="NaN">
                <text:p>NaN</text:p>
              </table:table-cell>
              <table:table-cell office:value-type="float" office:value="5.90918603596">
                <text:p>5.90918603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2453285108">
                <text:p>1.82453285108</text:p>
              </table:table-cell>
              <table:table-cell office:value-type="float" office:value="NaN">
                <text:p>NaN</text:p>
              </table:table-cell>
              <table:table-cell office:value-type="float" office:value="4.27046342239">
                <text:p>4.27046342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4540472913">
                <text:p>3.14540472913</text:p>
              </table:table-cell>
              <table:table-cell office:value-type="float" office:value="NaN">
                <text:p>NaN</text:p>
              </table:table-cell>
              <table:table-cell office:value-type="float" office:value="4.53818296026">
                <text:p>4.53818296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39457393">
                <text:p>3.439457393</text:p>
              </table:table-cell>
              <table:table-cell office:value-type="float" office:value="4.21062937344">
                <text:p>4.2106293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1742064965">
                <text:p>2.81742064965</text:p>
              </table:table-cell>
              <table:table-cell office:value-type="float" office:value="NaN">
                <text:p>NaN</text:p>
              </table:table-cell>
              <table:table-cell office:value-type="float" office:value="4.85871898531">
                <text:p>4.85871898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4751574866">
                <text:p>3.94751574866</text:p>
              </table:table-cell>
              <table:table-cell office:value-type="float" office:value="NaN">
                <text:p>NaN</text:p>
              </table:table-cell>
              <table:table-cell office:value-type="float" office:value="4.91875689854">
                <text:p>4.918756898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5959493435">
                <text:p>4.15959493435</text:p>
              </table:table-cell>
              <table:table-cell office:value-type="float" office:value="NaN">
                <text:p>NaN</text:p>
              </table:table-cell>
              <table:table-cell office:value-type="float" office:value="3.39121506588">
                <text:p>3.391215065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7315041808">
                <text:p>2.87315041808</text:p>
              </table:table-cell>
              <table:table-cell office:value-type="float" office:value="NaN">
                <text:p>NaN</text:p>
              </table:table-cell>
              <table:table-cell office:value-type="float" office:value="4.97425980028">
                <text:p>4.9742598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2065634036">
                <text:p>4.12065634036</text:p>
              </table:table-cell>
              <table:table-cell office:value-type="float" office:value="NaN">
                <text:p>NaN</text:p>
              </table:table-cell>
              <table:table-cell office:value-type="float" office:value="3.4610961682">
                <text:p>3.46109616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7721701353">
                <text:p>2.47721701353</text:p>
              </table:table-cell>
              <table:table-cell office:value-type="float" office:value="3.22447903746">
                <text:p>3.22447903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3017125606">
                <text:p>3.03017125606</text:p>
              </table:table-cell>
              <table:table-cell office:value-type="float" office:value="NaN">
                <text:p>NaN</text:p>
              </table:table-cell>
              <table:table-cell office:value-type="float" office:value="3.78992651279">
                <text:p>3.78992651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0016008176">
                <text:p>3.10016008176</text:p>
              </table:table-cell>
              <table:table-cell office:value-type="float" office:value="3.73120741906">
                <text:p>3.7312074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0146867746">
                <text:p>2.20146867746</text:p>
              </table:table-cell>
              <table:table-cell office:value-type="float" office:value="NaN">
                <text:p>NaN</text:p>
              </table:table-cell>
              <table:table-cell office:value-type="float" office:value="3.01529779614">
                <text:p>3.01529779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2969049172">
                <text:p>2.52969049172</text:p>
              </table:table-cell>
              <table:table-cell office:value-type="float" office:value="NaN">
                <text:p>NaN</text:p>
              </table:table-cell>
              <table:table-cell office:value-type="float" office:value="3.03309994935">
                <text:p>3.033099949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317703677">
                <text:p>3.7317703677</text:p>
              </table:table-cell>
              <table:table-cell office:value-type="float" office:value="NaN">
                <text:p>NaN</text:p>
              </table:table-cell>
              <table:table-cell office:value-type="float" office:value="2.96252392253">
                <text:p>2.962523922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98171387">
                <text:p>2.198171387</text:p>
              </table:table-cell>
              <table:table-cell office:value-type="float" office:value="4.34985310881">
                <text:p>4.3498531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8940925589">
                <text:p>1.38940925589</text:p>
              </table:table-cell>
              <table:table-cell office:value-type="float" office:value="3.5536498211">
                <text:p>3.553649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7647363721">
                <text:p>2.37647363721</text:p>
              </table:table-cell>
              <table:table-cell office:value-type="float" office:value="NaN">
                <text:p>NaN</text:p>
              </table:table-cell>
              <table:table-cell office:value-type="float" office:value="4.05996759317">
                <text:p>4.05996759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6635351088">
                <text:p>2.36635351088</text:p>
              </table:table-cell>
              <table:table-cell office:value-type="float" office:value="4.26407093022">
                <text:p>4.2640709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8021749605">
                <text:p>3.28021749605</text:p>
              </table:table-cell>
              <table:table-cell office:value-type="float" office:value="NaN">
                <text:p>NaN</text:p>
              </table:table-cell>
              <table:table-cell office:value-type="float" office:value="3.51029744328">
                <text:p>3.51029744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5356227058">
                <text:p>3.35356227058</text:p>
              </table:table-cell>
              <table:table-cell office:value-type="float" office:value="NaN">
                <text:p>NaN</text:p>
              </table:table-cell>
              <table:table-cell office:value-type="float" office:value="5.1126235907">
                <text:p>5.11262359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5535315585">
                <text:p>1.65535315585</text:p>
              </table:table-cell>
              <table:table-cell office:value-type="float" office:value="3.45347904293">
                <text:p>3.45347904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6920216258">
                <text:p>2.16920216258</text:p>
              </table:table-cell>
              <table:table-cell office:value-type="float" office:value="NaN">
                <text:p>NaN</text:p>
              </table:table-cell>
              <table:table-cell office:value-type="float" office:value="2.46359138504">
                <text:p>2.46359138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7853703357">
                <text:p>2.27853703357</text:p>
              </table:table-cell>
              <table:table-cell office:value-type="float" office:value="4.37852701327">
                <text:p>4.3785270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2042402031">
                <text:p>1.72042402031</text:p>
              </table:table-cell>
              <table:table-cell office:value-type="float" office:value="NaN">
                <text:p>NaN</text:p>
              </table:table-cell>
              <table:table-cell office:value-type="float" office:value="5.11733354828">
                <text:p>5.11733354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8893228756">
                <text:p>2.88893228756</text:p>
              </table:table-cell>
              <table:table-cell office:value-type="float" office:value="NaN">
                <text:p>NaN</text:p>
              </table:table-cell>
              <table:table-cell office:value-type="float" office:value="4.98112319825">
                <text:p>4.98112319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2054902644">
                <text:p>3.22054902644</text:p>
              </table:table-cell>
              <table:table-cell office:value-type="float" office:value="NaN">
                <text:p>NaN</text:p>
              </table:table-cell>
              <table:table-cell office:value-type="float" office:value="5.27662392609">
                <text:p>5.27662392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1429644526">
                <text:p>3.21429644526</text:p>
              </table:table-cell>
              <table:table-cell office:value-type="float" office:value="NaN">
                <text:p>NaN</text:p>
              </table:table-cell>
              <table:table-cell office:value-type="float" office:value="4.90355108018">
                <text:p>4.90355108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0903901718">
                <text:p>1.50903901718</text:p>
              </table:table-cell>
              <table:table-cell office:value-type="float" office:value="NaN">
                <text:p>NaN</text:p>
              </table:table-cell>
              <table:table-cell office:value-type="float" office:value="5.08483495689">
                <text:p>5.08483495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6149843449">
                <text:p>1.76149843449</text:p>
              </table:table-cell>
              <table:table-cell office:value-type="float" office:value="NaN">
                <text:p>NaN</text:p>
              </table:table-cell>
              <table:table-cell office:value-type="float" office:value="4.93244410995">
                <text:p>4.932444109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4382809121">
                <text:p>1.74382809121</text:p>
              </table:table-cell>
              <table:table-cell office:value-type="float" office:value="NaN">
                <text:p>NaN</text:p>
              </table:table-cell>
              <table:table-cell office:value-type="float" office:value="4.98994579332">
                <text:p>4.98994579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0297698235">
                <text:p>1.60297698235</text:p>
              </table:table-cell>
              <table:table-cell office:value-type="float" office:value="3.58079602054">
                <text:p>3.5807960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9208059296">
                <text:p>2.19208059296</text:p>
              </table:table-cell>
              <table:table-cell office:value-type="float" office:value="NaN">
                <text:p>NaN</text:p>
              </table:table-cell>
              <table:table-cell office:value-type="float" office:value="2.58866441747">
                <text:p>2.58866441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1989116175">
                <text:p>0.741989116175</text:p>
              </table:table-cell>
              <table:table-cell office:value-type="float" office:value="NaN">
                <text:p>NaN</text:p>
              </table:table-cell>
              <table:table-cell office:value-type="float" office:value="2.7921990378">
                <text:p>2.79219903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55532705391">
                <text:p>2.55532705391</text:p>
              </table:table-cell>
              <table:table-cell office:value-type="float" office:value="NaN">
                <text:p>NaN</text:p>
              </table:table-cell>
              <table:table-cell office:value-type="float" office:value="2.99627527378">
                <text:p>2.99627527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8691046527">
                <text:p>0.838691046527</text:p>
              </table:table-cell>
              <table:table-cell office:value-type="float" office:value="NaN">
                <text:p>NaN</text:p>
              </table:table-cell>
              <table:table-cell office:value-type="float" office:value="4.25156179853">
                <text:p>4.251561798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5144819119">
                <text:p>0.815144819119</text:p>
              </table:table-cell>
              <table:table-cell office:value-type="float" office:value="3.01771510667">
                <text:p>3.01771510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12869540408">
                <text:p>-0.112869540408</text:p>
              </table:table-cell>
              <table:table-cell office:value-type="float" office:value="NaN">
                <text:p>NaN</text:p>
              </table:table-cell>
              <table:table-cell office:value-type="float" office:value="3.74956909644">
                <text:p>3.74956909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271307996">
                <text:p>1.34271307996</text:p>
              </table:table-cell>
              <table:table-cell office:value-type="float" office:value="NaN">
                <text:p>NaN</text:p>
              </table:table-cell>
              <table:table-cell office:value-type="float" office:value="3.62204067332">
                <text:p>3.62204067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5636872749">
                <text:p>1.35636872749</text:p>
              </table:table-cell>
              <table:table-cell office:value-type="float" office:value="NaN">
                <text:p>NaN</text:p>
              </table:table-cell>
              <table:table-cell office:value-type="float" office:value="3.685443091">
                <text:p>3.685443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8208957352">
                <text:p>1.58208957352</text:p>
              </table:table-cell>
              <table:table-cell office:value-type="float" office:value="NaN">
                <text:p>NaN</text:p>
              </table:table-cell>
              <table:table-cell office:value-type="float" office:value="3.95239940557">
                <text:p>3.952399405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2765247363">
                <text:p>1.42765247363</text:p>
              </table:table-cell>
              <table:table-cell office:value-type="float" office:value="NaN">
                <text:p>NaN</text:p>
              </table:table-cell>
              <table:table-cell office:value-type="float" office:value="2.28030462919">
                <text:p>2.28030462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1120725483">
                <text:p>1.61120725483</text:p>
              </table:table-cell>
              <table:table-cell office:value-type="float" office:value="NaN">
                <text:p>NaN</text:p>
              </table:table-cell>
              <table:table-cell office:value-type="float" office:value="2.28684988662">
                <text:p>2.28684988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1771724587">
                <text:p>1.51771724587</text:p>
              </table:table-cell>
              <table:table-cell office:value-type="float" office:value="3.60423444296">
                <text:p>3.60423444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20311290049">
                <text:p>2.20311290049</text:p>
              </table:table-cell>
              <table:table-cell office:value-type="float" office:value="NaN">
                <text:p>NaN</text:p>
              </table:table-cell>
              <table:table-cell office:value-type="float" office:value="4.55161877111">
                <text:p>4.55161877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53800071998">
                <text:p>0.853800071998</text:p>
              </table:table-cell>
              <table:table-cell office:value-type="float" office:value="NaN">
                <text:p>NaN</text:p>
              </table:table-cell>
              <table:table-cell office:value-type="float" office:value="3.03574563951">
                <text:p>3.03574563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7981861423">
                <text:p>2.47981861423</text:p>
              </table:table-cell>
              <table:table-cell office:value-type="float" office:value="NaN">
                <text:p>NaN</text:p>
              </table:table-cell>
              <table:table-cell office:value-type="float" office:value="2.96366214813">
                <text:p>2.96366214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7725022158">
                <text:p>0.597725022158</text:p>
              </table:table-cell>
              <table:table-cell office:value-type="float" office:value="NaN">
                <text:p>NaN</text:p>
              </table:table-cell>
              <table:table-cell office:value-type="float" office:value="4.46995545963">
                <text:p>4.469955459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26497082988">
                <text:p>0.726497082988</text:p>
              </table:table-cell>
              <table:table-cell office:value-type="float" office:value="NaN">
                <text:p>NaN</text:p>
              </table:table-cell>
              <table:table-cell office:value-type="float" office:value="4.35198884016">
                <text:p>4.35198884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86088795699">
                <text:p>0.786088795699</text:p>
              </table:table-cell>
              <table:table-cell office:value-type="float" office:value="NaN">
                <text:p>NaN</text:p>
              </table:table-cell>
              <table:table-cell office:value-type="float" office:value="2.83350429734">
                <text:p>2.833504297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692504405">
                <text:p>2.0692504405</text:p>
              </table:table-cell>
              <table:table-cell office:value-type="float" office:value="NaN">
                <text:p>NaN</text:p>
              </table:table-cell>
              <table:table-cell office:value-type="float" office:value="4.57111542118">
                <text:p>4.57111542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0214287598">
                <text:p>2.20214287598</text:p>
              </table:table-cell>
              <table:table-cell office:value-type="float" office:value="NaN">
                <text:p>NaN</text:p>
              </table:table-cell>
              <table:table-cell office:value-type="float" office:value="2.65545871087">
                <text:p>2.65545871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5716640846">
                <text:p>0.605716640846</text:p>
              </table:table-cell>
              <table:table-cell office:value-type="float" office:value="NaN">
                <text:p>NaN</text:p>
              </table:table-cell>
              <table:table-cell office:value-type="float" office:value="4.30515601759">
                <text:p>4.305156017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1108946802">
                <text:p>0.71108946802</text:p>
              </table:table-cell>
              <table:table-cell office:value-type="float" office:value="NaN">
                <text:p>NaN</text:p>
              </table:table-cell>
              <table:table-cell office:value-type="float" office:value="4.60352853178">
                <text:p>4.603528531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1809497912">
                <text:p>2.11809497912</text:p>
              </table:table-cell>
              <table:table-cell office:value-type="float" office:value="NaN">
                <text:p>NaN</text:p>
              </table:table-cell>
              <table:table-cell office:value-type="float" office:value="4.23108668942">
                <text:p>4.231086689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39456969891">
                <text:p>0.539456969891</text:p>
              </table:table-cell>
              <table:table-cell office:value-type="float" office:value="4.25731495139">
                <text:p>4.25731495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507609891">
                <text:p>1.09507609891</text:p>
              </table:table-cell>
              <table:table-cell office:value-type="float" office:value="NaN">
                <text:p>NaN</text:p>
              </table:table-cell>
              <table:table-cell office:value-type="float" office:value="4.99632923677">
                <text:p>4.996329236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35583980753">
                <text:p>-0.135583980753</text:p>
              </table:table-cell>
              <table:table-cell office:value-type="float" office:value="3.60023971412">
                <text:p>3.6002397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12328630302">
                <text:p>-1.12328630302</text:p>
              </table:table-cell>
              <table:table-cell office:value-type="float" office:value="NaN">
                <text:p>NaN</text:p>
              </table:table-cell>
              <table:table-cell office:value-type="float" office:value="2.6401568531">
                <text:p>2.6401568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4601083772">
                <text:p>0.524601083772</text:p>
              </table:table-cell>
              <table:table-cell office:value-type="float" office:value="4.56794876559">
                <text:p>4.5679487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3675749158">
                <text:p>1.23675749158</text:p>
              </table:table-cell>
              <table:table-cell office:value-type="float" office:value="NaN">
                <text:p>NaN</text:p>
              </table:table-cell>
              <table:table-cell office:value-type="float" office:value="5.39578719085">
                <text:p>5.395787190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0833677316">
                <text:p>1.50833677316</text:p>
              </table:table-cell>
              <table:table-cell office:value-type="float" office:value="3.70360622157">
                <text:p>3.7036062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224719857">
                <text:p>2.47224719857</text:p>
              </table:table-cell>
              <table:table-cell office:value-type="float" office:value="4.23298744658">
                <text:p>4.23298744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4839911811">
                <text:p>1.94839911811</text:p>
              </table:table-cell>
              <table:table-cell office:value-type="float" office:value="NaN">
                <text:p>NaN</text:p>
              </table:table-cell>
              <table:table-cell office:value-type="float" office:value="5.18802837517">
                <text:p>5.188028375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185639227">
                <text:p>1.61185639227</text:p>
              </table:table-cell>
              <table:table-cell office:value-type="float" office:value="NaN">
                <text:p>NaN</text:p>
              </table:table-cell>
              <table:table-cell office:value-type="float" office:value="3.63276461469">
                <text:p>3.63276461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7862421829">
                <text:p>3.27862421829</text:p>
              </table:table-cell>
              <table:table-cell office:value-type="float" office:value="NaN">
                <text:p>NaN</text:p>
              </table:table-cell>
              <table:table-cell office:value-type="float" office:value="5.23258923798">
                <text:p>5.232589237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812836232">
                <text:p>1.8812836232</text:p>
              </table:table-cell>
              <table:table-cell office:value-type="float" office:value="NaN">
                <text:p>NaN</text:p>
              </table:table-cell>
              <table:table-cell office:value-type="float" office:value="3.40885898704">
                <text:p>3.40885898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6042853734">
                <text:p>1.56042853734</text:p>
              </table:table-cell>
              <table:table-cell office:value-type="float" office:value="NaN">
                <text:p>NaN</text:p>
              </table:table-cell>
              <table:table-cell office:value-type="float" office:value="4.77518128828">
                <text:p>4.775181288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184004546">
                <text:p>3.3184004546</text:p>
              </table:table-cell>
              <table:table-cell office:value-type="float" office:value="NaN">
                <text:p>NaN</text:p>
              </table:table-cell>
              <table:table-cell office:value-type="float" office:value="4.89376082451">
                <text:p>4.893760824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8186564943">
                <text:p>1.58186564943</text:p>
              </table:table-cell>
              <table:table-cell office:value-type="float" office:value="NaN">
                <text:p>NaN</text:p>
              </table:table-cell>
              <table:table-cell office:value-type="float" office:value="5.12606054841">
                <text:p>5.12606054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22724547676">
                <text:p>3.22724547676</text:p>
              </table:table-cell>
              <table:table-cell office:value-type="float" office:value="NaN">
                <text:p>NaN</text:p>
              </table:table-cell>
              <table:table-cell office:value-type="float" office:value="3.71678138554">
                <text:p>3.71678138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5897065429">
                <text:p>1.75897065429</text:p>
              </table:table-cell>
              <table:table-cell office:value-type="float" office:value="NaN">
                <text:p>NaN</text:p>
              </table:table-cell>
              <table:table-cell office:value-type="float" office:value="3.51784406575">
                <text:p>3.517844065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9451752016">
                <text:p>3.29451752016</text:p>
              </table:table-cell>
              <table:table-cell office:value-type="float" office:value="NaN">
                <text:p>NaN</text:p>
              </table:table-cell>
              <table:table-cell office:value-type="float" office:value="3.39531487453">
                <text:p>3.39531487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8981670467">
                <text:p>3.18981670467</text:p>
              </table:table-cell>
              <table:table-cell office:value-type="float" office:value="NaN">
                <text:p>NaN</text:p>
              </table:table-cell>
              <table:table-cell office:value-type="float" office:value="3.4456662847">
                <text:p>3.4456662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9134478462">
                <text:p>3.29134478462</text:p>
              </table:table-cell>
              <table:table-cell office:value-type="float" office:value="NaN">
                <text:p>NaN</text:p>
              </table:table-cell>
              <table:table-cell office:value-type="float" office:value="3.64402801307">
                <text:p>3.644028013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8441212338">
                <text:p>2.98441212338</text:p>
              </table:table-cell>
              <table:table-cell office:value-type="float" office:value="3.55955769722">
                <text:p>3.5595576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4788071856">
                <text:p>3.84788071856</text:p>
              </table:table-cell>
              <table:table-cell office:value-type="float" office:value="NaN">
                <text:p>NaN</text:p>
              </table:table-cell>
              <table:table-cell office:value-type="float" office:value="4.22441648762">
                <text:p>4.224416487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1553786509">
                <text:p>3.51553786509</text:p>
              </table:table-cell>
              <table:table-cell office:value-type="float" office:value="NaN">
                <text:p>NaN</text:p>
              </table:table-cell>
              <table:table-cell office:value-type="float" office:value="4.12776825724">
                <text:p>4.127768257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5604896094">
                <text:p>2.15604896094</text:p>
              </table:table-cell>
              <table:table-cell office:value-type="float" office:value="NaN">
                <text:p>NaN</text:p>
              </table:table-cell>
              <table:table-cell office:value-type="float" office:value="2.57266298332">
                <text:p>2.572662983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3015153128">
                <text:p>3.93015153128</text:p>
              </table:table-cell>
              <table:table-cell office:value-type="float" office:value="NaN">
                <text:p>NaN</text:p>
              </table:table-cell>
              <table:table-cell office:value-type="float" office:value="4.55322422547">
                <text:p>4.553224225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2099463186">
                <text:p>2.42099463186</text:p>
              </table:table-cell>
              <table:table-cell office:value-type="float" office:value="NaN">
                <text:p>NaN</text:p>
              </table:table-cell>
              <table:table-cell office:value-type="float" office:value="2.5945428948">
                <text:p>2.5945428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351922911">
                <text:p>2.1351922911</text:p>
              </table:table-cell>
              <table:table-cell office:value-type="float" office:value="NaN">
                <text:p>NaN</text:p>
              </table:table-cell>
              <table:table-cell office:value-type="float" office:value="4.37996989454">
                <text:p>4.37996989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36902434104">
                <text:p>2.36902434104</text:p>
              </table:table-cell>
              <table:table-cell office:value-type="float" office:value="NaN">
                <text:p>NaN</text:p>
              </table:table-cell>
              <table:table-cell office:value-type="float" office:value="2.6436678522">
                <text:p>2.64366785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92096810023">
                <text:p>3.92096810023</text:p>
              </table:table-cell>
              <table:table-cell office:value-type="float" office:value="NaN">
                <text:p>NaN</text:p>
              </table:table-cell>
              <table:table-cell office:value-type="float" office:value="2.83873847714">
                <text:p>2.83873847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39595637574">
                <text:p>2.39595637574</text:p>
              </table:table-cell>
              <table:table-cell office:value-type="float" office:value="NaN">
                <text:p>NaN</text:p>
              </table:table-cell>
              <table:table-cell office:value-type="float" office:value="2.59448842106">
                <text:p>2.594488421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61698619">
                <text:p>3.861698619</text:p>
              </table:table-cell>
              <table:table-cell office:value-type="float" office:value="NaN">
                <text:p>NaN</text:p>
              </table:table-cell>
              <table:table-cell office:value-type="float" office:value="2.77670469933">
                <text:p>2.776704699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2566014121">
                <text:p>3.52566014121</text:p>
              </table:table-cell>
              <table:table-cell office:value-type="float" office:value="NaN">
                <text:p>NaN</text:p>
              </table:table-cell>
              <table:table-cell office:value-type="float" office:value="3.04879705972">
                <text:p>3.04879705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7478663446">
                <text:p>2.07478663446</text:p>
              </table:table-cell>
              <table:table-cell office:value-type="float" office:value="NaN">
                <text:p>NaN</text:p>
              </table:table-cell>
              <table:table-cell office:value-type="float" office:value="2.80362202623">
                <text:p>2.8036220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